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style:font-name="Liberation Sans" fo:font-size="10pt" fo:language="uk" fo:country="UA" style:font-size-asian="10pt" style:language-asian="zxx" style:country-asian="none" style:font-name-complex="DejaVu Sans" style:font-size-complex="10pt" style:language-complex="zxx" style:country-complex="none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Valu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Comment</text:p>
          </table:table-cell>
          <table:table-cell table:number-columns-repeated="8"/>
        </table:table-row>
        <table:table-row table:style-name="ro1">
          <table:table-cell office:value-type="string">
            <text:p>Di_0</text:p>
          </table:table-cell>
          <table:table-cell office:value-type="float" office:value="10">
            <text:p>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</text:p>
          </table:table-cell>
          <table:table-cell office:value-type="float" office:value="11">
            <text:p>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2</text:p>
          </table:table-cell>
          <table:table-cell office:value-type="float" office:value="12">
            <text:p>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3</text:p>
          </table:table-cell>
          <table:table-cell office:value-type="float" office:value="13">
            <text:p>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4</text:p>
          </table:table-cell>
          <table:table-cell office:value-type="float" office:value="14">
            <text:p>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5</text:p>
          </table:table-cell>
          <table:table-cell office:value-type="float" office:value="15">
            <text:p>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6</text:p>
          </table:table-cell>
          <table:table-cell office:value-type="float" office:value="16">
            <text:p>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7</text:p>
          </table:table-cell>
          <table:table-cell office:value-type="float" office:value="17">
            <text:p>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8</text:p>
          </table:table-cell>
          <table:table-cell office:value-type="float" office:value="18">
            <text:p>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9</text:p>
          </table:table-cell>
          <table:table-cell office:value-type="float" office:value="19">
            <text:p>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0</text:p>
          </table:table-cell>
          <table:table-cell office:value-type="float" office:value="20">
            <text:p>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1</text:p>
          </table:table-cell>
          <table:table-cell office:value-type="float" office:value="21">
            <text:p>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2</text:p>
          </table:table-cell>
          <table:table-cell office:value-type="float" office:value="22">
            <text:p>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3</text:p>
          </table:table-cell>
          <table:table-cell office:value-type="float" office:value="23">
            <text:p>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4</text:p>
          </table:table-cell>
          <table:table-cell office:value-type="float" office:value="24">
            <text:p>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5</text:p>
          </table:table-cell>
          <table:table-cell office:value-type="float" office:value="25">
            <text:p>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1_</text:p>
          </table:table-cell>
          <table:table-cell office:value-type="float" office:value="26">
            <text:p>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2_</text:p>
          </table:table-cell>
          <table:table-cell office:value-type="float" office:value="27">
            <text:p>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3_</text:p>
          </table:table-cell>
          <table:table-cell office:value-type="float" office:value="28">
            <text:p>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4_</text:p>
          </table:table-cell>
          <table:table-cell office:value-type="float" office:value="29">
            <text:p>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5_</text:p>
          </table:table-cell>
          <table:table-cell office:value-type="float" office:value="30">
            <text:p>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6_</text:p>
          </table:table-cell>
          <table:table-cell office:value-type="float" office:value="31">
            <text:p>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7_</text:p>
          </table:table-cell>
          <table:table-cell office:value-type="float" office:value="32">
            <text:p>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8_</text:p>
          </table:table-cell>
          <table:table-cell office:value-type="float" office:value="33">
            <text:p>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1_</text:p>
          </table:table-cell>
          <table:table-cell office:value-type="float" office:value="34">
            <text:p>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2_</text:p>
          </table:table-cell>
          <table:table-cell office:value-type="float" office:value="35">
            <text:p>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3_</text:p>
          </table:table-cell>
          <table:table-cell office:value-type="float" office:value="36">
            <text:p>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4_</text:p>
          </table:table-cell>
          <table:table-cell office:value-type="float" office:value="37">
            <text:p>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5_</text:p>
          </table:table-cell>
          <table:table-cell office:value-type="float" office:value="38">
            <text:p>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6_</text:p>
          </table:table-cell>
          <table:table-cell office:value-type="float" office:value="39">
            <text:p>39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0">
            <text:p>30</text:p>
          </table:table-cell>
          <table:table-cell table:formula="of:=CHAR([.K31])" office:value-type="string" office:string-value="">
            <text:p/>
          </table:table-cell>
        </table:table-row>
        <table:table-row table:style-name="ro1">
          <table:table-cell office:value-type="string">
            <text:p>Amr_7_</text:p>
          </table:table-cell>
          <table:table-cell office:value-type="float" office:value="40">
            <text:p>40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1">
            <text:p>31</text:p>
          </table:table-cell>
          <table:table-cell table:formula="of:=CHAR([.K32])" office:value-type="string" office:string-value="">
            <text:p/>
          </table:table-cell>
        </table:table-row>
        <table:table-row table:style-name="ro1">
          <table:table-cell office:value-type="string">
            <text:p>Amr_8_</text:p>
          </table:table-cell>
          <table:table-cell office:value-type="float" office:value="41">
            <text:p>41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2">
            <text:p>32</text:p>
          </table:table-cell>
          <table:table-cell table:formula="of:=CHAR([.K33])" office:value-type="string" office:string-value=" ">
            <text:p><text:s/></text:p>
          </table:table-cell>
        </table:table-row>
        <table:table-row table:style-name="ro2">
          <table:table-cell office:value-type="string">
            <text:p>Cl_1_1</text:p>
          </table:table-cell>
          <table:table-cell office:value-type="float" office:value="42">
            <text:p>42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4])" office:value-type="string" office:string-value=" &lt;&lt; m_ui-&gt;cb_Cl_1_1">
            <text:p><text:s/>&lt;&lt; m_ui-&gt;cb_Cl_1_1</text:p>
          </table:table-cell>
          <table:table-cell table:number-columns-repeated="4"/>
          <table:table-cell office:value-type="float" office:value="33">
            <text:p>33</text:p>
          </table:table-cell>
          <table:table-cell table:formula="of:=CHAR([.K34])" office:value-type="string" office:string-value="!">
            <text:p>!</text:p>
          </table:table-cell>
        </table:table-row>
        <table:table-row table:style-name="ro1">
          <table:table-cell office:value-type="string">
            <text:p>Cl_1_2</text:p>
          </table:table-cell>
          <table:table-cell office:value-type="float" office:value="43">
            <text:p>43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5])" office:value-type="string" office:string-value=" &lt;&lt; m_ui-&gt;cb_Cl_1_2">
            <text:p><text:s/>&lt;&lt; m_ui-&gt;cb_Cl_1_2</text:p>
          </table:table-cell>
          <table:table-cell table:number-columns-repeated="4"/>
          <table:table-cell office:value-type="float" office:value="34">
            <text:p>34</text:p>
          </table:table-cell>
          <table:table-cell table:formula="of:=CHAR([.K35])" office:value-type="string" office:string-value="&quot;">
            <text:p>"</text:p>
          </table:table-cell>
        </table:table-row>
        <table:table-row table:style-name="ro1">
          <table:table-cell office:value-type="string">
            <text:p>Cl_1_3</text:p>
          </table:table-cell>
          <table:table-cell office:value-type="float" office:value="44">
            <text:p>44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6])" office:value-type="string" office:string-value=" &lt;&lt; m_ui-&gt;cb_Cl_1_3">
            <text:p><text:s/>&lt;&lt; m_ui-&gt;cb_Cl_1_3</text:p>
          </table:table-cell>
          <table:table-cell table:number-columns-repeated="4"/>
          <table:table-cell office:value-type="float" office:value="35">
            <text:p>35</text:p>
          </table:table-cell>
          <table:table-cell table:formula="of:=CHAR([.K36])" office:value-type="string" office:string-value="#">
            <text:p>#</text:p>
          </table:table-cell>
        </table:table-row>
        <table:table-row table:style-name="ro1">
          <table:table-cell office:value-type="string">
            <text:p>Cl_2_1</text:p>
          </table:table-cell>
          <table:table-cell office:value-type="float" office:value="45">
            <text:p>45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7])" office:value-type="string" office:string-value=" &lt;&lt; m_ui-&gt;cb_Cl_2_1">
            <text:p><text:s/>&lt;&lt; m_ui-&gt;cb_Cl_2_1</text:p>
          </table:table-cell>
          <table:table-cell table:number-columns-repeated="4"/>
          <table:table-cell office:value-type="float" office:value="36">
            <text:p>36</text:p>
          </table:table-cell>
          <table:table-cell table:formula="of:=CHAR([.K37])" office:value-type="string" office:string-value="$">
            <text:p>$</text:p>
          </table:table-cell>
        </table:table-row>
        <table:table-row table:style-name="ro1">
          <table:table-cell office:value-type="string">
            <text:p>Cl_2_2</text:p>
          </table:table-cell>
          <table:table-cell office:value-type="float" office:value="46">
            <text:p>46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8])" office:value-type="string" office:string-value=" &lt;&lt; m_ui-&gt;cb_Cl_2_2">
            <text:p><text:s/>&lt;&lt; m_ui-&gt;cb_Cl_2_2</text:p>
          </table:table-cell>
          <table:table-cell table:number-columns-repeated="4"/>
          <table:table-cell office:value-type="float" office:value="37">
            <text:p>37</text:p>
          </table:table-cell>
          <table:table-cell table:formula="of:=CHAR([.K38])" office:value-type="string" office:string-value="%">
            <text:p>%</text:p>
          </table:table-cell>
        </table:table-row>
        <table:table-row table:style-name="ro1">
          <table:table-cell office:value-type="string">
            <text:p>Cl_2_3</text:p>
          </table:table-cell>
          <table:table-cell office:value-type="float" office:value="47">
            <text:p>47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9])" office:value-type="string" office:string-value=" &lt;&lt; m_ui-&gt;cb_Cl_2_3">
            <text:p><text:s/>&lt;&lt; m_ui-&gt;cb_Cl_2_3</text:p>
          </table:table-cell>
          <table:table-cell table:number-columns-repeated="4"/>
          <table:table-cell office:value-type="float" office:value="38">
            <text:p>38</text:p>
          </table:table-cell>
          <table:table-cell table:formula="of:=CHAR([.K39])" office:value-type="string" office:string-value="&amp;">
            <text:p>&amp;</text:p>
          </table:table-cell>
        </table:table-row>
        <table:table-row table:style-name="ro1">
          <table:table-cell office:value-type="string">
            <text:p>Cl_3_1</text:p>
          </table:table-cell>
          <table:table-cell office:value-type="float" office:value="48">
            <text:p>48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0])" office:value-type="string" office:string-value=" &lt;&lt; m_ui-&gt;cb_Cl_3_1">
            <text:p><text:s/>&lt;&lt; m_ui-&gt;cb_Cl_3_1</text:p>
          </table:table-cell>
          <table:table-cell table:number-columns-repeated="4"/>
          <table:table-cell office:value-type="float" office:value="39">
            <text:p>39</text:p>
          </table:table-cell>
          <table:table-cell table:formula="of:=CHAR([.K40])" office:value-type="string" office:string-value="'">
            <text:p>'</text:p>
          </table:table-cell>
        </table:table-row>
        <table:table-row table:style-name="ro1">
          <table:table-cell office:value-type="string">
            <text:p>Cl_3_2</text:p>
          </table:table-cell>
          <table:table-cell office:value-type="float" office:value="49">
            <text:p>49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1])" office:value-type="string" office:string-value=" &lt;&lt; m_ui-&gt;cb_Cl_3_2">
            <text:p><text:s/>&lt;&lt; m_ui-&gt;cb_Cl_3_2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CHAR([.K41])" office:value-type="string" office:string-value="(">
            <text:p>(</text:p>
          </table:table-cell>
        </table:table-row>
        <table:table-row table:style-name="ro1">
          <table:table-cell office:value-type="string">
            <text:p>Cl_3_3</text:p>
          </table:table-cell>
          <table:table-cell office:value-type="float" office:value="50">
            <text:p>50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2])" office:value-type="string" office:string-value=" &lt;&lt; m_ui-&gt;cb_Cl_3_3">
            <text:p><text:s/>&lt;&lt; m_ui-&gt;cb_Cl_3_3</text:p>
          </table:table-cell>
          <table:table-cell table:number-columns-repeated="4"/>
          <table:table-cell office:value-type="float" office:value="41">
            <text:p>41</text:p>
          </table:table-cell>
          <table:table-cell table:formula="of:=CHAR([.K42])" office:value-type="string" office:string-value=")">
            <text:p>)</text:p>
          </table:table-cell>
        </table:table-row>
        <table:table-row table:style-name="ro1">
          <table:table-cell office:value-type="string">
            <text:p>Cl_4_1</text:p>
          </table:table-cell>
          <table:table-cell office:value-type="float" office:value="51">
            <text:p>51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3])" office:value-type="string" office:string-value=" &lt;&lt; m_ui-&gt;cb_Cl_4_1">
            <text:p><text:s/>&lt;&lt; m_ui-&gt;cb_Cl_4_1</text:p>
          </table:table-cell>
          <table:table-cell table:number-columns-repeated="4"/>
          <table:table-cell office:value-type="float" office:value="42">
            <text:p>42</text:p>
          </table:table-cell>
          <table:table-cell table:formula="of:=CHAR([.K43])" office:value-type="string" office:string-value="*">
            <text:p>*</text:p>
          </table:table-cell>
        </table:table-row>
        <table:table-row table:style-name="ro1">
          <table:table-cell office:value-type="string">
            <text:p>Cl_4_2</text:p>
          </table:table-cell>
          <table:table-cell office:value-type="float" office:value="52">
            <text:p>52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4])" office:value-type="string" office:string-value=" &lt;&lt; m_ui-&gt;cb_Cl_4_2">
            <text:p><text:s/>&lt;&lt; m_ui-&gt;cb_Cl_4_2</text:p>
          </table:table-cell>
          <table:table-cell table:number-columns-repeated="4"/>
          <table:table-cell office:value-type="float" office:value="43">
            <text:p>43</text:p>
          </table:table-cell>
          <table:table-cell table:formula="of:=CHAR([.K44])" office:value-type="string" office:string-value="+">
            <text:p>+</text:p>
          </table:table-cell>
        </table:table-row>
        <table:table-row table:style-name="ro1">
          <table:table-cell office:value-type="string">
            <text:p>Cl_4_3</text:p>
          </table:table-cell>
          <table:table-cell office:value-type="float" office:value="53">
            <text:p>53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5])" office:value-type="string" office:string-value=" &lt;&lt; m_ui-&gt;cb_Cl_4_3">
            <text:p><text:s/>&lt;&lt; m_ui-&gt;cb_Cl_4_3</text:p>
          </table:table-cell>
          <table:table-cell table:number-columns-repeated="4"/>
          <table:table-cell office:value-type="float" office:value="44">
            <text:p>44</text:p>
          </table:table-cell>
          <table:table-cell table:formula="of:=CHAR([.K45])" office:value-type="string" office:string-value=",">
            <text:p>,</text:p>
          </table:table-cell>
        </table:table-row>
        <table:table-row table:style-name="ro1">
          <table:table-cell office:value-type="string">
            <text:p>Cl_5_1</text:p>
          </table:table-cell>
          <table:table-cell office:value-type="float" office:value="54">
            <text:p>54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6])" office:value-type="string" office:string-value=" &lt;&lt; m_ui-&gt;cb_Cl_5_1">
            <text:p><text:s/>&lt;&lt; m_ui-&gt;cb_Cl_5_1</text:p>
          </table:table-cell>
          <table:table-cell table:number-columns-repeated="4"/>
          <table:table-cell office:value-type="float" office:value="45">
            <text:p>45</text:p>
          </table:table-cell>
          <table:table-cell table:formula="of:=CHAR([.K46])" office:value-type="string" office:string-value="-">
            <text:p>-</text:p>
          </table:table-cell>
        </table:table-row>
        <table:table-row table:style-name="ro1">
          <table:table-cell office:value-type="string">
            <text:p>Cl_5_2</text:p>
          </table:table-cell>
          <table:table-cell office:value-type="float" office:value="55">
            <text:p>55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7])" office:value-type="string" office:string-value=" &lt;&lt; m_ui-&gt;cb_Cl_5_2">
            <text:p><text:s/>&lt;&lt; m_ui-&gt;cb_Cl_5_2</text:p>
          </table:table-cell>
          <table:table-cell table:number-columns-repeated="4"/>
          <table:table-cell office:value-type="float" office:value="46">
            <text:p>46</text:p>
          </table:table-cell>
          <table:table-cell table:formula="of:=CHAR([.K47])" office:value-type="string" office:string-value=".">
            <text:p>.</text:p>
          </table:table-cell>
        </table:table-row>
        <table:table-row table:style-name="ro1">
          <table:table-cell office:value-type="string">
            <text:p>Cl_5_3</text:p>
          </table:table-cell>
          <table:table-cell office:value-type="float" office:value="56">
            <text:p>56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8])" office:value-type="string" office:string-value=" &lt;&lt; m_ui-&gt;cb_Cl_5_3">
            <text:p><text:s/>&lt;&lt; m_ui-&gt;cb_Cl_5_3</text:p>
          </table:table-cell>
          <table:table-cell table:number-columns-repeated="4"/>
          <table:table-cell office:value-type="float" office:value="47">
            <text:p>47</text:p>
          </table:table-cell>
          <table:table-cell table:formula="of:=CHAR([.K48])" office:value-type="string" office:string-value="/">
            <text:p>/</text:p>
          </table:table-cell>
        </table:table-row>
        <table:table-row table:style-name="ro1">
          <table:table-cell office:value-type="string">
            <text:p>Cl_6_1</text:p>
          </table:table-cell>
          <table:table-cell office:value-type="float" office:value="57">
            <text:p>57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9])" office:value-type="string" office:string-value=" &lt;&lt; m_ui-&gt;cb_Cl_6_1">
            <text:p><text:s/>&lt;&lt; m_ui-&gt;cb_Cl_6_1</text:p>
          </table:table-cell>
          <table:table-cell table:number-columns-repeated="4"/>
          <table:table-cell office:value-type="float" office:value="48">
            <text:p>48</text:p>
          </table:table-cell>
          <table:table-cell table:formula="of:=CHAR([.K49])" office:value-type="string" office:string-value="0">
            <text:p>0</text:p>
          </table:table-cell>
        </table:table-row>
        <table:table-row table:style-name="ro1">
          <table:table-cell office:value-type="string">
            <text:p>Cl_6_2</text:p>
          </table:table-cell>
          <table:table-cell office:value-type="float" office:value="58">
            <text:p>58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0])" office:value-type="string" office:string-value=" &lt;&lt; m_ui-&gt;cb_Cl_6_2">
            <text:p><text:s/>&lt;&lt; m_ui-&gt;cb_Cl_6_2</text:p>
          </table:table-cell>
          <table:table-cell table:number-columns-repeated="4"/>
          <table:table-cell office:value-type="float" office:value="49">
            <text:p>49</text:p>
          </table:table-cell>
          <table:table-cell table:formula="of:=CHAR([.K50])" office:value-type="string" office:string-value="1">
            <text:p>1</text:p>
          </table:table-cell>
        </table:table-row>
        <table:table-row table:style-name="ro1">
          <table:table-cell office:value-type="string">
            <text:p>Cl_6_3</text:p>
          </table:table-cell>
          <table:table-cell office:value-type="float" office:value="59">
            <text:p>59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1])" office:value-type="string" office:string-value=" &lt;&lt; m_ui-&gt;cb_Cl_6_3">
            <text:p><text:s/>&lt;&lt; m_ui-&gt;cb_Cl_6_3</text:p>
          </table:table-cell>
          <table:table-cell table:number-columns-repeated="4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l_7_1</text:p>
          </table:table-cell>
          <table:table-cell office:value-type="float" office:value="60">
            <text:p>60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2])" office:value-type="string" office:string-value=" &lt;&lt; m_ui-&gt;cb_Cl_7_1">
            <text:p><text:s/>&lt;&lt; m_ui-&gt;cb_Cl_7_1</text:p>
          </table:table-cell>
          <table:table-cell table:number-columns-repeated="4"/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Cl_7_2</text:p>
          </table:table-cell>
          <table:table-cell office:value-type="float" office:value="61">
            <text:p>61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3])" office:value-type="string" office:string-value=" &lt;&lt; m_ui-&gt;cb_Cl_7_2">
            <text:p><text:s/>&lt;&lt; m_ui-&gt;cb_Cl_7_2</text:p>
          </table:table-cell>
          <table:table-cell table:number-columns-repeated="4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Cl_7_3</text:p>
          </table:table-cell>
          <table:table-cell office:value-type="float" office:value="62">
            <text:p>62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4])" office:value-type="string" office:string-value=" &lt;&lt; m_ui-&gt;cb_Cl_7_3">
            <text:p><text:s/>&lt;&lt; m_ui-&gt;cb_Cl_7_3</text:p>
          </table:table-cell>
          <table:table-cell table:number-columns-repeated="4"/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Cl_8_1</text:p>
          </table:table-cell>
          <table:table-cell office:value-type="float" office:value="63">
            <text:p>63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5])" office:value-type="string" office:string-value=" &lt;&lt; m_ui-&gt;cb_Cl_8_1">
            <text:p><text:s/>&lt;&lt; m_ui-&gt;cb_Cl_8_1</text:p>
          </table:table-cell>
          <table:table-cell table:number-columns-repeated="6"/>
        </table:table-row>
        <table:table-row table:style-name="ro1">
          <table:table-cell office:value-type="string">
            <text:p>Cl_8_2</text:p>
          </table:table-cell>
          <table:table-cell office:value-type="float" office:value="64">
            <text:p>64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6])" office:value-type="string" office:string-value=" &lt;&lt; m_ui-&gt;cb_Cl_8_2">
            <text:p><text:s/>&lt;&lt; m_ui-&gt;cb_Cl_8_2</text:p>
          </table:table-cell>
          <table:table-cell table:number-columns-repeated="6"/>
        </table:table-row>
        <table:table-row table:style-name="ro1">
          <table:table-cell office:value-type="string">
            <text:p>Cl_8_3</text:p>
          </table:table-cell>
          <table:table-cell office:value-type="float" office:value="65">
            <text:p>65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7])" office:value-type="string" office:string-value=" &lt;&lt; m_ui-&gt;cb_Cl_8_3">
            <text:p><text:s/>&lt;&lt; m_ui-&gt;cb_Cl_8_3</text:p>
          </table:table-cell>
          <table:table-cell table:number-columns-repeated="6"/>
        </table:table-row>
        <table:table-row table:style-name="ro1">
          <table:table-cell office:value-type="string">
            <text:p>Vl_1_1</text:p>
          </table:table-cell>
          <table:table-cell office:value-type="float" office:value="66">
            <text:p>66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8])" office:value-type="string" office:string-value=" &lt;&lt; m_ui-&gt;cb_Vl_1_1">
            <text:p><text:s/>&lt;&lt; m_ui-&gt;cb_Vl_1_1</text:p>
          </table:table-cell>
          <table:table-cell table:number-columns-repeated="6"/>
        </table:table-row>
        <table:table-row table:style-name="ro1">
          <table:table-cell office:value-type="string">
            <text:p>Vl_1_2</text:p>
          </table:table-cell>
          <table:table-cell office:value-type="float" office:value="67">
            <text:p>67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9])" office:value-type="string" office:string-value=" &lt;&lt; m_ui-&gt;cb_Vl_1_2">
            <text:p><text:s/>&lt;&lt; m_ui-&gt;cb_Vl_1_2</text:p>
          </table:table-cell>
          <table:table-cell table:number-columns-repeated="6"/>
        </table:table-row>
        <table:table-row table:style-name="ro1">
          <table:table-cell office:value-type="string">
            <text:p>Vl_1_3</text:p>
          </table:table-cell>
          <table:table-cell office:value-type="float" office:value="68">
            <text:p>68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0])" office:value-type="string" office:string-value=" &lt;&lt; m_ui-&gt;cb_Vl_1_3">
            <text:p><text:s/>&lt;&lt; m_ui-&gt;cb_Vl_1_3</text:p>
          </table:table-cell>
          <table:table-cell table:number-columns-repeated="6"/>
        </table:table-row>
        <table:table-row table:style-name="ro1">
          <table:table-cell office:value-type="string">
            <text:p>Vl_2_1</text:p>
          </table:table-cell>
          <table:table-cell office:value-type="float" office:value="69">
            <text:p>69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1])" office:value-type="string" office:string-value=" &lt;&lt; m_ui-&gt;cb_Vl_2_1">
            <text:p><text:s/>&lt;&lt; m_ui-&gt;cb_Vl_2_1</text:p>
          </table:table-cell>
          <table:table-cell table:number-columns-repeated="6"/>
        </table:table-row>
        <table:table-row table:style-name="ro1">
          <table:table-cell office:value-type="string">
            <text:p>Vl_2_2</text:p>
          </table:table-cell>
          <table:table-cell office:value-type="float" office:value="70">
            <text:p>70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2])" office:value-type="string" office:string-value=" &lt;&lt; m_ui-&gt;cb_Vl_2_2">
            <text:p><text:s/>&lt;&lt; m_ui-&gt;cb_Vl_2_2</text:p>
          </table:table-cell>
          <table:table-cell table:number-columns-repeated="6"/>
        </table:table-row>
        <table:table-row table:style-name="ro1">
          <table:table-cell office:value-type="string">
            <text:p>Vl_2_3</text:p>
          </table:table-cell>
          <table:table-cell office:value-type="float" office:value="71">
            <text:p>71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3])" office:value-type="string" office:string-value=" &lt;&lt; m_ui-&gt;cb_Vl_2_3">
            <text:p><text:s/>&lt;&lt; m_ui-&gt;cb_Vl_2_3</text:p>
          </table:table-cell>
          <table:table-cell table:number-columns-repeated="6"/>
        </table:table-row>
        <table:table-row table:style-name="ro1">
          <table:table-cell office:value-type="string">
            <text:p>Vl_3_1</text:p>
          </table:table-cell>
          <table:table-cell office:value-type="float" office:value="72">
            <text:p>72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4])" office:value-type="string" office:string-value=" &lt;&lt; m_ui-&gt;cb_Vl_3_1">
            <text:p><text:s/>&lt;&lt; m_ui-&gt;cb_Vl_3_1</text:p>
          </table:table-cell>
          <table:table-cell table:number-columns-repeated="6"/>
        </table:table-row>
        <table:table-row table:style-name="ro1">
          <table:table-cell office:value-type="string">
            <text:p>Vl_3_2</text:p>
          </table:table-cell>
          <table:table-cell office:value-type="float" office:value="73">
            <text:p>73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5])" office:value-type="string" office:string-value=" &lt;&lt; m_ui-&gt;cb_Vl_3_2">
            <text:p><text:s/>&lt;&lt; m_ui-&gt;cb_Vl_3_2</text:p>
          </table:table-cell>
          <table:table-cell table:number-columns-repeated="6"/>
        </table:table-row>
        <table:table-row table:style-name="ro1">
          <table:table-cell office:value-type="string">
            <text:p>Vl_3_3</text:p>
          </table:table-cell>
          <table:table-cell office:value-type="float" office:value="74">
            <text:p>74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6])" office:value-type="string" office:string-value=" &lt;&lt; m_ui-&gt;cb_Vl_3_3">
            <text:p><text:s/>&lt;&lt; m_ui-&gt;cb_Vl_3_3</text:p>
          </table:table-cell>
          <table:table-cell table:number-columns-repeated="6"/>
        </table:table-row>
        <table:table-row table:style-name="ro1">
          <table:table-cell office:value-type="string">
            <text:p>Vl_4_1</text:p>
          </table:table-cell>
          <table:table-cell office:value-type="float" office:value="75">
            <text:p>75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7])" office:value-type="string" office:string-value=" &lt;&lt; m_ui-&gt;cb_Vl_4_1">
            <text:p><text:s/>&lt;&lt; m_ui-&gt;cb_Vl_4_1</text:p>
          </table:table-cell>
          <table:table-cell table:number-columns-repeated="6"/>
        </table:table-row>
        <table:table-row table:style-name="ro1">
          <table:table-cell office:value-type="string">
            <text:p>Vl_4_2</text:p>
          </table:table-cell>
          <table:table-cell office:value-type="float" office:value="76">
            <text:p>76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8])" office:value-type="string" office:string-value=" &lt;&lt; m_ui-&gt;cb_Vl_4_2">
            <text:p><text:s/>&lt;&lt; m_ui-&gt;cb_Vl_4_2</text:p>
          </table:table-cell>
          <table:table-cell table:number-columns-repeated="6"/>
        </table:table-row>
        <table:table-row table:style-name="ro1">
          <table:table-cell office:value-type="string">
            <text:p>Vl_4_3</text:p>
          </table:table-cell>
          <table:table-cell office:value-type="float" office:value="77">
            <text:p>77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9])" office:value-type="string" office:string-value=" &lt;&lt; m_ui-&gt;cb_Vl_4_3">
            <text:p><text:s/>&lt;&lt; m_ui-&gt;cb_Vl_4_3</text:p>
          </table:table-cell>
          <table:table-cell table:number-columns-repeated="6"/>
        </table:table-row>
        <table:table-row table:style-name="ro1">
          <table:table-cell office:value-type="string">
            <text:p>Vl_5_1</text:p>
          </table:table-cell>
          <table:table-cell office:value-type="float" office:value="78">
            <text:p>78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0])" office:value-type="string" office:string-value=" &lt;&lt; m_ui-&gt;cb_Vl_5_1">
            <text:p><text:s/>&lt;&lt; m_ui-&gt;cb_Vl_5_1</text:p>
          </table:table-cell>
          <table:table-cell table:number-columns-repeated="6"/>
        </table:table-row>
        <table:table-row table:style-name="ro1">
          <table:table-cell office:value-type="string">
            <text:p>Vl_5_2</text:p>
          </table:table-cell>
          <table:table-cell office:value-type="float" office:value="79">
            <text:p>79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1])" office:value-type="string" office:string-value=" &lt;&lt; m_ui-&gt;cb_Vl_5_2">
            <text:p><text:s/>&lt;&lt; m_ui-&gt;cb_Vl_5_2</text:p>
          </table:table-cell>
          <table:table-cell table:number-columns-repeated="6"/>
        </table:table-row>
        <table:table-row table:style-name="ro1">
          <table:table-cell office:value-type="string">
            <text:p>Vl_5_3</text:p>
          </table:table-cell>
          <table:table-cell office:value-type="float" office:value="80">
            <text:p>80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2])" office:value-type="string" office:string-value=" &lt;&lt; m_ui-&gt;cb_Vl_5_3">
            <text:p><text:s/>&lt;&lt; m_ui-&gt;cb_Vl_5_3</text:p>
          </table:table-cell>
          <table:table-cell table:number-columns-repeated="6"/>
        </table:table-row>
        <table:table-row table:style-name="ro1">
          <table:table-cell office:value-type="string">
            <text:p>Vl_6_1</text:p>
          </table:table-cell>
          <table:table-cell office:value-type="float" office:value="81">
            <text:p>81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3])" office:value-type="string" office:string-value=" &lt;&lt; m_ui-&gt;cb_Vl_6_1">
            <text:p><text:s/>&lt;&lt; m_ui-&gt;cb_Vl_6_1</text:p>
          </table:table-cell>
          <table:table-cell table:number-columns-repeated="6"/>
        </table:table-row>
        <table:table-row table:style-name="ro1">
          <table:table-cell office:value-type="string">
            <text:p>Vl_6_2</text:p>
          </table:table-cell>
          <table:table-cell office:value-type="float" office:value="82">
            <text:p>82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4])" office:value-type="string" office:string-value=" &lt;&lt; m_ui-&gt;cb_Vl_6_2">
            <text:p><text:s/>&lt;&lt; m_ui-&gt;cb_Vl_6_2</text:p>
          </table:table-cell>
          <table:table-cell table:number-columns-repeated="6"/>
        </table:table-row>
        <table:table-row table:style-name="ro1">
          <table:table-cell office:value-type="string">
            <text:p>Vl_6_3</text:p>
          </table:table-cell>
          <table:table-cell office:value-type="float" office:value="83">
            <text:p>83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5])" office:value-type="string" office:string-value=" &lt;&lt; m_ui-&gt;cb_Vl_6_3">
            <text:p><text:s/>&lt;&lt; m_ui-&gt;cb_Vl_6_3</text:p>
          </table:table-cell>
          <table:table-cell table:number-columns-repeated="6"/>
        </table:table-row>
        <table:table-row table:style-name="ro1">
          <table:table-cell office:value-type="string">
            <text:p>Vl_7_1</text:p>
          </table:table-cell>
          <table:table-cell office:value-type="float" office:value="84">
            <text:p>84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6])" office:value-type="string" office:string-value=" &lt;&lt; m_ui-&gt;cb_Vl_7_1">
            <text:p><text:s/>&lt;&lt; m_ui-&gt;cb_Vl_7_1</text:p>
          </table:table-cell>
          <table:table-cell table:number-columns-repeated="6"/>
        </table:table-row>
        <table:table-row table:style-name="ro1">
          <table:table-cell office:value-type="string">
            <text:p>Vl_7_2</text:p>
          </table:table-cell>
          <table:table-cell office:value-type="float" office:value="85">
            <text:p>85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7])" office:value-type="string" office:string-value=" &lt;&lt; m_ui-&gt;cb_Vl_7_2">
            <text:p><text:s/>&lt;&lt; m_ui-&gt;cb_Vl_7_2</text:p>
          </table:table-cell>
          <table:table-cell table:number-columns-repeated="6"/>
        </table:table-row>
        <table:table-row table:style-name="ro1">
          <table:table-cell office:value-type="string">
            <text:p>Vl_7_3</text:p>
          </table:table-cell>
          <table:table-cell office:value-type="float" office:value="86">
            <text:p>86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8])" office:value-type="string" office:string-value=" &lt;&lt; m_ui-&gt;cb_Vl_7_3">
            <text:p><text:s/>&lt;&lt; m_ui-&gt;cb_Vl_7_3</text:p>
          </table:table-cell>
          <table:table-cell table:number-columns-repeated="6"/>
        </table:table-row>
        <table:table-row table:style-name="ro1">
          <table:table-cell office:value-type="string">
            <text:p>Vl_8_1</text:p>
          </table:table-cell>
          <table:table-cell office:value-type="float" office:value="87">
            <text:p>87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9])" office:value-type="string" office:string-value=" &lt;&lt; m_ui-&gt;cb_Vl_8_1">
            <text:p><text:s/>&lt;&lt; m_ui-&gt;cb_Vl_8_1</text:p>
          </table:table-cell>
          <table:table-cell table:number-columns-repeated="6"/>
        </table:table-row>
        <table:table-row table:style-name="ro1">
          <table:table-cell office:value-type="string">
            <text:p>Vl_8_2</text:p>
          </table:table-cell>
          <table:table-cell office:value-type="float" office:value="88">
            <text:p>88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80])" office:value-type="string" office:string-value=" &lt;&lt; m_ui-&gt;cb_Vl_8_2">
            <text:p><text:s/>&lt;&lt; m_ui-&gt;cb_Vl_8_2</text:p>
          </table:table-cell>
          <table:table-cell table:number-columns-repeated="6"/>
        </table:table-row>
        <table:table-row table:style-name="ro1">
          <table:table-cell office:value-type="string">
            <text:p>Vl_8_3</text:p>
          </table:table-cell>
          <table:table-cell office:value-type="float" office:value="89">
            <text:p>89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81])" office:value-type="string" office:string-value=" &lt;&lt; m_ui-&gt;cb_Vl_8_3">
            <text:p><text:s/>&lt;&lt; m_ui-&gt;cb_Vl_8_3</text:p>
          </table:table-cell>
          <table:table-cell table:number-columns-repeated="6"/>
        </table:table-row>
        <table:table-row table:style-name="ro1">
          <table:table-cell office:value-type="string">
            <text:p>Alm_1_1</text:p>
          </table:table-cell>
          <table:table-cell office:value-type="float" office:value="90">
            <text:p>9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2</text:p>
          </table:table-cell>
          <table:table-cell office:value-type="float" office:value="91">
            <text:p>9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3</text:p>
          </table:table-cell>
          <table:table-cell office:value-type="float" office:value="92">
            <text:p>9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6</text:p>
          </table:table-cell>
          <table:table-cell office:value-type="float" office:value="93">
            <text:p>9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1</text:p>
          </table:table-cell>
          <table:table-cell office:value-type="float" office:value="94">
            <text:p>9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2</text:p>
          </table:table-cell>
          <table:table-cell office:value-type="float" office:value="95">
            <text:p>9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3</text:p>
          </table:table-cell>
          <table:table-cell office:value-type="float" office:value="96">
            <text:p>9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6</text:p>
          </table:table-cell>
          <table:table-cell office:value-type="float" office:value="97">
            <text:p>9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1</text:p>
          </table:table-cell>
          <table:table-cell office:value-type="float" office:value="98">
            <text:p>9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2</text:p>
          </table:table-cell>
          <table:table-cell office:value-type="float" office:value="99">
            <text:p>9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3</text:p>
          </table:table-cell>
          <table:table-cell office:value-type="float" office:value="100">
            <text:p>10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6</text:p>
          </table:table-cell>
          <table:table-cell office:value-type="float" office:value="101">
            <text:p>10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1</text:p>
          </table:table-cell>
          <table:table-cell office:value-type="float" office:value="102">
            <text:p>10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2</text:p>
          </table:table-cell>
          <table:table-cell office:value-type="float" office:value="103">
            <text:p>10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3</text:p>
          </table:table-cell>
          <table:table-cell office:value-type="float" office:value="104">
            <text:p>10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6</text:p>
          </table:table-cell>
          <table:table-cell office:value-type="float" office:value="105">
            <text:p>10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1</text:p>
          </table:table-cell>
          <table:table-cell office:value-type="float" office:value="106">
            <text:p>10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2</text:p>
          </table:table-cell>
          <table:table-cell office:value-type="float" office:value="107">
            <text:p>10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3</text:p>
          </table:table-cell>
          <table:table-cell office:value-type="float" office:value="108">
            <text:p>10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6</text:p>
          </table:table-cell>
          <table:table-cell office:value-type="float" office:value="109">
            <text:p>10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1</text:p>
          </table:table-cell>
          <table:table-cell office:value-type="float" office:value="110">
            <text:p>1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2</text:p>
          </table:table-cell>
          <table:table-cell office:value-type="float" office:value="111">
            <text:p>1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3</text:p>
          </table:table-cell>
          <table:table-cell office:value-type="float" office:value="112">
            <text:p>1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6</text:p>
          </table:table-cell>
          <table:table-cell office:value-type="float" office:value="113">
            <text:p>1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1</text:p>
          </table:table-cell>
          <table:table-cell office:value-type="float" office:value="114">
            <text:p>1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2</text:p>
          </table:table-cell>
          <table:table-cell office:value-type="float" office:value="115">
            <text:p>1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3</text:p>
          </table:table-cell>
          <table:table-cell office:value-type="float" office:value="116">
            <text:p>1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6</text:p>
          </table:table-cell>
          <table:table-cell office:value-type="float" office:value="117">
            <text:p>1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1</text:p>
          </table:table-cell>
          <table:table-cell office:value-type="float" office:value="118">
            <text:p>1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2</text:p>
          </table:table-cell>
          <table:table-cell office:value-type="float" office:value="119">
            <text:p>1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3</text:p>
          </table:table-cell>
          <table:table-cell office:value-type="float" office:value="120">
            <text:p>1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6</text:p>
          </table:table-cell>
          <table:table-cell office:value-type="float" office:value="121">
            <text:p>1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1_</text:p>
          </table:table-cell>
          <table:table-cell office:value-type="float" office:value="122">
            <text:p>1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2_</text:p>
          </table:table-cell>
          <table:table-cell office:value-type="float" office:value="123">
            <text:p>1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3_</text:p>
          </table:table-cell>
          <table:table-cell office:value-type="float" office:value="124">
            <text:p>1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4_</text:p>
          </table:table-cell>
          <table:table-cell office:value-type="float" office:value="125">
            <text:p>1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5_</text:p>
          </table:table-cell>
          <table:table-cell office:value-type="float" office:value="126">
            <text:p>1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6_</text:p>
          </table:table-cell>
          <table:table-cell office:value-type="float" office:value="127">
            <text:p>1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7_</text:p>
          </table:table-cell>
          <table:table-cell office:value-type="float" office:value="128">
            <text:p>1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8_</text:p>
          </table:table-cell>
          <table:table-cell office:value-type="float" office:value="129">
            <text:p>1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1_</text:p>
          </table:table-cell>
          <table:table-cell office:value-type="float" office:value="130">
            <text:p>1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2_</text:p>
          </table:table-cell>
          <table:table-cell office:value-type="float" office:value="131">
            <text:p>1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3_</text:p>
          </table:table-cell>
          <table:table-cell office:value-type="float" office:value="132">
            <text:p>1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4_</text:p>
          </table:table-cell>
          <table:table-cell office:value-type="float" office:value="133">
            <text:p>1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5_</text:p>
          </table:table-cell>
          <table:table-cell office:value-type="float" office:value="134">
            <text:p>1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6_</text:p>
          </table:table-cell>
          <table:table-cell office:value-type="float" office:value="135">
            <text:p>1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7_</text:p>
          </table:table-cell>
          <table:table-cell office:value-type="float" office:value="136">
            <text:p>1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8_</text:p>
          </table:table-cell>
          <table:table-cell office:value-type="float" office:value="137">
            <text:p>1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arm</text:p>
          </table:table-cell>
          <table:table-cell office:value-type="float" office:value="138">
            <text:p>1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2])" office:value-type="string" office:string-value="a_L_nfs">
            <text:p>a_L_nfs</text:p>
          </table:table-cell>
          <table:table-cell office:value-type="float" office:value="139">
            <text:p>13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3])" office:value-type="string" office:string-value="a_L_nz">
            <text:p>a_L_nz</text:p>
          </table:table-cell>
          <table:table-cell office:value-type="float" office:value="140">
            <text:p>14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4])" office:value-type="string" office:string-value="a_L_sus">
            <text:p>a_L_sus</text:p>
          </table:table-cell>
          <table:table-cell office:value-type="float" office:value="141">
            <text:p>14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5])" office:value-type="string" office:string-value="a_L_cs">
            <text:p>a_L_cs</text:p>
          </table:table-cell>
          <table:table-cell office:value-type="float" office:value="142">
            <text:p>14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6])" office:value-type="string" office:string-value="a_T_s">
            <text:p>a_T_s</text:p>
          </table:table-cell>
          <table:table-cell office:value-type="float" office:value="143">
            <text:p>14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r_l</text:p>
          </table:table-cell>
          <table:table-cell office:value-type="float" office:value="144">
            <text:p>144</text:p>
          </table:table-cell>
          <table:table-cell table:number-columns-repeated="3"/>
          <table:table-cell table:formula="of:=HEX4(144)" office:value-type="string" office:string-value="0090">
            <text:p>0090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L_nfs</text:p>
          </table:table-cell>
          <table:table-cell office:value-type="float" office:value="145">
            <text:p>14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nz</text:p>
          </table:table-cell>
          <table:table-cell office:value-type="float" office:value="146">
            <text:p>14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sus</text:p>
          </table:table-cell>
          <table:table-cell office:value-type="float" office:value="147">
            <text:p>14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cs</text:p>
          </table:table-cell>
          <table:table-cell office:value-type="float" office:value="148">
            <text:p>14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_s</text:p>
          </table:table-cell>
          <table:table-cell office:value-type="float" office:value="149">
            <text:p>14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G_cs</text:p>
          </table:table-cell>
          <table:table-cell office:value-type="float" office:value="150">
            <text:p>15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1_</text:p>
          </table:table-cell>
          <table:table-cell office:value-type="float" office:value="151">
            <text:p>15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2_</text:p>
          </table:table-cell>
          <table:table-cell office:value-type="float" office:value="152">
            <text:p>15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3_</text:p>
          </table:table-cell>
          <table:table-cell office:value-type="float" office:value="153">
            <text:p>15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4_</text:p>
          </table:table-cell>
          <table:table-cell office:value-type="float" office:value="154">
            <text:p>15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5_</text:p>
          </table:table-cell>
          <table:table-cell office:value-type="float" office:value="155">
            <text:p>15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6_</text:p>
          </table:table-cell>
          <table:table-cell office:value-type="float" office:value="156">
            <text:p>1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7_</text:p>
          </table:table-cell>
          <table:table-cell office:value-type="float" office:value="157">
            <text:p>15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8_</text:p>
          </table:table-cell>
          <table:table-cell office:value-type="float" office:value="158">
            <text:p>1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per</text:p>
          </table:table-cell>
          <table:table-cell office:value-type="float" office:value="159">
            <text:p>15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Q</text:p>
          </table:table-cell>
          <table:table-cell office:value-type="float" office:value="160">
            <text:p>16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Nom_Cur</text:p>
          </table:table-cell>
          <table:table-cell office:value-type="float" office:value="162">
            <text:p>1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1_</text:p>
          </table:table-cell>
          <table:table-cell office:value-type="float" office:value="163">
            <text:p>16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2_</text:p>
          </table:table-cell>
          <table:table-cell office:value-type="float" office:value="164">
            <text:p>1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3_</text:p>
          </table:table-cell>
          <table:table-cell office:value-type="float" office:value="165">
            <text:p>16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4_</text:p>
          </table:table-cell>
          <table:table-cell office:value-type="float" office:value="166">
            <text:p>1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5_</text:p>
          </table:table-cell>
          <table:table-cell office:value-type="float" office:value="167">
            <text:p>16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6_</text:p>
          </table:table-cell>
          <table:table-cell office:value-type="float" office:value="168">
            <text:p>1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7_</text:p>
          </table:table-cell>
          <table:table-cell office:value-type="float" office:value="169">
            <text:p>16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8_</text:p>
          </table:table-cell>
          <table:table-cell office:value-type="float" office:value="170">
            <text:p>17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1_</text:p>
          </table:table-cell>
          <table:table-cell office:value-type="float" office:value="171">
            <text:p>17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2_</text:p>
          </table:table-cell>
          <table:table-cell office:value-type="float" office:value="172">
            <text:p>17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3_</text:p>
          </table:table-cell>
          <table:table-cell office:value-type="float" office:value="173">
            <text:p>17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4_</text:p>
          </table:table-cell>
          <table:table-cell office:value-type="float" office:value="174">
            <text:p>1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5_</text:p>
          </table:table-cell>
          <table:table-cell office:value-type="float" office:value="175">
            <text:p>1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6_</text:p>
          </table:table-cell>
          <table:table-cell office:value-type="float" office:value="176">
            <text:p>1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7_</text:p>
          </table:table-cell>
          <table:table-cell office:value-type="float" office:value="177">
            <text:p>1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 office:value-type="string">
            <text:p>Tf_h_8_</text:p>
          </table:table-cell>
          <table:table-cell office:value-type="float" office:value="178">
            <text:p>1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L_ho</text:p>
          </table:table-cell>
          <table:table-cell office:value-type="float" office:value="195">
            <text:p>19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T_v2_1_e</text:p>
          </table:table-cell>
          <table:table-cell office:value-type="float" office:value="179">
            <text:p>1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2_e</text:p>
          </table:table-cell>
          <table:table-cell office:value-type="float" office:value="180">
            <text:p>1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3_e</text:p>
          </table:table-cell>
          <table:table-cell office:value-type="float" office:value="181">
            <text:p>1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4_e</text:p>
          </table:table-cell>
          <table:table-cell office:value-type="float" office:value="182">
            <text:p>1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5_e</text:p>
          </table:table-cell>
          <table:table-cell office:value-type="float" office:value="183">
            <text:p>1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6_e</text:p>
          </table:table-cell>
          <table:table-cell office:value-type="float" office:value="184">
            <text:p>1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7_e</text:p>
          </table:table-cell>
          <table:table-cell office:value-type="float" office:value="185">
            <text:p>1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8_e</text:p>
          </table:table-cell>
          <table:table-cell office:value-type="float" office:value="186">
            <text:p>1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1_e</text:p>
          </table:table-cell>
          <table:table-cell office:value-type="float" office:value="187">
            <text:p>1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2_e</text:p>
          </table:table-cell>
          <table:table-cell office:value-type="float" office:value="188">
            <text:p>1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3_e</text:p>
          </table:table-cell>
          <table:table-cell office:value-type="float" office:value="189">
            <text:p>1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4_e</text:p>
          </table:table-cell>
          <table:table-cell office:value-type="float" office:value="190">
            <text:p>1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5_e</text:p>
          </table:table-cell>
          <table:table-cell office:value-type="float" office:value="191">
            <text:p>1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6_e</text:p>
          </table:table-cell>
          <table:table-cell office:value-type="float" office:value="192">
            <text:p>1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7_e</text:p>
          </table:table-cell>
          <table:table-cell office:value-type="float" office:value="193">
            <text:p>1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8_e</text:p>
          </table:table-cell>
          <table:table-cell office:value-type="float" office:value="194">
            <text:p>1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om_cur_of</text:p>
          </table:table-cell>
          <table:table-cell office:value-type="float" office:value="211">
            <text:p>21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 table:number-rows-repeated="104838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m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7"/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>
            <text:p>T_v2_zd</text:p>
          </table:table-cell>
          <table:table-cell office:value-type="float" office:value="256">
            <text:p>2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_v3_zd</text:p>
          </table:table-cell>
          <table:table-cell office:value-type="float" office:value="258">
            <text:p>2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per_zd</text:p>
          </table:table-cell>
          <table:table-cell office:value-type="float" office:value="260">
            <text:p>26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Tst_zd</text:p>
          </table:table-cell>
          <table:table-cell office:value-type="float" office:value="262">
            <text:p>2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avl_1</text:p>
          </table:table-cell>
          <table:table-cell office:value-type="float" office:value="264">
            <text:p>2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2</text:p>
          </table:table-cell>
          <table:table-cell office:value-type="float" office:value="266">
            <text:p>2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3</text:p>
          </table:table-cell>
          <table:table-cell office:value-type="float" office:value="268">
            <text:p>2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Q_zd</text:p>
          </table:table-cell>
          <table:table-cell office:value-type="float" office:value="270">
            <text:p>27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s_G_cs</text:p>
          </table:table-cell>
          <table:table-cell office:value-type="float" office:value="272">
            <text:p>272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Nc_zd</text:p>
          </table:table-cell>
          <table:table-cell office:value-type="float" office:value="274">
            <text:p>2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2])" office:value-type="string" office:string-value="f_L_nfs">
            <text:p>f_L_nfs</text:p>
          </table:table-cell>
          <table:table-cell office:value-type="float" office:value="275">
            <text:p>2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3])" office:value-type="string" office:string-value="f_L_nz">
            <text:p>f_L_nz</text:p>
          </table:table-cell>
          <table:table-cell office:value-type="float" office:value="276">
            <text:p>2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4])" office:value-type="string" office:string-value="f_L_sus">
            <text:p>f_L_sus</text:p>
          </table:table-cell>
          <table:table-cell office:value-type="float" office:value="277">
            <text:p>2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5])" office:value-type="string" office:string-value="f_L_cs">
            <text:p>f_L_cs</text:p>
          </table:table-cell>
          <table:table-cell office:value-type="float" office:value="278">
            <text:p>2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6])" office:value-type="string" office:string-value="f_T_s">
            <text:p>f_T_s</text:p>
          </table:table-cell>
          <table:table-cell office:value-type="float" office:value="279">
            <text:p>2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7])" office:value-type="string" office:string-value="f_G_cs">
            <text:p>f_G_cs</text:p>
          </table:table-cell>
          <table:table-cell office:value-type="float" office:value="280">
            <text:p>2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2])" office:value-type="string" office:string-value="z_L_nfs">
            <text:p>z_L_nfs</text:p>
          </table:table-cell>
          <table:table-cell office:value-type="float" office:value="281">
            <text:p>2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2])" office:value-type="string" office:string-value="m_L_nfs">
            <text:p>m_L_nfs</text:p>
          </table:table-cell>
          <table:table-cell office:value-type="float" office:value="282">
            <text:p>2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3])" office:value-type="string" office:string-value="z_L_nz">
            <text:p>z_L_nz</text:p>
          </table:table-cell>
          <table:table-cell office:value-type="float" office:value="283">
            <text:p>2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3])" office:value-type="string" office:string-value="m_L_nz">
            <text:p>m_L_nz</text:p>
          </table:table-cell>
          <table:table-cell office:value-type="float" office:value="284">
            <text:p>2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4])" office:value-type="string" office:string-value="z_L_sus">
            <text:p>z_L_sus</text:p>
          </table:table-cell>
          <table:table-cell office:value-type="float" office:value="285">
            <text:p>2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4])" office:value-type="string" office:string-value="m_L_sus">
            <text:p>m_L_sus</text:p>
          </table:table-cell>
          <table:table-cell office:value-type="float" office:value="286">
            <text:p>2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5])" office:value-type="string" office:string-value="z_L_cs">
            <text:p>z_L_cs</text:p>
          </table:table-cell>
          <table:table-cell office:value-type="float" office:value="287">
            <text:p>2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5])" office:value-type="string" office:string-value="m_L_cs">
            <text:p>m_L_cs</text:p>
          </table:table-cell>
          <table:table-cell office:value-type="float" office:value="288">
            <text:p>2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6])" office:value-type="string" office:string-value="z_T_s">
            <text:p>z_T_s</text:p>
          </table:table-cell>
          <table:table-cell office:value-type="float" office:value="289">
            <text:p>2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6])" office:value-type="string" office:string-value="m_T_s">
            <text:p>m_T_s</text:p>
          </table:table-cell>
          <table:table-cell office:value-type="float" office:value="290">
            <text:p>2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7])" office:value-type="string" office:string-value="z_G_cs">
            <text:p>z_G_cs</text:p>
          </table:table-cell>
          <table:table-cell office:value-type="float" office:value="291">
            <text:p>2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7])" office:value-type="string" office:string-value="m_G_cs">
            <text:p>m_G_cs</text:p>
          </table:table-cell>
          <table:table-cell office:value-type="float" office:value="292">
            <text:p>2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d_&quot;;[Value.A144];&quot;_zd&quot;)" office:value-type="string" office:string-value="d_L_sus_zd">
            <text:p>d_L_sus_zd</text:p>
          </table:table-cell>
          <table:table-cell office:value-type="float" office:value="293">
            <text:p>2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 table:number-rows-repeated="9">
          <table:table-cell table:number-columns-repeated="7"/>
          <table:table-cell table:style-name="Default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f_L_ho</text:p>
          </table:table-cell>
          <table:table-cell office:value-type="float" office:value="294">
            <text:p>2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</table:table>
      <table:table table:name="Control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Cvit</text:p>
          </table:table-cell>
          <table:table-cell office:value-type="float" office:value="512">
            <text:p>51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Man_1_</text:p>
          </table:table-cell>
          <table:table-cell office:value-type="float" office:value="513">
            <text:p>513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Man_2_</text:p>
          </table:table-cell>
          <table:table-cell office:value-type="float" office:value="514">
            <text:p>514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Man_3_</text:p>
          </table:table-cell>
          <table:table-cell office:value-type="float" office:value="515">
            <text:p>515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Man_4_</text:p>
          </table:table-cell>
          <table:table-cell office:value-type="float" office:value="516">
            <text:p>516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Man_5_</text:p>
          </table:table-cell>
          <table:table-cell office:value-type="float" office:value="517">
            <text:p>517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Man_6_</text:p>
          </table:table-cell>
          <table:table-cell office:value-type="float" office:value="518">
            <text:p>518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Man_7_</text:p>
          </table:table-cell>
          <table:table-cell office:value-type="float" office:value="519">
            <text:p>5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Man_8_</text:p>
          </table:table-cell>
          <table:table-cell office:value-type="float" office:value="520">
            <text:p>5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office:value-type="float" office:value="521">
            <text:p>521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522">
            <text:p>52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4">
            <text:p>344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Am_1_</text:p>
          </table:table-cell>
          <table:table-cell office:value-type="float" office:value="523">
            <text:p>5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2_</text:p>
          </table:table-cell>
          <table:table-cell office:value-type="float" office:value="524">
            <text:p>5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3_</text:p>
          </table:table-cell>
          <table:table-cell office:value-type="float" office:value="525">
            <text:p>5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4_</text:p>
          </table:table-cell>
          <table:table-cell office:value-type="float" office:value="526">
            <text:p>5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5_</text:p>
          </table:table-cell>
          <table:table-cell office:value-type="float" office:value="527">
            <text:p>5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6_</text:p>
          </table:table-cell>
          <table:table-cell office:value-type="float" office:value="528">
            <text:p>5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7_</text:p>
          </table:table-cell>
          <table:table-cell office:value-type="float" office:value="529">
            <text:p>5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8_</text:p>
          </table:table-cell>
          <table:table-cell office:value-type="float" office:value="530">
            <text:p>530</text:p>
          </table:table-cell>
          <table:table-cell office:value-type="string">
            <text:p>Internal</text:p>
          </table:table-cell>
          <table:table-cell table:number-columns-repeated="3"/>
        </table:table-row>
      </table:table>
      <table:table table:name="Internal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End_fl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ueue_ru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1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r_2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r_3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r_4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r_5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r_6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R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first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>
            <text:p>Tf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r_1_</text:p>
          </table:table-cell>
          <table:table-cell table:number-columns-repeated="5"/>
        </table:table-row>
        <table:table-row table:style-name="ro1">
          <table:table-cell office:value-type="string">
            <text:p>Tfr_2_</text:p>
          </table:table-cell>
          <table:table-cell table:number-columns-repeated="5"/>
        </table:table-row>
        <table:table-row table:style-name="ro1">
          <table:table-cell office:value-type="string">
            <text:p>Tfr_3_</text:p>
          </table:table-cell>
          <table:table-cell table:number-columns-repeated="5"/>
        </table:table-row>
        <table:table-row table:style-name="ro1">
          <table:table-cell office:value-type="string">
            <text:p>Tfr_4_</text:p>
          </table:table-cell>
          <table:table-cell table:number-columns-repeated="5"/>
        </table:table-row>
        <table:table-row table:style-name="ro1">
          <table:table-cell office:value-type="string">
            <text:p>Tfr_5_</text:p>
          </table:table-cell>
          <table:table-cell table:number-columns-repeated="5"/>
        </table:table-row>
        <table:table-row table:style-name="ro1">
          <table:table-cell office:value-type="string">
            <text:p>Tfr_6_</text:p>
          </table:table-cell>
          <table:table-cell table:number-columns-repeated="5"/>
        </table:table-row>
        <table:table-row table:style-name="ro1">
          <table:table-cell office:value-type="string">
            <text:p>Tfr_7_</text:p>
          </table:table-cell>
          <table:table-cell table:number-columns-repeated="5"/>
        </table:table-row>
        <table:table-row table:style-name="ro1">
          <table:table-cell office:value-type="string">
            <text:p>Tfr_8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ckl</text:p>
          </table:table-cell>
          <table:table-cell table:number-columns-repeated="5"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>
            <text:p>create table ap_2 (</text:p>
          </table:table-cell>
          <table:table-cell table:number-columns-repeated="9"/>
        </table:table-row>
        <table:table-row table:style-name="ro1">
          <table:table-cell office:value-type="string">
            <text:p>Dt</text:p>
          </table:table-cell>
          <table:table-cell office:value-type="string">
            <text:p><text:s/></text:p>
          </table:table-cell>
          <table:table-cell office:value-type="string">
            <text:p>integer unsigned not NULL,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Value.A2]" office:value-type="string" office:string-value="Di_0">
            <text:p>Di_0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3]" office:value-type="string" office:string-value="Di_0">
            <text:p>Di_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1</text:p>
          </table:table-cell>
        </table:table-row>
        <table:table-row table:style-name="ro1">
          <table:table-cell table:formula="of:=[Value.A3]" office:value-type="string" office:string-value="Di_1">
            <text:p>Di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A4]" office:value-type="string" office:string-value="Di_1">
            <text:p>Di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2</text:p>
          </table:table-cell>
        </table:table-row>
        <table:table-row table:style-name="ro1">
          <table:table-cell table:formula="of:=[Value.A4]" office:value-type="string" office:string-value="Di_2">
            <text:p>Di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A5]" office:value-type="string" office:string-value="Di_2">
            <text:p>Di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3</text:p>
          </table:table-cell>
        </table:table-row>
        <table:table-row table:style-name="ro1">
          <table:table-cell table:formula="of:=[Value.A5]" office:value-type="string" office:string-value="Di_3">
            <text:p>Di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A6]" office:value-type="string" office:string-value="Di_3">
            <text:p>Di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4</text:p>
          </table:table-cell>
        </table:table-row>
        <table:table-row table:style-name="ro1">
          <table:table-cell table:formula="of:=[Value.A6]" office:value-type="string" office:string-value="Di_4">
            <text:p>Di_4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[.A7]" office:value-type="string" office:string-value="Di_4">
            <text:p>Di_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5</text:p>
          </table:table-cell>
        </table:table-row>
        <table:table-row table:style-name="ro1">
          <table:table-cell table:formula="of:=[Value.A7]" office:value-type="string" office:string-value="Di_5">
            <text:p>Di_5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[.A8]" office:value-type="string" office:string-value="Di_5">
            <text:p>Di_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6</text:p>
          </table:table-cell>
        </table:table-row>
        <table:table-row table:style-name="ro1">
          <table:table-cell table:formula="of:=[Value.A8]" office:value-type="string" office:string-value="Di_6">
            <text:p>Di_6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[.A9]" office:value-type="string" office:string-value="Di_6">
            <text:p>Di_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7</text:p>
          </table:table-cell>
        </table:table-row>
        <table:table-row table:style-name="ro1">
          <table:table-cell table:formula="of:=[Value.A9]" office:value-type="string" office:string-value="Di_7">
            <text:p>Di_7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[.A10]" office:value-type="string" office:string-value="Di_7">
            <text:p>Di_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8</text:p>
          </table:table-cell>
        </table:table-row>
        <table:table-row table:style-name="ro1">
          <table:table-cell table:formula="of:=[Value.A10]" office:value-type="string" office:string-value="Di_8">
            <text:p>Di_8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[.A11]" office:value-type="string" office:string-value="Di_8">
            <text:p>Di_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9</text:p>
          </table:table-cell>
        </table:table-row>
        <table:table-row table:style-name="ro1">
          <table:table-cell table:formula="of:=[Value.A11]" office:value-type="string" office:string-value="Di_9">
            <text:p>Di_9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[.A12]" office:value-type="string" office:string-value="Di_9">
            <text:p>Di_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0</text:p>
          </table:table-cell>
        </table:table-row>
        <table:table-row table:style-name="ro1">
          <table:table-cell table:formula="of:=[Value.A12]" office:value-type="string" office:string-value="Di_10">
            <text:p>Di_10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[.A13]" office:value-type="string" office:string-value="Di_10">
            <text:p>Di_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1</text:p>
          </table:table-cell>
        </table:table-row>
        <table:table-row table:style-name="ro1">
          <table:table-cell table:formula="of:=[Value.A13]" office:value-type="string" office:string-value="Di_11">
            <text:p>Di_1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[.A14]" office:value-type="string" office:string-value="Di_11">
            <text:p>Di_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2</text:p>
          </table:table-cell>
        </table:table-row>
        <table:table-row table:style-name="ro1">
          <table:table-cell table:formula="of:=[Value.A14]" office:value-type="string" office:string-value="Di_12">
            <text:p>Di_1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A15]" office:value-type="string" office:string-value="Di_12">
            <text:p>Di_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3</text:p>
          </table:table-cell>
        </table:table-row>
        <table:table-row table:style-name="ro1">
          <table:table-cell table:formula="of:=[Value.A15]" office:value-type="string" office:string-value="Di_13">
            <text:p>Di_1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[.A16]" office:value-type="string" office:string-value="Di_13">
            <text:p>Di_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4</text:p>
          </table:table-cell>
        </table:table-row>
        <table:table-row table:style-name="ro1">
          <table:table-cell table:formula="of:=[Value.A16]" office:value-type="string" office:string-value="Di_14">
            <text:p>Di_14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[.A17]" office:value-type="string" office:string-value="Di_14">
            <text:p>Di_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5</text:p>
          </table:table-cell>
        </table:table-row>
        <table:table-row table:style-name="ro1">
          <table:table-cell table:formula="of:=[Value.A17]" office:value-type="string" office:string-value="Di_15">
            <text:p>Di_15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[.A18]" office:value-type="string" office:string-value="Di_15">
            <text:p>Di_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[.A1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[.A2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2</text:p>
          </table:table-cell>
        </table:table-row>
        <table:table-row table:style-name="ro1">
          <table:table-cell table:formula="of:=[Value.A18]" office:value-type="string" office:string-value="Dio_1_">
            <text:p>Dio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[.A21]" office:value-type="string" office:string-value="Dio_1_">
            <text:p>Dio_1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3</text:p>
          </table:table-cell>
        </table:table-row>
        <table:table-row table:style-name="ro1">
          <table:table-cell table:formula="of:=[Value.A19]" office:value-type="string" office:string-value="Dio_2_">
            <text:p>Dio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[.A22]" office:value-type="string" office:string-value="Dio_2_">
            <text:p>Dio_2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4</text:p>
          </table:table-cell>
        </table:table-row>
        <table:table-row table:style-name="ro1">
          <table:table-cell table:formula="of:=[Value.A22]" office:value-type="string" office:string-value="Dio_5_">
            <text:p>Dio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[.A23]" office:value-type="string" office:string-value="Dio_5_">
            <text:p>Dio_5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5</text:p>
          </table:table-cell>
        </table:table-row>
        <table:table-row table:style-name="ro1">
          <table:table-cell table:formula="of:=[Value.A23]" office:value-type="string" office:string-value="Dio_6_">
            <text:p>Dio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2">
            <text:p>22</text:p>
          </table:table-cell>
          <table:table-cell/>
          <table:table-cell table:formula="of:=[.A24]" office:value-type="string" office:string-value="Dio_6_">
            <text:p>Dio_6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6</text:p>
          </table:table-cell>
        </table:table-row>
        <table:table-row table:style-name="ro1">
          <table:table-cell table:formula="of:=[Value.A26]" office:value-type="string" office:string-value="Amr_1_">
            <text:p>Amr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[.A25]" office:value-type="string" office:string-value="Amr_1_">
            <text:p>Amr_1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1</text:p>
          </table:table-cell>
        </table:table-row>
        <table:table-row table:style-name="ro1">
          <table:table-cell table:formula="of:=[Value.A27]" office:value-type="string" office:string-value="Amr_2_">
            <text:p>Amr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[.A26]" office:value-type="string" office:string-value="Amr_2_">
            <text:p>Amr_2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2</text:p>
          </table:table-cell>
        </table:table-row>
        <table:table-row table:style-name="ro1">
          <table:table-cell table:formula="of:=[Value.A28]" office:value-type="string" office:string-value="Amr_3_">
            <text:p>Amr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[.A27]" office:value-type="string" office:string-value="Amr_3_">
            <text:p>Amr_3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3</text:p>
          </table:table-cell>
        </table:table-row>
        <table:table-row table:style-name="ro1">
          <table:table-cell table:formula="of:=[Value.A29]" office:value-type="string" office:string-value="Amr_4_">
            <text:p>Amr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[.A28]" office:value-type="string" office:string-value="Amr_4_">
            <text:p>Amr_4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4</text:p>
          </table:table-cell>
        </table:table-row>
        <table:table-row table:style-name="ro1">
          <table:table-cell table:formula="of:=[Value.A30]" office:value-type="string" office:string-value="Amr_5_">
            <text:p>Amr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[.A29]" office:value-type="string" office:string-value="Amr_5_">
            <text:p>Amr_5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5</text:p>
          </table:table-cell>
        </table:table-row>
        <table:table-row table:style-name="ro1">
          <table:table-cell table:formula="of:=[Value.A31]" office:value-type="string" office:string-value="Amr_6_">
            <text:p>Amr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8">
            <text:p>28</text:p>
          </table:table-cell>
          <table:table-cell/>
          <table:table-cell table:formula="of:=[.A30]" office:value-type="string" office:string-value="Amr_6_">
            <text:p>Amr_6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6</text:p>
          </table:table-cell>
        </table:table-row>
        <table:table-row table:style-name="ro1">
          <table:table-cell table:formula="of:=[Value.A34]" office:value-type="string" office:string-value="Cl_1_1">
            <text:p>Cl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[.A31]" office:value-type="string" office:string-value="Cl_1_1">
            <text:p>Cl_1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1</text:p>
          </table:table-cell>
        </table:table-row>
        <table:table-row table:style-name="ro1">
          <table:table-cell table:formula="of:=[Value.A35]" office:value-type="string" office:string-value="Cl_1_2">
            <text:p>Cl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0">
            <text:p>30</text:p>
          </table:table-cell>
          <table:table-cell/>
          <table:table-cell table:formula="of:=[.A32]" office:value-type="string" office:string-value="Cl_1_2">
            <text:p>Cl_1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1</text:p>
          </table:table-cell>
        </table:table-row>
        <table:table-row table:style-name="ro1">
          <table:table-cell table:formula="of:=[Value.A36]" office:value-type="string" office:string-value="Cl_1_3">
            <text:p>Cl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1">
            <text:p>31</text:p>
          </table:table-cell>
          <table:table-cell/>
          <table:table-cell table:formula="of:=[.A33]" office:value-type="string" office:string-value="Cl_1_3">
            <text:p>Cl_1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2">
            <text:p>32</text:p>
          </table:table-cell>
          <table:table-cell/>
          <table:table-cell table:formula="of:=[.A3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3">
            <text:p>33</text:p>
          </table:table-cell>
          <table:table-cell/>
          <table:table-cell table:formula="of:=[.A3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1</text:p>
          </table:table-cell>
        </table:table-row>
        <table:table-row table:style-name="ro1">
          <table:table-cell table:formula="of:=[Value.A37]" office:value-type="string" office:string-value="Cl_2_1">
            <text:p>C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4">
            <text:p>34</text:p>
          </table:table-cell>
          <table:table-cell/>
          <table:table-cell table:formula="of:=[.A36]" office:value-type="string" office:string-value="Cl_2_1">
            <text:p>C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2</text:p>
          </table:table-cell>
        </table:table-row>
        <table:table-row table:style-name="ro1">
          <table:table-cell table:formula="of:=[Value.A38]" office:value-type="string" office:string-value="Cl_2_2">
            <text:p>C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5">
            <text:p>35</text:p>
          </table:table-cell>
          <table:table-cell/>
          <table:table-cell table:formula="of:=[.A37]" office:value-type="string" office:string-value="Cl_2_2">
            <text:p>C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2</text:p>
          </table:table-cell>
        </table:table-row>
        <table:table-row table:style-name="ro1">
          <table:table-cell table:formula="of:=[Value.A39]" office:value-type="string" office:string-value="Cl_2_3">
            <text:p>Cl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6">
            <text:p>36</text:p>
          </table:table-cell>
          <table:table-cell/>
          <table:table-cell table:formula="of:=[.A38]" office:value-type="string" office:string-value="Cl_2_3">
            <text:p>Cl_2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2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7">
            <text:p>37</text:p>
          </table:table-cell>
          <table:table-cell/>
          <table:table-cell table:formula="of:=[.A3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2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8">
            <text:p>38</text:p>
          </table:table-cell>
          <table:table-cell/>
          <table:table-cell table:formula="of:=[.A4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2</text:p>
          </table:table-cell>
        </table:table-row>
        <table:table-row table:style-name="ro1">
          <table:table-cell table:formula="of:=[Value.A40]" office:value-type="string" office:string-value="Cl_3_1">
            <text:p>Cl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9">
            <text:p>39</text:p>
          </table:table-cell>
          <table:table-cell/>
          <table:table-cell table:formula="of:=[.A41]" office:value-type="string" office:string-value="Cl_3_1">
            <text:p>Cl_3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3</text:p>
          </table:table-cell>
        </table:table-row>
        <table:table-row table:style-name="ro1">
          <table:table-cell table:formula="of:=[Value.A41]" office:value-type="string" office:string-value="Cl_3_2">
            <text:p>Cl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0">
            <text:p>40</text:p>
          </table:table-cell>
          <table:table-cell/>
          <table:table-cell table:formula="of:=[.A42]" office:value-type="string" office:string-value="Cl_3_2">
            <text:p>Cl_3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3</text:p>
          </table:table-cell>
        </table:table-row>
        <table:table-row table:style-name="ro1">
          <table:table-cell table:formula="of:=[Value.A42]" office:value-type="string" office:string-value="Cl_3_3">
            <text:p>C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1">
            <text:p>41</text:p>
          </table:table-cell>
          <table:table-cell/>
          <table:table-cell table:formula="of:=[.A43]" office:value-type="string" office:string-value="Cl_3_3">
            <text:p>C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3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2">
            <text:p>42</text:p>
          </table:table-cell>
          <table:table-cell/>
          <table:table-cell table:formula="of:=[.A4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3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3">
            <text:p>43</text:p>
          </table:table-cell>
          <table:table-cell/>
          <table:table-cell table:formula="of:=[.A4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3</text:p>
          </table:table-cell>
        </table:table-row>
        <table:table-row table:style-name="ro1">
          <table:table-cell table:formula="of:=[Value.A43]" office:value-type="string" office:string-value="Cl_4_1">
            <text:p>C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4">
            <text:p>44</text:p>
          </table:table-cell>
          <table:table-cell/>
          <table:table-cell table:formula="of:=[.A46]" office:value-type="string" office:string-value="Cl_4_1">
            <text:p>C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4</text:p>
          </table:table-cell>
        </table:table-row>
        <table:table-row table:style-name="ro1">
          <table:table-cell table:formula="of:=[Value.A44]" office:value-type="string" office:string-value="Cl_4_2">
            <text:p>Cl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5">
            <text:p>45</text:p>
          </table:table-cell>
          <table:table-cell/>
          <table:table-cell table:formula="of:=[.A47]" office:value-type="string" office:string-value="Cl_4_2">
            <text:p>Cl_4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4</text:p>
          </table:table-cell>
        </table:table-row>
        <table:table-row table:style-name="ro1">
          <table:table-cell table:formula="of:=[Value.A45]" office:value-type="string" office:string-value="Cl_4_3">
            <text:p>Cl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6">
            <text:p>46</text:p>
          </table:table-cell>
          <table:table-cell/>
          <table:table-cell table:formula="of:=[.A48]" office:value-type="string" office:string-value="Cl_4_3">
            <text:p>Cl_4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4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7">
            <text:p>47</text:p>
          </table:table-cell>
          <table:table-cell/>
          <table:table-cell table:formula="of:=[.A4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4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8">
            <text:p>48</text:p>
          </table:table-cell>
          <table:table-cell/>
          <table:table-cell table:formula="of:=[.A5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4</text:p>
          </table:table-cell>
        </table:table-row>
        <table:table-row table:style-name="ro1">
          <table:table-cell table:formula="of:=[Value.A46]" office:value-type="string" office:string-value="Cl_5_1">
            <text:p>C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9">
            <text:p>49</text:p>
          </table:table-cell>
          <table:table-cell/>
          <table:table-cell table:formula="of:=[.A51]" office:value-type="string" office:string-value="Cl_5_1">
            <text:p>C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5</text:p>
          </table:table-cell>
        </table:table-row>
        <table:table-row table:style-name="ro1">
          <table:table-cell table:formula="of:=[Value.A47]" office:value-type="string" office:string-value="Cl_5_2">
            <text:p>C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0">
            <text:p>50</text:p>
          </table:table-cell>
          <table:table-cell/>
          <table:table-cell table:formula="of:=[.A52]" office:value-type="string" office:string-value="Cl_5_2">
            <text:p>C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5</text:p>
          </table:table-cell>
        </table:table-row>
        <table:table-row table:style-name="ro1">
          <table:table-cell table:formula="of:=[Value.A48]" office:value-type="string" office:string-value="Cl_5_3">
            <text:p>Cl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1">
            <text:p>51</text:p>
          </table:table-cell>
          <table:table-cell/>
          <table:table-cell table:formula="of:=[.A53]" office:value-type="string" office:string-value="Cl_5_3">
            <text:p>Cl_5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2">
            <text:p>52</text:p>
          </table:table-cell>
          <table:table-cell/>
          <table:table-cell table:formula="of:=[.A5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3">
            <text:p>53</text:p>
          </table:table-cell>
          <table:table-cell/>
          <table:table-cell table:formula="of:=[.A5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5</text:p>
          </table:table-cell>
        </table:table-row>
        <table:table-row table:style-name="ro1">
          <table:table-cell table:formula="of:=[Value.A49]" office:value-type="string" office:string-value="Cl_6_1">
            <text:p>C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4">
            <text:p>54</text:p>
          </table:table-cell>
          <table:table-cell/>
          <table:table-cell table:formula="of:=[.A56]" office:value-type="string" office:string-value="Cl_6_1">
            <text:p>C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6</text:p>
          </table:table-cell>
        </table:table-row>
        <table:table-row table:style-name="ro1">
          <table:table-cell table:formula="of:=[Value.A50]" office:value-type="string" office:string-value="Cl_6_2">
            <text:p>C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5">
            <text:p>55</text:p>
          </table:table-cell>
          <table:table-cell/>
          <table:table-cell table:formula="of:=[.A57]" office:value-type="string" office:string-value="Cl_6_2">
            <text:p>C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6</text:p>
          </table:table-cell>
        </table:table-row>
        <table:table-row table:style-name="ro1">
          <table:table-cell table:formula="of:=[Value.A51]" office:value-type="string" office:string-value="Cl_6_3">
            <text:p>Cl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6">
            <text:p>56</text:p>
          </table:table-cell>
          <table:table-cell/>
          <table:table-cell table:formula="of:=[.A58]" office:value-type="string" office:string-value="Cl_6_3">
            <text:p>Cl_6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7">
            <text:p>57</text:p>
          </table:table-cell>
          <table:table-cell/>
          <table:table-cell table:formula="of:=[.A5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8">
            <text:p>58</text:p>
          </table:table-cell>
          <table:table-cell/>
          <table:table-cell table:formula="of:=[.A6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6</text:p>
          </table:table-cell>
        </table:table-row>
        <table:table-row table:style-name="ro1">
          <table:table-cell table:formula="of:=[Value.A58]" office:value-type="string" office:string-value="Vl_1_1">
            <text:p>Vl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9">
            <text:p>59</text:p>
          </table:table-cell>
          <table:table-cell/>
          <table:table-cell table:formula="of:=[.A61]" office:value-type="string" office:string-value="Vl_1_1">
            <text:p>Vl_1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1</text:p>
          </table:table-cell>
        </table:table-row>
        <table:table-row table:style-name="ro1">
          <table:table-cell table:formula="of:=[Value.A59]" office:value-type="string" office:string-value="Vl_1_2">
            <text:p>Vl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0">
            <text:p>60</text:p>
          </table:table-cell>
          <table:table-cell/>
          <table:table-cell table:formula="of:=[.A62]" office:value-type="string" office:string-value="Vl_1_2">
            <text:p>Vl_1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1</text:p>
          </table:table-cell>
        </table:table-row>
        <table:table-row table:style-name="ro1">
          <table:table-cell table:formula="of:=[Value.A60]" office:value-type="string" office:string-value="Vl_1_3">
            <text:p>Vl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1">
            <text:p>61</text:p>
          </table:table-cell>
          <table:table-cell/>
          <table:table-cell table:formula="of:=[.A63]" office:value-type="string" office:string-value="Vl_1_3">
            <text:p>Vl_1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1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2">
            <text:p>62</text:p>
          </table:table-cell>
          <table:table-cell/>
          <table:table-cell table:formula="of:=[.A64]" office:value-type="string" office:string-value="Vl_2_1">
            <text:p>V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1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3">
            <text:p>63</text:p>
          </table:table-cell>
          <table:table-cell/>
          <table:table-cell table:formula="of:=[.A65]" office:value-type="string" office:string-value="Vl_2_2">
            <text:p>V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1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4">
            <text:p>64</text:p>
          </table:table-cell>
          <table:table-cell/>
          <table:table-cell table:formula="of:=[.A66]" office:value-type="string" office:string-value="Vl_2_1">
            <text:p>V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2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5">
            <text:p>65</text:p>
          </table:table-cell>
          <table:table-cell/>
          <table:table-cell table:formula="of:=[.A67]" office:value-type="string" office:string-value="Vl_2_2">
            <text:p>V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2</text:p>
          </table:table-cell>
        </table:table-row>
        <table:table-row table:style-name="ro1">
          <table:table-cell table:formula="of:=[Value.A63]" office:value-type="string" office:string-value="Vl_2_3">
            <text:p>Vl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6">
            <text:p>66</text:p>
          </table:table-cell>
          <table:table-cell/>
          <table:table-cell table:formula="of:=[.A68]" office:value-type="string" office:string-value="Vl_2_3">
            <text:p>Vl_2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2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7">
            <text:p>67</text:p>
          </table:table-cell>
          <table:table-cell/>
          <table:table-cell table:formula="of:=[.A69]" office:value-type="string" office:string-value="Vl_3_3">
            <text:p>V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2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8">
            <text:p>68</text:p>
          </table:table-cell>
          <table:table-cell/>
          <table:table-cell table:formula="of:=[.A70]" office:value-type="string" office:string-value="Vl_4_1">
            <text:p>V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2</text:p>
          </table:table-cell>
        </table:table-row>
        <table:table-row table:style-name="ro1">
          <table:table-cell table:formula="of:=[Value.A64]" office:value-type="string" office:string-value="Vl_3_1">
            <text:p>Vl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9">
            <text:p>69</text:p>
          </table:table-cell>
          <table:table-cell/>
          <table:table-cell table:formula="of:=[.A71]" office:value-type="string" office:string-value="Vl_3_1">
            <text:p>Vl_3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3</text:p>
          </table:table-cell>
        </table:table-row>
        <table:table-row table:style-name="ro1">
          <table:table-cell table:formula="of:=[Value.A65]" office:value-type="string" office:string-value="Vl_3_2">
            <text:p>Vl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0">
            <text:p>70</text:p>
          </table:table-cell>
          <table:table-cell/>
          <table:table-cell table:formula="of:=[.A72]" office:value-type="string" office:string-value="Vl_3_2">
            <text:p>Vl_3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3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1">
            <text:p>71</text:p>
          </table:table-cell>
          <table:table-cell/>
          <table:table-cell table:formula="of:=[.A73]" office:value-type="string" office:string-value="Vl_3_3">
            <text:p>V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3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2">
            <text:p>72</text:p>
          </table:table-cell>
          <table:table-cell/>
          <table:table-cell table:formula="of:=[.A74]" office:value-type="string" office:string-value="Vl_5_1">
            <text:p>V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3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3">
            <text:p>73</text:p>
          </table:table-cell>
          <table:table-cell/>
          <table:table-cell table:formula="of:=[.A75]" office:value-type="string" office:string-value="Vl_5_2">
            <text:p>V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3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4">
            <text:p>74</text:p>
          </table:table-cell>
          <table:table-cell/>
          <table:table-cell table:formula="of:=[.A76]" office:value-type="string" office:string-value="Vl_4_1">
            <text:p>V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4</text:p>
          </table:table-cell>
        </table:table-row>
        <table:table-row table:style-name="ro1">
          <table:table-cell table:formula="of:=[Value.A68]" office:value-type="string" office:string-value="Vl_4_2">
            <text:p>Vl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5">
            <text:p>75</text:p>
          </table:table-cell>
          <table:table-cell/>
          <table:table-cell table:formula="of:=[.A77]" office:value-type="string" office:string-value="Vl_4_2">
            <text:p>Vl_4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4</text:p>
          </table:table-cell>
        </table:table-row>
        <table:table-row table:style-name="ro1">
          <table:table-cell table:formula="of:=[Value.A69]" office:value-type="string" office:string-value="Vl_4_3">
            <text:p>Vl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6">
            <text:p>76</text:p>
          </table:table-cell>
          <table:table-cell/>
          <table:table-cell table:formula="of:=[.A78]" office:value-type="string" office:string-value="Vl_4_3">
            <text:p>Vl_4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4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7">
            <text:p>77</text:p>
          </table:table-cell>
          <table:table-cell/>
          <table:table-cell table:formula="of:=[.A79]" office:value-type="string" office:string-value="Vl_6_1">
            <text:p>V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4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8">
            <text:p>78</text:p>
          </table:table-cell>
          <table:table-cell/>
          <table:table-cell table:formula="of:=[.A80]" office:value-type="string" office:string-value="Vl_6_2">
            <text:p>V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4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9">
            <text:p>79</text:p>
          </table:table-cell>
          <table:table-cell/>
          <table:table-cell table:formula="of:=[.A81]" office:value-type="string" office:string-value="Vl_5_1">
            <text:p>V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5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0">
            <text:p>80</text:p>
          </table:table-cell>
          <table:table-cell/>
          <table:table-cell table:formula="of:=[.A82]" office:value-type="string" office:string-value="Vl_5_2">
            <text:p>V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5</text:p>
          </table:table-cell>
        </table:table-row>
        <table:table-row table:style-name="ro1">
          <table:table-cell table:formula="of:=[Value.A72]" office:value-type="string" office:string-value="Vl_5_3">
            <text:p>Vl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1">
            <text:p>81</text:p>
          </table:table-cell>
          <table:table-cell/>
          <table:table-cell table:formula="of:=[.A83]" office:value-type="string" office:string-value="Vl_5_3">
            <text:p>Vl_5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5</text:p>
          </table:table-cell>
        </table:table-row>
        <table:table-row table:style-name="ro1">
          <table:table-cell table:formula="of:=[Value.A81]" office:value-type="string" office:string-value="Vl_8_3">
            <text:p>Vl_8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2">
            <text:p>82</text:p>
          </table:table-cell>
          <table:table-cell/>
          <table:table-cell table:formula="of:=[.A84]" office:value-type="string" office:string-value="Vl_8_3">
            <text:p>Vl_8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3">
            <text:p>83</text:p>
          </table:table-cell>
          <table:table-cell/>
          <table:table-cell table:formula="of:=[.A8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5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4">
            <text:p>84</text:p>
          </table:table-cell>
          <table:table-cell/>
          <table:table-cell table:formula="of:=[.A86]" office:value-type="string" office:string-value="Vl_6_1">
            <text:p>V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6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5">
            <text:p>85</text:p>
          </table:table-cell>
          <table:table-cell/>
          <table:table-cell table:formula="of:=[.A87]" office:value-type="string" office:string-value="Vl_6_2">
            <text:p>V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6</text:p>
          </table:table-cell>
        </table:table-row>
        <table:table-row table:style-name="ro1">
          <table:table-cell table:formula="of:=[Value.A75]" office:value-type="string" office:string-value="Vl_6_3">
            <text:p>Vl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6">
            <text:p>86</text:p>
          </table:table-cell>
          <table:table-cell/>
          <table:table-cell table:formula="of:=[.A88]" office:value-type="string" office:string-value="Vl_6_3">
            <text:p>Vl_6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7">
            <text:p>87</text:p>
          </table:table-cell>
          <table:table-cell/>
          <table:table-cell table:formula="of:=[.A8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8">
            <text:p>88</text:p>
          </table:table-cell>
          <table:table-cell/>
          <table:table-cell table:formula="of:=[.A9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6</text:p>
          </table:table-cell>
        </table:table-row>
        <table:table-row table:style-name="ro1">
          <table:table-cell table:formula="of:=[Value.A82]" office:value-type="string" office:string-value="Alm_1_1">
            <text:p>Alm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9">
            <text:p>89</text:p>
          </table:table-cell>
          <table:table-cell/>
          <table:table-cell table:formula="of:=[.A91]" office:value-type="string" office:string-value="Alm_1_1">
            <text:p>Alm_1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3]" office:value-type="string" office:string-value="Alm_1_2">
            <text:p>Alm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0">
            <text:p>90</text:p>
          </table:table-cell>
          <table:table-cell/>
          <table:table-cell table:formula="of:=[.A92]" office:value-type="string" office:string-value="Alm_1_2">
            <text:p>Alm_1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4]" office:value-type="string" office:string-value="Alm_1_3">
            <text:p>Alm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1">
            <text:p>91</text:p>
          </table:table-cell>
          <table:table-cell/>
          <table:table-cell table:formula="of:=[.A93]" office:value-type="string" office:string-value="Alm_1_3">
            <text:p>Alm_1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2">
            <text:p>92</text:p>
          </table:table-cell>
          <table:table-cell/>
          <table:table-cell table:formula="of:=[.A94]" office:value-type="string" office:string-value="Alm_2_1">
            <text:p>Alm_2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3">
            <text:p>93</text:p>
          </table:table-cell>
          <table:table-cell/>
          <table:table-cell table:formula="of:=[.A95]" office:value-type="string" office:string-value="Alm_2_2">
            <text:p>Alm_2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4">
            <text:p>94</text:p>
          </table:table-cell>
          <table:table-cell/>
          <table:table-cell table:formula="of:=[.A96]" office:value-type="string" office:string-value="Alm_2_3">
            <text:p>Alm_2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5">
            <text:p>95</text:p>
          </table:table-cell>
          <table:table-cell/>
          <table:table-cell table:formula="of:=[.A97]" office:value-type="string" office:string-value="Alm_2_1">
            <text:p>Alm_2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6">
            <text:p>96</text:p>
          </table:table-cell>
          <table:table-cell/>
          <table:table-cell table:formula="of:=[.A98]" office:value-type="string" office:string-value="Alm_2_2">
            <text:p>Alm_2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7">
            <text:p>97</text:p>
          </table:table-cell>
          <table:table-cell/>
          <table:table-cell table:formula="of:=[.A99]" office:value-type="string" office:string-value="Alm_2_3">
            <text:p>Alm_2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8">
            <text:p>98</text:p>
          </table:table-cell>
          <table:table-cell/>
          <table:table-cell table:formula="of:=[.A100]" office:value-type="string" office:string-value="Alm_4_1">
            <text:p>Alm_4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9">
            <text:p>99</text:p>
          </table:table-cell>
          <table:table-cell/>
          <table:table-cell table:formula="of:=[.A101]" office:value-type="string" office:string-value="Alm_4_2">
            <text:p>Alm_4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A102]" office:value-type="string" office:string-value="Alm_4_3">
            <text:p>Alm_4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0]" office:value-type="string" office:string-value="Alm_3_1">
            <text:p>Alm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1">
            <text:p>101</text:p>
          </table:table-cell>
          <table:table-cell/>
          <table:table-cell table:formula="of:=[.A103]" office:value-type="string" office:string-value="Alm_3_1">
            <text:p>Alm_3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1]" office:value-type="string" office:string-value="Alm_3_2">
            <text:p>Alm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2">
            <text:p>102</text:p>
          </table:table-cell>
          <table:table-cell/>
          <table:table-cell table:formula="of:=[.A104]" office:value-type="string" office:string-value="Alm_3_2">
            <text:p>Alm_3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2]" office:value-type="string" office:string-value="Alm_3_3">
            <text:p>Alm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3">
            <text:p>103</text:p>
          </table:table-cell>
          <table:table-cell/>
          <table:table-cell table:formula="of:=[.A105]" office:value-type="string" office:string-value="Alm_3_3">
            <text:p>Alm_3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4">
            <text:p>104</text:p>
          </table:table-cell>
          <table:table-cell/>
          <table:table-cell table:formula="of:=[.A106]" office:value-type="string" office:string-value="Alm_6_1">
            <text:p>Alm_6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5">
            <text:p>105</text:p>
          </table:table-cell>
          <table:table-cell/>
          <table:table-cell table:formula="of:=[.A107]" office:value-type="string" office:string-value="Alm_6_2">
            <text:p>Alm_6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6">
            <text:p>106</text:p>
          </table:table-cell>
          <table:table-cell/>
          <table:table-cell table:formula="of:=[.A108]" office:value-type="string" office:string-value="Alm_6_3">
            <text:p>Alm_6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7">
            <text:p>107</text:p>
          </table:table-cell>
          <table:table-cell/>
          <table:table-cell table:formula="of:=[.A109]" office:value-type="string" office:string-value="Alm_4_1">
            <text:p>Alm_4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8">
            <text:p>108</text:p>
          </table:table-cell>
          <table:table-cell/>
          <table:table-cell table:formula="of:=[.A110]" office:value-type="string" office:string-value="Alm_4_2">
            <text:p>Alm_4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9">
            <text:p>109</text:p>
          </table:table-cell>
          <table:table-cell/>
          <table:table-cell table:formula="of:=[.A111]" office:value-type="string" office:string-value="Alm_4_3">
            <text:p>Alm_4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0]" office:value-type="string" office:string-value="Alm_8_1">
            <text:p>Alm_8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0">
            <text:p>110</text:p>
          </table:table-cell>
          <table:table-cell/>
          <table:table-cell table:formula="of:=[.A112]" office:value-type="string" office:string-value="Alm_8_1">
            <text:p>Alm_8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1]" office:value-type="string" office:string-value="Alm_8_2">
            <text:p>Alm_8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1">
            <text:p>111</text:p>
          </table:table-cell>
          <table:table-cell/>
          <table:table-cell table:formula="of:=[.A113]" office:value-type="string" office:string-value="Alm_8_2">
            <text:p>Alm_8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2]" office:value-type="string" office:string-value="Alm_8_3">
            <text:p>Alm_8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2">
            <text:p>112</text:p>
          </table:table-cell>
          <table:table-cell/>
          <table:table-cell table:formula="of:=[.A114]" office:value-type="string" office:string-value="Alm_8_3">
            <text:p>Alm_8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8]" office:value-type="string" office:string-value="Alm_5_1">
            <text:p>Alm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3">
            <text:p>113</text:p>
          </table:table-cell>
          <table:table-cell/>
          <table:table-cell table:formula="of:=[.A115]" office:value-type="string" office:string-value="Alm_5_1">
            <text:p>Alm_5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9]" office:value-type="string" office:string-value="Alm_5_2">
            <text:p>Alm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4">
            <text:p>114</text:p>
          </table:table-cell>
          <table:table-cell/>
          <table:table-cell table:formula="of:=[.A116]" office:value-type="string" office:string-value="Alm_5_2">
            <text:p>Alm_5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0]" office:value-type="string" office:string-value="Alm_5_3">
            <text:p>Alm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5">
            <text:p>115</text:p>
          </table:table-cell>
          <table:table-cell/>
          <table:table-cell table:formula="of:=[.A117]" office:value-type="string" office:string-value="Alm_5_3">
            <text:p>Alm_5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6">
            <text:p>116</text:p>
          </table:table-cell>
          <table:table-cell/>
          <table:table-cell table:formula="of:=[.A118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7">
            <text:p>117</text:p>
          </table:table-cell>
          <table:table-cell/>
          <table:table-cell table:formula="of:=[.A11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8">
            <text:p>118</text:p>
          </table:table-cell>
          <table:table-cell/>
          <table:table-cell table:formula="of:=[.A12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9">
            <text:p>119</text:p>
          </table:table-cell>
          <table:table-cell/>
          <table:table-cell table:formula="of:=[.A121]" office:value-type="string" office:string-value="Alm_6_1">
            <text:p>Alm_6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0">
            <text:p>120</text:p>
          </table:table-cell>
          <table:table-cell/>
          <table:table-cell table:formula="of:=[.A122]" office:value-type="string" office:string-value="Alm_6_2">
            <text:p>Alm_6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1">
            <text:p>121</text:p>
          </table:table-cell>
          <table:table-cell/>
          <table:table-cell table:formula="of:=[.A123]" office:value-type="string" office:string-value="Alm_6_3">
            <text:p>Alm_6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2">
            <text:p>122</text:p>
          </table:table-cell>
          <table:table-cell/>
          <table:table-cell table:formula="of:=[.A12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3">
            <text:p>123</text:p>
          </table:table-cell>
          <table:table-cell/>
          <table:table-cell table:formula="of:=[.A12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4">
            <text:p>124</text:p>
          </table:table-cell>
          <table:table-cell/>
          <table:table-cell table:formula="of:=[.A126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4]" office:value-type="string" office:string-value="Half_1_">
            <text:p>Half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5">
            <text:p>125</text:p>
          </table:table-cell>
          <table:table-cell/>
          <table:table-cell table:formula="of:=[.A127]" office:value-type="string" office:string-value="Half_1_">
            <text:p>Half_1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5]" office:value-type="string" office:string-value="Half_2_">
            <text:p>Half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6">
            <text:p>126</text:p>
          </table:table-cell>
          <table:table-cell/>
          <table:table-cell table:formula="of:=[.A128]" office:value-type="string" office:string-value="Half_2_">
            <text:p>Half_2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6]" office:value-type="string" office:string-value="Half_3_">
            <text:p>Half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7">
            <text:p>127</text:p>
          </table:table-cell>
          <table:table-cell/>
          <table:table-cell table:formula="of:=[.A129]" office:value-type="string" office:string-value="Half_3_">
            <text:p>Half_3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7]" office:value-type="string" office:string-value="Half_4_">
            <text:p>Half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8">
            <text:p>128</text:p>
          </table:table-cell>
          <table:table-cell/>
          <table:table-cell table:formula="of:=[.A130]" office:value-type="string" office:string-value="Half_4_">
            <text:p>Half_4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8]" office:value-type="string" office:string-value="Half_5_">
            <text:p>Half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9">
            <text:p>129</text:p>
          </table:table-cell>
          <table:table-cell/>
          <table:table-cell table:formula="of:=[.A131]" office:value-type="string" office:string-value="Half_5_">
            <text:p>Half_5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9]" office:value-type="string" office:string-value="Half_6_">
            <text:p>Half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0">
            <text:p>130</text:p>
          </table:table-cell>
          <table:table-cell/>
          <table:table-cell table:formula="of:=[.A132]" office:value-type="string" office:string-value="Half_6_">
            <text:p>Half_6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2]" office:value-type="string" office:string-value="Full_1_">
            <text:p>Full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1">
            <text:p>131</text:p>
          </table:table-cell>
          <table:table-cell/>
          <table:table-cell table:formula="of:=[.A133]" office:value-type="string" office:string-value="Full_1_">
            <text:p>Full_1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3]" office:value-type="string" office:string-value="Full_2_">
            <text:p>Full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2">
            <text:p>132</text:p>
          </table:table-cell>
          <table:table-cell/>
          <table:table-cell table:formula="of:=[.A134]" office:value-type="string" office:string-value="Full_2_">
            <text:p>Full_2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4]" office:value-type="string" office:string-value="Full_3_">
            <text:p>Full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3">
            <text:p>133</text:p>
          </table:table-cell>
          <table:table-cell/>
          <table:table-cell table:formula="of:=[.A135]" office:value-type="string" office:string-value="Full_3_">
            <text:p>Full_3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5]" office:value-type="string" office:string-value="Full_4_">
            <text:p>Full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4">
            <text:p>134</text:p>
          </table:table-cell>
          <table:table-cell/>
          <table:table-cell table:formula="of:=[.A136]" office:value-type="string" office:string-value="Full_4_">
            <text:p>Full_4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6]" office:value-type="string" office:string-value="Full_5_">
            <text:p>Full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5">
            <text:p>135</text:p>
          </table:table-cell>
          <table:table-cell/>
          <table:table-cell table:formula="of:=[.A137]" office:value-type="string" office:string-value="Full_5_">
            <text:p>Full_5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7]" office:value-type="string" office:string-value="Full_6_">
            <text:p>Full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6">
            <text:p>136</text:p>
          </table:table-cell>
          <table:table-cell/>
          <table:table-cell table:formula="of:=[.A138]" office:value-type="string" office:string-value="Full_6_">
            <text:p>Full_6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0]" office:value-type="string" office:string-value="Alarm">
            <text:p>Alarm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7">
            <text:p>137</text:p>
          </table:table-cell>
          <table:table-cell/>
          <table:table-cell table:formula="of:=[.A139]" office:value-type="string" office:string-value="Alarm">
            <text:p>Alar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1]" office:value-type="string" office:string-value="a_L_nfs">
            <text:p>a_L_nf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8">
            <text:p>138</text:p>
          </table:table-cell>
          <table:table-cell/>
          <table:table-cell table:formula="of:=[.A140]" office:value-type="string" office:string-value="a_L_nfs">
            <text:p>a_L_nf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2]" office:value-type="string" office:string-value="a_L_nz">
            <text:p>a_L_nz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9">
            <text:p>139</text:p>
          </table:table-cell>
          <table:table-cell/>
          <table:table-cell table:formula="of:=[.A141]" office:value-type="string" office:string-value="a_L_nz">
            <text:p>a_L_n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3]" office:value-type="string" office:string-value="a_L_sus">
            <text:p>a_L_su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0">
            <text:p>140</text:p>
          </table:table-cell>
          <table:table-cell/>
          <table:table-cell table:formula="of:=[.A142]" office:value-type="string" office:string-value="a_L_sus">
            <text:p>a_L_s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4]" office:value-type="string" office:string-value="a_L_cs">
            <text:p>a_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1">
            <text:p>141</text:p>
          </table:table-cell>
          <table:table-cell/>
          <table:table-cell table:formula="of:=[.A143]" office:value-type="string" office:string-value="a_L_cs">
            <text:p>a_L_c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5]" office:value-type="string" office:string-value="a_T_s">
            <text:p>a_T_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2">
            <text:p>142</text:p>
          </table:table-cell>
          <table:table-cell/>
          <table:table-cell table:formula="of:=[.A144]" office:value-type="string" office:string-value="a_T_s">
            <text:p>a_T_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6]" office:value-type="string" office:string-value="r_l">
            <text:p>r_l</text:p>
          </table:table-cell>
          <table:table-cell/>
          <table:table-cell office:value-type="string">
            <text:p>smallint default '0',</text:p>
          </table:table-cell>
          <table:table-cell table:number-columns-repeated="3"/>
          <table:table-cell table:formula="of:=[.A145]" office:value-type="string" office:string-value="r_l">
            <text:p>r_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егенерації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3">
            <text:p>143</text:p>
          </table:table-cell>
          <table:table-cell/>
          <table:table-cell table:formula="of:=[.A146]" office:value-type="string" office:string-value="G_cs">
            <text:p>G_cs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string">
            <text:p>Витрата соку</text:p>
          </table:table-cell>
        </table:table-row>
        <table:table-row table:style-name="ro1">
          <table:table-cell table:formula="of:=[Value.A144]" office:value-type="string" office:string-value="L_sus">
            <text:p>L_su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4">
            <text:p>144</text:p>
          </table:table-cell>
          <table:table-cell/>
          <table:table-cell table:formula="of:=[.A147]" office:value-type="string" office:string-value="L_sus">
            <text:p>L_su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. Суспензії</text:p>
          </table:table-cell>
        </table:table-row>
        <table:table-row table:style-name="ro1">
          <table:table-cell table:formula="of:=[Value.A143]" office:value-type="string" office:string-value="L_nz">
            <text:p>L_nz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5">
            <text:p>145</text:p>
          </table:table-cell>
          <table:table-cell/>
          <table:table-cell table:formula="of:=[.A148]" office:value-type="string" office:string-value="L_nz">
            <text:p>L_nz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нап. зб.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6">
            <text:p>146</text:p>
          </table:table-cell>
          <table:table-cell/>
          <table:table-cell table:formula="of:=[.A149]" office:value-type="string" office:string-value="L_cs">
            <text:p>L_c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нап. зб. Сусп.</text:p>
          </table:table-cell>
        </table:table-row>
        <table:table-row table:style-name="ro1">
          <table:table-cell table:formula="of:=[Value.A142]" office:value-type="string" office:string-value="L_nfs">
            <text:p>L_nf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7">
            <text:p>147</text:p>
          </table:table-cell>
          <table:table-cell/>
          <table:table-cell table:formula="of:=[.A150]" office:value-type="string" office:string-value="L_nfs">
            <text:p>L_nf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. нф. Соку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8">
            <text:p>148</text:p>
          </table:table-cell>
          <table:table-cell/>
          <table:table-cell table:formula="of:=[.A151]" office:value-type="string" office:string-value="T_s">
            <text:p>T_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Температура соку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9">
            <text:p>149</text:p>
          </table:table-cell>
          <table:table-cell/>
          <table:table-cell table:formula="of:=[.A152]" office:value-type="string" office:string-value="L_cs">
            <text:p>L_c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ірнику фл. Соку</text:p>
          </table:table-cell>
        </table:table-row>
        <table:table-row table:style-name="ro1">
          <table:table-cell table:formula="of:=[Value.A148]" office:value-type="string" office:string-value="State_1_">
            <text:p>State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0">
            <text:p>150</text:p>
          </table:table-cell>
          <table:table-cell/>
          <table:table-cell table:formula="of:=[.A153]" office:value-type="string" office:string-value="State_1_">
            <text:p>State_1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1</text:p>
          </table:table-cell>
        </table:table-row>
        <table:table-row table:style-name="ro1">
          <table:table-cell table:formula="of:=[Value.A149]" office:value-type="string" office:string-value="State_2_">
            <text:p>State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1">
            <text:p>151</text:p>
          </table:table-cell>
          <table:table-cell/>
          <table:table-cell table:formula="of:=[.A154]" office:value-type="string" office:string-value="State_2_">
            <text:p>State_2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2</text:p>
          </table:table-cell>
        </table:table-row>
        <table:table-row table:style-name="ro1">
          <table:table-cell table:formula="of:=[Value.A150]" office:value-type="string" office:string-value="State_3_">
            <text:p>State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2">
            <text:p>152</text:p>
          </table:table-cell>
          <table:table-cell/>
          <table:table-cell table:formula="of:=[.A155]" office:value-type="string" office:string-value="State_3_">
            <text:p>State_3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3</text:p>
          </table:table-cell>
        </table:table-row>
        <table:table-row table:style-name="ro1">
          <table:table-cell table:formula="of:=[Value.A151]" office:value-type="string" office:string-value="State_4_">
            <text:p>State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3">
            <text:p>153</text:p>
          </table:table-cell>
          <table:table-cell/>
          <table:table-cell table:formula="of:=[.A156]" office:value-type="string" office:string-value="State_4_">
            <text:p>State_4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4</text:p>
          </table:table-cell>
        </table:table-row>
        <table:table-row table:style-name="ro1">
          <table:table-cell table:formula="of:=[Value.A152]" office:value-type="string" office:string-value="State_5_">
            <text:p>State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4">
            <text:p>154</text:p>
          </table:table-cell>
          <table:table-cell/>
          <table:table-cell table:formula="of:=[.A157]" office:value-type="string" office:string-value="State_5_">
            <text:p>State_5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5</text:p>
          </table:table-cell>
        </table:table-row>
        <table:table-row table:style-name="ro1">
          <table:table-cell table:formula="of:=[Value.A153]" office:value-type="string" office:string-value="State_6_">
            <text:p>State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5">
            <text:p>155</text:p>
          </table:table-cell>
          <table:table-cell/>
          <table:table-cell table:formula="of:=[.A158]" office:value-type="string" office:string-value="State_6_">
            <text:p>State_6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6</text:p>
          </table:table-cell>
        </table:table-row>
        <table:table-row table:style-name="ro1">
          <table:table-cell office:value-type="string">
            <text:p>primary key(Dt)) Engine = Innodb;</text:p>
          </table:table-cell>
          <table:table-cell table:number-columns-repeated="9"/>
        </table:table-row>
      </table:table>
      <table:table table:name="Аркуш6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table:number-columns-repeated="2"/>
          <table:table-cell office:value-type="string">
            <text:p>create table trend (Dt integer unsigned not null,</text:p>
          </table:table-cell>
        </table:table-row>
        <table:table-row table:style-name="ro1">
          <table:table-cell table:formula="of:=[Value.A2]" office:value-type="string" office:string-value="Di_0">
            <text:p>Di_0</text:p>
          </table:table-cell>
          <table:table-cell table:formula="of:=[Value.B2]"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];&quot; &quot;;&quot;smallint default '0',&quot;)" office:value-type="string" office:string-value="Di_0 smallint default '0',">
            <text:p>Di_0 smallint default '0',</text:p>
          </table:table-cell>
        </table:table-row>
        <table:table-row table:style-name="ro1">
          <table:table-cell table:formula="of:=[Value.A3]" office:value-type="string" office:string-value="Di_1">
            <text:p>Di_1</text:p>
          </table:table-cell>
          <table:table-cell table:formula="of:=[Value.B3]"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];&quot; &quot;;&quot;smallint default '0',&quot;)" office:value-type="string" office:string-value="Di_1 smallint default '0',">
            <text:p>Di_1 smallint default '0',</text:p>
          </table:table-cell>
        </table:table-row>
        <table:table-row table:style-name="ro1">
          <table:table-cell table:formula="of:=[Value.A4]" office:value-type="string" office:string-value="Di_2">
            <text:p>Di_2</text:p>
          </table:table-cell>
          <table:table-cell table:formula="of:=[Value.B4]"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];&quot; &quot;;&quot;smallint default '0',&quot;)" office:value-type="string" office:string-value="Di_2 smallint default '0',">
            <text:p>Di_2 smallint default '0',</text:p>
          </table:table-cell>
        </table:table-row>
        <table:table-row table:style-name="ro1">
          <table:table-cell table:formula="of:=[Value.A5]" office:value-type="string" office:string-value="Di_3">
            <text:p>Di_3</text:p>
          </table:table-cell>
          <table:table-cell table:formula="of:=[Value.B5]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];&quot; &quot;;&quot;smallint default '0',&quot;)" office:value-type="string" office:string-value="Di_3 smallint default '0',">
            <text:p>Di_3 smallint default '0',</text:p>
          </table:table-cell>
        </table:table-row>
        <table:table-row table:style-name="ro1">
          <table:table-cell table:formula="of:=[Value.A6]" office:value-type="string" office:string-value="Di_4">
            <text:p>Di_4</text:p>
          </table:table-cell>
          <table:table-cell table:formula="of:=[Value.B6]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];&quot; &quot;;&quot;smallint default '0',&quot;)" office:value-type="string" office:string-value="Di_4 smallint default '0',">
            <text:p>Di_4 smallint default '0',</text:p>
          </table:table-cell>
        </table:table-row>
        <table:table-row table:style-name="ro1">
          <table:table-cell table:formula="of:=[Value.A7]" office:value-type="string" office:string-value="Di_5">
            <text:p>Di_5</text:p>
          </table:table-cell>
          <table:table-cell table:formula="of:=[Value.B7]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];&quot; &quot;;&quot;smallint default '0',&quot;)" office:value-type="string" office:string-value="Di_5 smallint default '0',">
            <text:p>Di_5 smallint default '0',</text:p>
          </table:table-cell>
        </table:table-row>
        <table:table-row table:style-name="ro1">
          <table:table-cell table:formula="of:=[Value.A8]" office:value-type="string" office:string-value="Di_6">
            <text:p>Di_6</text:p>
          </table:table-cell>
          <table:table-cell table:formula="of:=[Value.B8]"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];&quot; &quot;;&quot;smallint default '0',&quot;)" office:value-type="string" office:string-value="Di_6 smallint default '0',">
            <text:p>Di_6 smallint default '0',</text:p>
          </table:table-cell>
        </table:table-row>
        <table:table-row table:style-name="ro1">
          <table:table-cell table:formula="of:=[Value.A9]" office:value-type="string" office:string-value="Di_7">
            <text:p>Di_7</text:p>
          </table:table-cell>
          <table:table-cell table:formula="of:=[Value.B9]"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];&quot; &quot;;&quot;smallint default '0',&quot;)" office:value-type="string" office:string-value="Di_7 smallint default '0',">
            <text:p>Di_7 smallint default '0',</text:p>
          </table:table-cell>
        </table:table-row>
        <table:table-row table:style-name="ro1">
          <table:table-cell table:formula="of:=[Value.A10]" office:value-type="string" office:string-value="Di_8">
            <text:p>Di_8</text:p>
          </table:table-cell>
          <table:table-cell table:formula="of:=[Value.B10]"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];&quot; &quot;;&quot;smallint default '0',&quot;)" office:value-type="string" office:string-value="Di_8 smallint default '0',">
            <text:p>Di_8 smallint default '0',</text:p>
          </table:table-cell>
        </table:table-row>
        <table:table-row table:style-name="ro1">
          <table:table-cell table:formula="of:=[Value.A11]" office:value-type="string" office:string-value="Di_9">
            <text:p>Di_9</text:p>
          </table:table-cell>
          <table:table-cell table:formula="of:=[Value.B11]"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];&quot; &quot;;&quot;smallint default '0',&quot;)" office:value-type="string" office:string-value="Di_9 smallint default '0',">
            <text:p>Di_9 smallint default '0',</text:p>
          </table:table-cell>
        </table:table-row>
        <table:table-row table:style-name="ro1">
          <table:table-cell table:formula="of:=[Value.A12]" office:value-type="string" office:string-value="Di_10">
            <text:p>Di_10</text:p>
          </table:table-cell>
          <table:table-cell table:formula="of:=[Value.B12]"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];&quot; &quot;;&quot;smallint default '0',&quot;)" office:value-type="string" office:string-value="Di_10 smallint default '0',">
            <text:p>Di_10 smallint default '0',</text:p>
          </table:table-cell>
        </table:table-row>
        <table:table-row table:style-name="ro1">
          <table:table-cell table:formula="of:=[Value.A13]" office:value-type="string" office:string-value="Di_11">
            <text:p>Di_11</text:p>
          </table:table-cell>
          <table:table-cell table:formula="of:=[Value.B13]"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];&quot; &quot;;&quot;smallint default '0',&quot;)" office:value-type="string" office:string-value="Di_11 smallint default '0',">
            <text:p>Di_11 smallint default '0',</text:p>
          </table:table-cell>
        </table:table-row>
        <table:table-row table:style-name="ro1">
          <table:table-cell table:formula="of:=[Value.A14]" office:value-type="string" office:string-value="Di_12">
            <text:p>Di_12</text:p>
          </table:table-cell>
          <table:table-cell table:formula="of:=[Value.B14]"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];&quot; &quot;;&quot;smallint default '0',&quot;)" office:value-type="string" office:string-value="Di_12 smallint default '0',">
            <text:p>Di_12 smallint default '0',</text:p>
          </table:table-cell>
        </table:table-row>
        <table:table-row table:style-name="ro1">
          <table:table-cell table:formula="of:=[Value.A15]" office:value-type="string" office:string-value="Di_13">
            <text:p>Di_13</text:p>
          </table:table-cell>
          <table:table-cell table:formula="of:=[Value.B15]"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5];&quot; &quot;;&quot;smallint default '0',&quot;)" office:value-type="string" office:string-value="Di_13 smallint default '0',">
            <text:p>Di_13 smallint default '0',</text:p>
          </table:table-cell>
        </table:table-row>
        <table:table-row table:style-name="ro1">
          <table:table-cell table:formula="of:=[Value.A16]" office:value-type="string" office:string-value="Di_14">
            <text:p>Di_14</text:p>
          </table:table-cell>
          <table:table-cell table:formula="of:=[Value.B16]"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6];&quot; &quot;;&quot;smallint default '0',&quot;)" office:value-type="string" office:string-value="Di_14 smallint default '0',">
            <text:p>Di_14 smallint default '0',</text:p>
          </table:table-cell>
        </table:table-row>
        <table:table-row table:style-name="ro1">
          <table:table-cell table:formula="of:=[Value.A17]" office:value-type="string" office:string-value="Di_15">
            <text:p>Di_15</text:p>
          </table:table-cell>
          <table:table-cell table:formula="of:=[Value.B17]"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7];&quot; &quot;;&quot;smallint default '0',&quot;)" office:value-type="string" office:string-value="Di_15 smallint default '0',">
            <text:p>Di_15 smallint default '0',</text:p>
          </table:table-cell>
        </table:table-row>
        <table:table-row table:style-name="ro1">
          <table:table-cell table:formula="of:=[Value.A18]" office:value-type="string" office:string-value="Dio_1_">
            <text:p>Dio_1_</text:p>
          </table:table-cell>
          <table:table-cell table:formula="of:=[Value.B18]"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8];&quot; &quot;;&quot;smallint default '0',&quot;)" office:value-type="string" office:string-value="Dio_1_ smallint default '0',">
            <text:p>Dio_1_ smallint default '0',</text:p>
          </table:table-cell>
        </table:table-row>
        <table:table-row table:style-name="ro1">
          <table:table-cell table:formula="of:=[Value.A19]" office:value-type="string" office:string-value="Dio_2_">
            <text:p>Dio_2_</text:p>
          </table:table-cell>
          <table:table-cell table:formula="of:=[Value.B19]"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9];&quot; &quot;;&quot;smallint default '0',&quot;)" office:value-type="string" office:string-value="Dio_2_ smallint default '0',">
            <text:p>Dio_2_ smallint default '0',</text:p>
          </table:table-cell>
        </table:table-row>
        <table:table-row table:style-name="ro1">
          <table:table-cell table:formula="of:=[Value.A20]" office:value-type="string" office:string-value="Dio_3_">
            <text:p>Dio_3_</text:p>
          </table:table-cell>
          <table:table-cell table:formula="of:=[Value.B20]"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0];&quot; &quot;;&quot;smallint default '0',&quot;)" office:value-type="string" office:string-value="Dio_3_ smallint default '0',">
            <text:p>Dio_3_ smallint default '0',</text:p>
          </table:table-cell>
        </table:table-row>
        <table:table-row table:style-name="ro1">
          <table:table-cell table:formula="of:=[Value.A21]" office:value-type="string" office:string-value="Dio_4_">
            <text:p>Dio_4_</text:p>
          </table:table-cell>
          <table:table-cell table:formula="of:=[Value.B21]"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1];&quot; &quot;;&quot;smallint default '0',&quot;)" office:value-type="string" office:string-value="Dio_4_ smallint default '0',">
            <text:p>Dio_4_ smallint default '0',</text:p>
          </table:table-cell>
        </table:table-row>
        <table:table-row table:style-name="ro1">
          <table:table-cell table:formula="of:=[Value.A22]" office:value-type="string" office:string-value="Dio_5_">
            <text:p>Dio_5_</text:p>
          </table:table-cell>
          <table:table-cell table:formula="of:=[Value.B22]"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2];&quot; &quot;;&quot;smallint default '0',&quot;)" office:value-type="string" office:string-value="Dio_5_ smallint default '0',">
            <text:p>Dio_5_ smallint default '0',</text:p>
          </table:table-cell>
        </table:table-row>
        <table:table-row table:style-name="ro1">
          <table:table-cell table:formula="of:=[Value.A23]" office:value-type="string" office:string-value="Dio_6_">
            <text:p>Dio_6_</text:p>
          </table:table-cell>
          <table:table-cell table:formula="of:=[Value.B23]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3];&quot; &quot;;&quot;smallint default '0',&quot;)" office:value-type="string" office:string-value="Dio_6_ smallint default '0',">
            <text:p>Dio_6_ smallint default '0',</text:p>
          </table:table-cell>
        </table:table-row>
        <table:table-row table:style-name="ro1">
          <table:table-cell table:formula="of:=[Value.A24]" office:value-type="string" office:string-value="Dio_7_">
            <text:p>Dio_7_</text:p>
          </table:table-cell>
          <table:table-cell table:formula="of:=[Value.B24]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4];&quot; &quot;;&quot;smallint default '0',&quot;)" office:value-type="string" office:string-value="Dio_7_ smallint default '0',">
            <text:p>Dio_7_ smallint default '0',</text:p>
          </table:table-cell>
        </table:table-row>
        <table:table-row table:style-name="ro1">
          <table:table-cell table:formula="of:=[Value.A25]" office:value-type="string" office:string-value="Dio_8_">
            <text:p>Dio_8_</text:p>
          </table:table-cell>
          <table:table-cell table:formula="of:=[Value.B25]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5];&quot; &quot;;&quot;smallint default '0',&quot;)" office:value-type="string" office:string-value="Dio_8_ smallint default '0',">
            <text:p>Dio_8_ smallint default '0',</text:p>
          </table:table-cell>
        </table:table-row>
        <table:table-row table:style-name="ro1">
          <table:table-cell table:formula="of:=[Value.A26]" office:value-type="string" office:string-value="Amr_1_">
            <text:p>Amr_1_</text:p>
          </table:table-cell>
          <table:table-cell table:formula="of:=[Value.B26]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6];&quot; &quot;;&quot;smallint default '0',&quot;)" office:value-type="string" office:string-value="Amr_1_ smallint default '0',">
            <text:p>Amr_1_ smallint default '0',</text:p>
          </table:table-cell>
        </table:table-row>
        <table:table-row table:style-name="ro1">
          <table:table-cell table:formula="of:=[Value.A27]" office:value-type="string" office:string-value="Amr_2_">
            <text:p>Amr_2_</text:p>
          </table:table-cell>
          <table:table-cell table:formula="of:=[Value.B27]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7];&quot; &quot;;&quot;smallint default '0',&quot;)" office:value-type="string" office:string-value="Amr_2_ smallint default '0',">
            <text:p>Amr_2_ smallint default '0',</text:p>
          </table:table-cell>
        </table:table-row>
        <table:table-row table:style-name="ro1">
          <table:table-cell table:formula="of:=[Value.A28]" office:value-type="string" office:string-value="Amr_3_">
            <text:p>Amr_3_</text:p>
          </table:table-cell>
          <table:table-cell table:formula="of:=[Value.B28]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8];&quot; &quot;;&quot;smallint default '0',&quot;)" office:value-type="string" office:string-value="Amr_3_ smallint default '0',">
            <text:p>Amr_3_ smallint default '0',</text:p>
          </table:table-cell>
        </table:table-row>
        <table:table-row table:style-name="ro1">
          <table:table-cell table:formula="of:=[Value.A29]" office:value-type="string" office:string-value="Amr_4_">
            <text:p>Amr_4_</text:p>
          </table:table-cell>
          <table:table-cell table:formula="of:=[Value.B29]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29];&quot; &quot;;&quot;smallint default '0',&quot;)" office:value-type="string" office:string-value="Amr_4_ smallint default '0',">
            <text:p>Amr_4_ smallint default '0',</text:p>
          </table:table-cell>
        </table:table-row>
        <table:table-row table:style-name="ro1">
          <table:table-cell table:formula="of:=[Value.A30]" office:value-type="string" office:string-value="Amr_5_">
            <text:p>Amr_5_</text:p>
          </table:table-cell>
          <table:table-cell table:formula="of:=[Value.B30]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0];&quot; &quot;;&quot;smallint default '0',&quot;)" office:value-type="string" office:string-value="Amr_5_ smallint default '0',">
            <text:p>Amr_5_ smallint default '0',</text:p>
          </table:table-cell>
        </table:table-row>
        <table:table-row table:style-name="ro1">
          <table:table-cell table:formula="of:=[Value.A31]" office:value-type="string" office:string-value="Amr_6_">
            <text:p>Amr_6_</text:p>
          </table:table-cell>
          <table:table-cell table:formula="of:=[Value.B31]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1];&quot; &quot;;&quot;smallint default '0',&quot;)" office:value-type="string" office:string-value="Amr_6_ smallint default '0',">
            <text:p>Amr_6_ smallint default '0',</text:p>
          </table:table-cell>
        </table:table-row>
        <table:table-row table:style-name="ro1">
          <table:table-cell table:formula="of:=[Value.A32]" office:value-type="string" office:string-value="Amr_7_">
            <text:p>Amr_7_</text:p>
          </table:table-cell>
          <table:table-cell table:formula="of:=[Value.B32]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2];&quot; &quot;;&quot;smallint default '0',&quot;)" office:value-type="string" office:string-value="Amr_7_ smallint default '0',">
            <text:p>Amr_7_ smallint default '0',</text:p>
          </table:table-cell>
        </table:table-row>
        <table:table-row table:style-name="ro1">
          <table:table-cell table:formula="of:=[Value.A33]" office:value-type="string" office:string-value="Amr_8_">
            <text:p>Amr_8_</text:p>
          </table:table-cell>
          <table:table-cell table:formula="of:=[Value.B33]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3];&quot; &quot;;&quot;smallint default '0',&quot;)" office:value-type="string" office:string-value="Amr_8_ smallint default '0',">
            <text:p>Amr_8_ smallint default '0',</text:p>
          </table:table-cell>
        </table:table-row>
        <table:table-row table:style-name="ro1">
          <table:table-cell table:formula="of:=[Value.A34]" office:value-type="string" office:string-value="Cl_1_1">
            <text:p>Cl_1_1</text:p>
          </table:table-cell>
          <table:table-cell table:formula="of:=[Value.B34]"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4];&quot; &quot;;&quot;smallint default '0',&quot;)" office:value-type="string" office:string-value="Cl_1_1 smallint default '0',">
            <text:p>Cl_1_1 smallint default '0',</text:p>
          </table:table-cell>
        </table:table-row>
        <table:table-row table:style-name="ro1">
          <table:table-cell table:formula="of:=[Value.A35]" office:value-type="string" office:string-value="Cl_1_2">
            <text:p>Cl_1_2</text:p>
          </table:table-cell>
          <table:table-cell table:formula="of:=[Value.B35]"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5];&quot; &quot;;&quot;smallint default '0',&quot;)" office:value-type="string" office:string-value="Cl_1_2 smallint default '0',">
            <text:p>Cl_1_2 smallint default '0',</text:p>
          </table:table-cell>
        </table:table-row>
        <table:table-row table:style-name="ro1">
          <table:table-cell table:formula="of:=[Value.A36]" office:value-type="string" office:string-value="Cl_1_3">
            <text:p>Cl_1_3</text:p>
          </table:table-cell>
          <table:table-cell table:formula="of:=[Value.B36]"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6];&quot; &quot;;&quot;smallint default '0',&quot;)" office:value-type="string" office:string-value="Cl_1_3 smallint default '0',">
            <text:p>Cl_1_3 smallint default '0',</text:p>
          </table:table-cell>
        </table:table-row>
        <table:table-row table:style-name="ro1">
          <table:table-cell table:formula="of:=[Value.A37]" office:value-type="string" office:string-value="Cl_2_1">
            <text:p>Cl_2_1</text:p>
          </table:table-cell>
          <table:table-cell table:formula="of:=[Value.B37]"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7];&quot; &quot;;&quot;smallint default '0',&quot;)" office:value-type="string" office:string-value="Cl_2_1 smallint default '0',">
            <text:p>Cl_2_1 smallint default '0',</text:p>
          </table:table-cell>
        </table:table-row>
        <table:table-row table:style-name="ro1">
          <table:table-cell table:formula="of:=[Value.A38]" office:value-type="string" office:string-value="Cl_2_2">
            <text:p>Cl_2_2</text:p>
          </table:table-cell>
          <table:table-cell table:formula="of:=[Value.B38]" office:value-type="float" office:value="46">
            <text:p>4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8];&quot; &quot;;&quot;smallint default '0',&quot;)" office:value-type="string" office:string-value="Cl_2_2 smallint default '0',">
            <text:p>Cl_2_2 smallint default '0',</text:p>
          </table:table-cell>
        </table:table-row>
        <table:table-row table:style-name="ro1">
          <table:table-cell table:formula="of:=[Value.A39]" office:value-type="string" office:string-value="Cl_2_3">
            <text:p>Cl_2_3</text:p>
          </table:table-cell>
          <table:table-cell table:formula="of:=[Value.B39]" office:value-type="float" office:value="47">
            <text:p>4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39];&quot; &quot;;&quot;smallint default '0',&quot;)" office:value-type="string" office:string-value="Cl_2_3 smallint default '0',">
            <text:p>Cl_2_3 smallint default '0',</text:p>
          </table:table-cell>
        </table:table-row>
        <table:table-row table:style-name="ro1">
          <table:table-cell table:formula="of:=[Value.A40]" office:value-type="string" office:string-value="Cl_3_1">
            <text:p>Cl_3_1</text:p>
          </table:table-cell>
          <table:table-cell table:formula="of:=[Value.B40]" office:value-type="float" office:value="48">
            <text:p>4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0];&quot; &quot;;&quot;smallint default '0',&quot;)" office:value-type="string" office:string-value="Cl_3_1 smallint default '0',">
            <text:p>Cl_3_1 smallint default '0',</text:p>
          </table:table-cell>
        </table:table-row>
        <table:table-row table:style-name="ro1">
          <table:table-cell table:formula="of:=[Value.A41]" office:value-type="string" office:string-value="Cl_3_2">
            <text:p>Cl_3_2</text:p>
          </table:table-cell>
          <table:table-cell table:formula="of:=[Value.B41]" office:value-type="float" office:value="49">
            <text:p>4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1];&quot; &quot;;&quot;smallint default '0',&quot;)" office:value-type="string" office:string-value="Cl_3_2 smallint default '0',">
            <text:p>Cl_3_2 smallint default '0',</text:p>
          </table:table-cell>
        </table:table-row>
        <table:table-row table:style-name="ro1">
          <table:table-cell table:formula="of:=[Value.A42]" office:value-type="string" office:string-value="Cl_3_3">
            <text:p>Cl_3_3</text:p>
          </table:table-cell>
          <table:table-cell table:formula="of:=[Value.B42]" office:value-type="float" office:value="50">
            <text:p>5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2];&quot; &quot;;&quot;smallint default '0',&quot;)" office:value-type="string" office:string-value="Cl_3_3 smallint default '0',">
            <text:p>Cl_3_3 smallint default '0',</text:p>
          </table:table-cell>
        </table:table-row>
        <table:table-row table:style-name="ro1">
          <table:table-cell table:formula="of:=[Value.A43]" office:value-type="string" office:string-value="Cl_4_1">
            <text:p>Cl_4_1</text:p>
          </table:table-cell>
          <table:table-cell table:formula="of:=[Value.B43]" office:value-type="float" office:value="51">
            <text:p>5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3];&quot; &quot;;&quot;smallint default '0',&quot;)" office:value-type="string" office:string-value="Cl_4_1 smallint default '0',">
            <text:p>Cl_4_1 smallint default '0',</text:p>
          </table:table-cell>
        </table:table-row>
        <table:table-row table:style-name="ro1">
          <table:table-cell table:formula="of:=[Value.A44]" office:value-type="string" office:string-value="Cl_4_2">
            <text:p>Cl_4_2</text:p>
          </table:table-cell>
          <table:table-cell table:formula="of:=[Value.B44]" office:value-type="float" office:value="52">
            <text:p>5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4];&quot; &quot;;&quot;smallint default '0',&quot;)" office:value-type="string" office:string-value="Cl_4_2 smallint default '0',">
            <text:p>Cl_4_2 smallint default '0',</text:p>
          </table:table-cell>
        </table:table-row>
        <table:table-row table:style-name="ro1">
          <table:table-cell table:formula="of:=[Value.A45]" office:value-type="string" office:string-value="Cl_4_3">
            <text:p>Cl_4_3</text:p>
          </table:table-cell>
          <table:table-cell table:formula="of:=[Value.B45]" office:value-type="float" office:value="53">
            <text:p>5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5];&quot; &quot;;&quot;smallint default '0',&quot;)" office:value-type="string" office:string-value="Cl_4_3 smallint default '0',">
            <text:p>Cl_4_3 smallint default '0',</text:p>
          </table:table-cell>
        </table:table-row>
        <table:table-row table:style-name="ro1">
          <table:table-cell table:formula="of:=[Value.A46]" office:value-type="string" office:string-value="Cl_5_1">
            <text:p>Cl_5_1</text:p>
          </table:table-cell>
          <table:table-cell table:formula="of:=[Value.B46]" office:value-type="float" office:value="54">
            <text:p>5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6];&quot; &quot;;&quot;smallint default '0',&quot;)" office:value-type="string" office:string-value="Cl_5_1 smallint default '0',">
            <text:p>Cl_5_1 smallint default '0',</text:p>
          </table:table-cell>
        </table:table-row>
        <table:table-row table:style-name="ro1">
          <table:table-cell table:formula="of:=[Value.A47]" office:value-type="string" office:string-value="Cl_5_2">
            <text:p>Cl_5_2</text:p>
          </table:table-cell>
          <table:table-cell table:formula="of:=[Value.B47]" office:value-type="float" office:value="55">
            <text:p>5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7];&quot; &quot;;&quot;smallint default '0',&quot;)" office:value-type="string" office:string-value="Cl_5_2 smallint default '0',">
            <text:p>Cl_5_2 smallint default '0',</text:p>
          </table:table-cell>
        </table:table-row>
        <table:table-row table:style-name="ro1">
          <table:table-cell table:formula="of:=[Value.A48]" office:value-type="string" office:string-value="Cl_5_3">
            <text:p>Cl_5_3</text:p>
          </table:table-cell>
          <table:table-cell table:formula="of:=[Value.B48]" office:value-type="float" office:value="56">
            <text:p>5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8];&quot; &quot;;&quot;smallint default '0',&quot;)" office:value-type="string" office:string-value="Cl_5_3 smallint default '0',">
            <text:p>Cl_5_3 smallint default '0',</text:p>
          </table:table-cell>
        </table:table-row>
        <table:table-row table:style-name="ro1">
          <table:table-cell table:formula="of:=[Value.A49]" office:value-type="string" office:string-value="Cl_6_1">
            <text:p>Cl_6_1</text:p>
          </table:table-cell>
          <table:table-cell table:formula="of:=[Value.B49]" office:value-type="float" office:value="57">
            <text:p>5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49];&quot; &quot;;&quot;smallint default '0',&quot;)" office:value-type="string" office:string-value="Cl_6_1 smallint default '0',">
            <text:p>Cl_6_1 smallint default '0',</text:p>
          </table:table-cell>
        </table:table-row>
        <table:table-row table:style-name="ro1">
          <table:table-cell table:formula="of:=[Value.A50]" office:value-type="string" office:string-value="Cl_6_2">
            <text:p>Cl_6_2</text:p>
          </table:table-cell>
          <table:table-cell table:formula="of:=[Value.B50]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0];&quot; &quot;;&quot;smallint default '0',&quot;)" office:value-type="string" office:string-value="Cl_6_2 smallint default '0',">
            <text:p>Cl_6_2 smallint default '0',</text:p>
          </table:table-cell>
        </table:table-row>
        <table:table-row table:style-name="ro1">
          <table:table-cell table:formula="of:=[Value.A51]" office:value-type="string" office:string-value="Cl_6_3">
            <text:p>Cl_6_3</text:p>
          </table:table-cell>
          <table:table-cell table:formula="of:=[Value.B51]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1];&quot; &quot;;&quot;smallint default '0',&quot;)" office:value-type="string" office:string-value="Cl_6_3 smallint default '0',">
            <text:p>Cl_6_3 smallint default '0',</text:p>
          </table:table-cell>
        </table:table-row>
        <table:table-row table:style-name="ro1">
          <table:table-cell table:formula="of:=[Value.A52]" office:value-type="string" office:string-value="Cl_7_1">
            <text:p>Cl_7_1</text:p>
          </table:table-cell>
          <table:table-cell table:formula="of:=[Value.B52]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2];&quot; &quot;;&quot;smallint default '0',&quot;)" office:value-type="string" office:string-value="Cl_7_1 smallint default '0',">
            <text:p>Cl_7_1 smallint default '0',</text:p>
          </table:table-cell>
        </table:table-row>
        <table:table-row table:style-name="ro1">
          <table:table-cell table:formula="of:=[Value.A53]" office:value-type="string" office:string-value="Cl_7_2">
            <text:p>Cl_7_2</text:p>
          </table:table-cell>
          <table:table-cell table:formula="of:=[Value.B53]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3];&quot; &quot;;&quot;smallint default '0',&quot;)" office:value-type="string" office:string-value="Cl_7_2 smallint default '0',">
            <text:p>Cl_7_2 smallint default '0',</text:p>
          </table:table-cell>
        </table:table-row>
        <table:table-row table:style-name="ro1">
          <table:table-cell table:formula="of:=[Value.A54]" office:value-type="string" office:string-value="Cl_7_3">
            <text:p>Cl_7_3</text:p>
          </table:table-cell>
          <table:table-cell table:formula="of:=[Value.B54]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4];&quot; &quot;;&quot;smallint default '0',&quot;)" office:value-type="string" office:string-value="Cl_7_3 smallint default '0',">
            <text:p>Cl_7_3 smallint default '0',</text:p>
          </table:table-cell>
        </table:table-row>
        <table:table-row table:style-name="ro1">
          <table:table-cell table:formula="of:=[Value.A55]" office:value-type="string" office:string-value="Cl_8_1">
            <text:p>Cl_8_1</text:p>
          </table:table-cell>
          <table:table-cell table:formula="of:=[Value.B55]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5];&quot; &quot;;&quot;smallint default '0',&quot;)" office:value-type="string" office:string-value="Cl_8_1 smallint default '0',">
            <text:p>Cl_8_1 smallint default '0',</text:p>
          </table:table-cell>
        </table:table-row>
        <table:table-row table:style-name="ro1">
          <table:table-cell table:formula="of:=[Value.A56]" office:value-type="string" office:string-value="Cl_8_2">
            <text:p>Cl_8_2</text:p>
          </table:table-cell>
          <table:table-cell table:formula="of:=[Value.B56]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6];&quot; &quot;;&quot;smallint default '0',&quot;)" office:value-type="string" office:string-value="Cl_8_2 smallint default '0',">
            <text:p>Cl_8_2 smallint default '0',</text:p>
          </table:table-cell>
        </table:table-row>
        <table:table-row table:style-name="ro1">
          <table:table-cell table:formula="of:=[Value.A57]" office:value-type="string" office:string-value="Cl_8_3">
            <text:p>Cl_8_3</text:p>
          </table:table-cell>
          <table:table-cell table:formula="of:=[Value.B57]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7];&quot; &quot;;&quot;smallint default '0',&quot;)" office:value-type="string" office:string-value="Cl_8_3 smallint default '0',">
            <text:p>Cl_8_3 smallint default '0',</text:p>
          </table:table-cell>
        </table:table-row>
        <table:table-row table:style-name="ro1">
          <table:table-cell table:formula="of:=[Value.A58]" office:value-type="string" office:string-value="Vl_1_1">
            <text:p>Vl_1_1</text:p>
          </table:table-cell>
          <table:table-cell table:formula="of:=[Value.B58]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8];&quot; &quot;;&quot;smallint default '0',&quot;)" office:value-type="string" office:string-value="Vl_1_1 smallint default '0',">
            <text:p>Vl_1_1 smallint default '0',</text:p>
          </table:table-cell>
        </table:table-row>
        <table:table-row table:style-name="ro1">
          <table:table-cell table:formula="of:=[Value.A59]" office:value-type="string" office:string-value="Vl_1_2">
            <text:p>Vl_1_2</text:p>
          </table:table-cell>
          <table:table-cell table:formula="of:=[Value.B59]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59];&quot; &quot;;&quot;smallint default '0',&quot;)" office:value-type="string" office:string-value="Vl_1_2 smallint default '0',">
            <text:p>Vl_1_2 smallint default '0',</text:p>
          </table:table-cell>
        </table:table-row>
        <table:table-row table:style-name="ro1">
          <table:table-cell table:formula="of:=[Value.A60]" office:value-type="string" office:string-value="Vl_1_3">
            <text:p>Vl_1_3</text:p>
          </table:table-cell>
          <table:table-cell table:formula="of:=[Value.B60]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0];&quot; &quot;;&quot;smallint default '0',&quot;)" office:value-type="string" office:string-value="Vl_1_3 smallint default '0',">
            <text:p>Vl_1_3 smallint default '0',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 table:formula="of:=[Value.B61]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1];&quot; &quot;;&quot;smallint default '0',&quot;)" office:value-type="string" office:string-value="Vl_2_1 smallint default '0',">
            <text:p>Vl_2_1 smallint default '0',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 table:formula="of:=[Value.B62]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2];&quot; &quot;;&quot;smallint default '0',&quot;)" office:value-type="string" office:string-value="Vl_2_2 smallint default '0',">
            <text:p>Vl_2_2 smallint default '0',</text:p>
          </table:table-cell>
        </table:table-row>
        <table:table-row table:style-name="ro1">
          <table:table-cell table:formula="of:=[Value.A63]" office:value-type="string" office:string-value="Vl_2_3">
            <text:p>Vl_2_3</text:p>
          </table:table-cell>
          <table:table-cell table:formula="of:=[Value.B63]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3];&quot; &quot;;&quot;smallint default '0',&quot;)" office:value-type="string" office:string-value="Vl_2_3 smallint default '0',">
            <text:p>Vl_2_3 smallint default '0',</text:p>
          </table:table-cell>
        </table:table-row>
        <table:table-row table:style-name="ro1">
          <table:table-cell table:formula="of:=[Value.A64]" office:value-type="string" office:string-value="Vl_3_1">
            <text:p>Vl_3_1</text:p>
          </table:table-cell>
          <table:table-cell table:formula="of:=[Value.B64]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4];&quot; &quot;;&quot;smallint default '0',&quot;)" office:value-type="string" office:string-value="Vl_3_1 smallint default '0',">
            <text:p>Vl_3_1 smallint default '0',</text:p>
          </table:table-cell>
        </table:table-row>
        <table:table-row table:style-name="ro1">
          <table:table-cell table:formula="of:=[Value.A65]" office:value-type="string" office:string-value="Vl_3_2">
            <text:p>Vl_3_2</text:p>
          </table:table-cell>
          <table:table-cell table:formula="of:=[Value.B65]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5];&quot; &quot;;&quot;smallint default '0',&quot;)" office:value-type="string" office:string-value="Vl_3_2 smallint default '0',">
            <text:p>Vl_3_2 smallint default '0',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 table:formula="of:=[Value.B66]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6];&quot; &quot;;&quot;smallint default '0',&quot;)" office:value-type="string" office:string-value="Vl_3_3 smallint default '0',">
            <text:p>Vl_3_3 smallint default '0',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 table:formula="of:=[Value.B67]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7];&quot; &quot;;&quot;smallint default '0',&quot;)" office:value-type="string" office:string-value="Vl_4_1 smallint default '0',">
            <text:p>Vl_4_1 smallint default '0',</text:p>
          </table:table-cell>
        </table:table-row>
        <table:table-row table:style-name="ro1">
          <table:table-cell table:formula="of:=[Value.A68]" office:value-type="string" office:string-value="Vl_4_2">
            <text:p>Vl_4_2</text:p>
          </table:table-cell>
          <table:table-cell table:formula="of:=[Value.B68]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8];&quot; &quot;;&quot;smallint default '0',&quot;)" office:value-type="string" office:string-value="Vl_4_2 smallint default '0',">
            <text:p>Vl_4_2 smallint default '0',</text:p>
          </table:table-cell>
        </table:table-row>
        <table:table-row table:style-name="ro1">
          <table:table-cell table:formula="of:=[Value.A69]" office:value-type="string" office:string-value="Vl_4_3">
            <text:p>Vl_4_3</text:p>
          </table:table-cell>
          <table:table-cell table:formula="of:=[Value.B69]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69];&quot; &quot;;&quot;smallint default '0',&quot;)" office:value-type="string" office:string-value="Vl_4_3 smallint default '0',">
            <text:p>Vl_4_3 smallint default '0',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 table:formula="of:=[Value.B70]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0];&quot; &quot;;&quot;smallint default '0',&quot;)" office:value-type="string" office:string-value="Vl_5_1 smallint default '0',">
            <text:p>Vl_5_1 smallint default '0',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 table:formula="of:=[Value.B71]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1];&quot; &quot;;&quot;smallint default '0',&quot;)" office:value-type="string" office:string-value="Vl_5_2 smallint default '0',">
            <text:p>Vl_5_2 smallint default '0',</text:p>
          </table:table-cell>
        </table:table-row>
        <table:table-row table:style-name="ro1">
          <table:table-cell table:formula="of:=[Value.A72]" office:value-type="string" office:string-value="Vl_5_3">
            <text:p>Vl_5_3</text:p>
          </table:table-cell>
          <table:table-cell table:formula="of:=[Value.B72]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2];&quot; &quot;;&quot;smallint default '0',&quot;)" office:value-type="string" office:string-value="Vl_5_3 smallint default '0',">
            <text:p>Vl_5_3 smallint default '0',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 table:formula="of:=[Value.B73]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3];&quot; &quot;;&quot;smallint default '0',&quot;)" office:value-type="string" office:string-value="Vl_6_1 smallint default '0',">
            <text:p>Vl_6_1 smallint default '0',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 table:formula="of:=[Value.B74]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4];&quot; &quot;;&quot;smallint default '0',&quot;)" office:value-type="string" office:string-value="Vl_6_2 smallint default '0',">
            <text:p>Vl_6_2 smallint default '0',</text:p>
          </table:table-cell>
        </table:table-row>
        <table:table-row table:style-name="ro1">
          <table:table-cell table:formula="of:=[Value.A75]" office:value-type="string" office:string-value="Vl_6_3">
            <text:p>Vl_6_3</text:p>
          </table:table-cell>
          <table:table-cell table:formula="of:=[Value.B75]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5];&quot; &quot;;&quot;smallint default '0',&quot;)" office:value-type="string" office:string-value="Vl_6_3 smallint default '0',">
            <text:p>Vl_6_3 smallint default '0',</text:p>
          </table:table-cell>
        </table:table-row>
        <table:table-row table:style-name="ro1">
          <table:table-cell table:formula="of:=[Value.A76]" office:value-type="string" office:string-value="Vl_7_1">
            <text:p>Vl_7_1</text:p>
          </table:table-cell>
          <table:table-cell table:formula="of:=[Value.B76]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6];&quot; &quot;;&quot;smallint default '0',&quot;)" office:value-type="string" office:string-value="Vl_7_1 smallint default '0',">
            <text:p>Vl_7_1 smallint default '0',</text:p>
          </table:table-cell>
        </table:table-row>
        <table:table-row table:style-name="ro1">
          <table:table-cell table:formula="of:=[Value.A77]" office:value-type="string" office:string-value="Vl_7_2">
            <text:p>Vl_7_2</text:p>
          </table:table-cell>
          <table:table-cell table:formula="of:=[Value.B77]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7];&quot; &quot;;&quot;smallint default '0',&quot;)" office:value-type="string" office:string-value="Vl_7_2 smallint default '0',">
            <text:p>Vl_7_2 smallint default '0',</text:p>
          </table:table-cell>
        </table:table-row>
        <table:table-row table:style-name="ro1">
          <table:table-cell table:formula="of:=[Value.A78]" office:value-type="string" office:string-value="Vl_7_3">
            <text:p>Vl_7_3</text:p>
          </table:table-cell>
          <table:table-cell table:formula="of:=[Value.B78]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8];&quot; &quot;;&quot;smallint default '0',&quot;)" office:value-type="string" office:string-value="Vl_7_3 smallint default '0',">
            <text:p>Vl_7_3 smallint default '0',</text:p>
          </table:table-cell>
        </table:table-row>
        <table:table-row table:style-name="ro1">
          <table:table-cell table:formula="of:=[Value.A79]" office:value-type="string" office:string-value="Vl_8_1">
            <text:p>Vl_8_1</text:p>
          </table:table-cell>
          <table:table-cell table:formula="of:=[Value.B79]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79];&quot; &quot;;&quot;smallint default '0',&quot;)" office:value-type="string" office:string-value="Vl_8_1 smallint default '0',">
            <text:p>Vl_8_1 smallint default '0',</text:p>
          </table:table-cell>
        </table:table-row>
        <table:table-row table:style-name="ro1">
          <table:table-cell table:formula="of:=[Value.A80]" office:value-type="string" office:string-value="Vl_8_2">
            <text:p>Vl_8_2</text:p>
          </table:table-cell>
          <table:table-cell table:formula="of:=[Value.B80]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0];&quot; &quot;;&quot;smallint default '0',&quot;)" office:value-type="string" office:string-value="Vl_8_2 smallint default '0',">
            <text:p>Vl_8_2 smallint default '0',</text:p>
          </table:table-cell>
        </table:table-row>
        <table:table-row table:style-name="ro1">
          <table:table-cell table:formula="of:=[Value.A81]" office:value-type="string" office:string-value="Vl_8_3">
            <text:p>Vl_8_3</text:p>
          </table:table-cell>
          <table:table-cell table:formula="of:=[Value.B81]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1];&quot; &quot;;&quot;smallint default '0',&quot;)" office:value-type="string" office:string-value="Vl_8_3 smallint default '0',">
            <text:p>Vl_8_3 smallint default '0',</text:p>
          </table:table-cell>
        </table:table-row>
        <table:table-row table:style-name="ro1">
          <table:table-cell table:formula="of:=[Value.A82]" office:value-type="string" office:string-value="Alm_1_1">
            <text:p>Alm_1_1</text:p>
          </table:table-cell>
          <table:table-cell table:formula="of:=[Value.B82]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2];&quot; &quot;;&quot;smallint default '0',&quot;)" office:value-type="string" office:string-value="Alm_1_1 smallint default '0',">
            <text:p>Alm_1_1 smallint default '0',</text:p>
          </table:table-cell>
        </table:table-row>
        <table:table-row table:style-name="ro1">
          <table:table-cell table:formula="of:=[Value.A83]" office:value-type="string" office:string-value="Alm_1_2">
            <text:p>Alm_1_2</text:p>
          </table:table-cell>
          <table:table-cell table:formula="of:=[Value.B83]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3];&quot; &quot;;&quot;smallint default '0',&quot;)" office:value-type="string" office:string-value="Alm_1_2 smallint default '0',">
            <text:p>Alm_1_2 smallint default '0',</text:p>
          </table:table-cell>
        </table:table-row>
        <table:table-row table:style-name="ro1">
          <table:table-cell table:formula="of:=[Value.A84]" office:value-type="string" office:string-value="Alm_1_3">
            <text:p>Alm_1_3</text:p>
          </table:table-cell>
          <table:table-cell table:formula="of:=[Value.B84]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4];&quot; &quot;;&quot;smallint default '0',&quot;)" office:value-type="string" office:string-value="Alm_1_3 smallint default '0',">
            <text:p>Alm_1_3 smallint default '0',</text:p>
          </table:table-cell>
        </table:table-row>
        <table:table-row table:style-name="ro1">
          <table:table-cell table:formula="of:=[Value.A85]" office:value-type="string" office:string-value="Alm_1_6">
            <text:p>Alm_1_6</text:p>
          </table:table-cell>
          <table:table-cell table:formula="of:=[Value.B85]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5];&quot; &quot;;&quot;smallint default '0',&quot;)" office:value-type="string" office:string-value="Alm_1_6 smallint default '0',">
            <text:p>Alm_1_6 smallint default '0',</text:p>
          </table:table-cell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 table:formula="of:=[Value.B86]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6];&quot; &quot;;&quot;smallint default '0',&quot;)" office:value-type="string" office:string-value="Alm_2_1 smallint default '0',">
            <text:p>Alm_2_1 smallint default '0',</text:p>
          </table:table-cell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 table:formula="of:=[Value.B87]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7];&quot; &quot;;&quot;smallint default '0',&quot;)" office:value-type="string" office:string-value="Alm_2_2 smallint default '0',">
            <text:p>Alm_2_2 smallint default '0',</text:p>
          </table:table-cell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 table:formula="of:=[Value.B88]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8];&quot; &quot;;&quot;smallint default '0',&quot;)" office:value-type="string" office:string-value="Alm_2_3 smallint default '0',">
            <text:p>Alm_2_3 smallint default '0',</text:p>
          </table:table-cell>
        </table:table-row>
        <table:table-row table:style-name="ro1">
          <table:table-cell table:formula="of:=[Value.A89]" office:value-type="string" office:string-value="Alm_2_6">
            <text:p>Alm_2_6</text:p>
          </table:table-cell>
          <table:table-cell table:formula="of:=[Value.B89]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89];&quot; &quot;;&quot;smallint default '0',&quot;)" office:value-type="string" office:string-value="Alm_2_6 smallint default '0',">
            <text:p>Alm_2_6 smallint default '0',</text:p>
          </table:table-cell>
        </table:table-row>
        <table:table-row table:style-name="ro1">
          <table:table-cell table:formula="of:=[Value.A90]" office:value-type="string" office:string-value="Alm_3_1">
            <text:p>Alm_3_1</text:p>
          </table:table-cell>
          <table:table-cell table:formula="of:=[Value.B90]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0];&quot; &quot;;&quot;smallint default '0',&quot;)" office:value-type="string" office:string-value="Alm_3_1 smallint default '0',">
            <text:p>Alm_3_1 smallint default '0',</text:p>
          </table:table-cell>
        </table:table-row>
        <table:table-row table:style-name="ro1">
          <table:table-cell table:formula="of:=[Value.A91]" office:value-type="string" office:string-value="Alm_3_2">
            <text:p>Alm_3_2</text:p>
          </table:table-cell>
          <table:table-cell table:formula="of:=[Value.B91]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1];&quot; &quot;;&quot;smallint default '0',&quot;)" office:value-type="string" office:string-value="Alm_3_2 smallint default '0',">
            <text:p>Alm_3_2 smallint default '0',</text:p>
          </table:table-cell>
        </table:table-row>
        <table:table-row table:style-name="ro1">
          <table:table-cell table:formula="of:=[Value.A92]" office:value-type="string" office:string-value="Alm_3_3">
            <text:p>Alm_3_3</text:p>
          </table:table-cell>
          <table:table-cell table:formula="of:=[Value.B92]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2];&quot; &quot;;&quot;smallint default '0',&quot;)" office:value-type="string" office:string-value="Alm_3_3 smallint default '0',">
            <text:p>Alm_3_3 smallint default '0',</text:p>
          </table:table-cell>
        </table:table-row>
        <table:table-row table:style-name="ro1">
          <table:table-cell table:formula="of:=[Value.A93]" office:value-type="string" office:string-value="Alm_3_6">
            <text:p>Alm_3_6</text:p>
          </table:table-cell>
          <table:table-cell table:formula="of:=[Value.B93]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3];&quot; &quot;;&quot;smallint default '0',&quot;)" office:value-type="string" office:string-value="Alm_3_6 smallint default '0',">
            <text:p>Alm_3_6 smallint default '0',</text:p>
          </table:table-cell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 table:formula="of:=[Value.B94]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4];&quot; &quot;;&quot;smallint default '0',&quot;)" office:value-type="string" office:string-value="Alm_4_1 smallint default '0',">
            <text:p>Alm_4_1 smallint default '0',</text:p>
          </table:table-cell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 table:formula="of:=[Value.B95]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5];&quot; &quot;;&quot;smallint default '0',&quot;)" office:value-type="string" office:string-value="Alm_4_2 smallint default '0',">
            <text:p>Alm_4_2 smallint default '0',</text:p>
          </table:table-cell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 table:formula="of:=[Value.B96]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6];&quot; &quot;;&quot;smallint default '0',&quot;)" office:value-type="string" office:string-value="Alm_4_3 smallint default '0',">
            <text:p>Alm_4_3 smallint default '0',</text:p>
          </table:table-cell>
        </table:table-row>
        <table:table-row table:style-name="ro1">
          <table:table-cell table:formula="of:=[Value.A97]" office:value-type="string" office:string-value="Alm_4_6">
            <text:p>Alm_4_6</text:p>
          </table:table-cell>
          <table:table-cell table:formula="of:=[Value.B97]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7];&quot; &quot;;&quot;smallint default '0',&quot;)" office:value-type="string" office:string-value="Alm_4_6 smallint default '0',">
            <text:p>Alm_4_6 smallint default '0',</text:p>
          </table:table-cell>
        </table:table-row>
        <table:table-row table:style-name="ro1">
          <table:table-cell table:formula="of:=[Value.A98]" office:value-type="string" office:string-value="Alm_5_1">
            <text:p>Alm_5_1</text:p>
          </table:table-cell>
          <table:table-cell table:formula="of:=[Value.B98]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8];&quot; &quot;;&quot;smallint default '0',&quot;)" office:value-type="string" office:string-value="Alm_5_1 smallint default '0',">
            <text:p>Alm_5_1 smallint default '0',</text:p>
          </table:table-cell>
        </table:table-row>
        <table:table-row table:style-name="ro1">
          <table:table-cell table:formula="of:=[Value.A99]" office:value-type="string" office:string-value="Alm_5_2">
            <text:p>Alm_5_2</text:p>
          </table:table-cell>
          <table:table-cell table:formula="of:=[Value.B99]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99];&quot; &quot;;&quot;smallint default '0',&quot;)" office:value-type="string" office:string-value="Alm_5_2 smallint default '0',">
            <text:p>Alm_5_2 smallint default '0',</text:p>
          </table:table-cell>
        </table:table-row>
        <table:table-row table:style-name="ro1">
          <table:table-cell table:formula="of:=[Value.A100]" office:value-type="string" office:string-value="Alm_5_3">
            <text:p>Alm_5_3</text:p>
          </table:table-cell>
          <table:table-cell table:formula="of:=[Value.B100]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0];&quot; &quot;;&quot;smallint default '0',&quot;)" office:value-type="string" office:string-value="Alm_5_3 smallint default '0',">
            <text:p>Alm_5_3 smallint default '0',</text:p>
          </table:table-cell>
        </table:table-row>
        <table:table-row table:style-name="ro1">
          <table:table-cell table:formula="of:=[Value.A101]" office:value-type="string" office:string-value="Alm_5_6">
            <text:p>Alm_5_6</text:p>
          </table:table-cell>
          <table:table-cell table:formula="of:=[Value.B101]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1];&quot; &quot;;&quot;smallint default '0',&quot;)" office:value-type="string" office:string-value="Alm_5_6 smallint default '0',">
            <text:p>Alm_5_6 smallint default '0',</text:p>
          </table:table-cell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 table:formula="of:=[Value.B102]"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2];&quot; &quot;;&quot;smallint default '0',&quot;)" office:value-type="string" office:string-value="Alm_6_1 smallint default '0',">
            <text:p>Alm_6_1 smallint default '0',</text:p>
          </table:table-cell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 table:formula="of:=[Value.B103]" office:value-type="float" office:value="111">
            <text:p>1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3];&quot; &quot;;&quot;smallint default '0',&quot;)" office:value-type="string" office:string-value="Alm_6_2 smallint default '0',">
            <text:p>Alm_6_2 smallint default '0',</text:p>
          </table:table-cell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 table:formula="of:=[Value.B104]" office:value-type="float" office:value="112">
            <text:p>1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4];&quot; &quot;;&quot;smallint default '0',&quot;)" office:value-type="string" office:string-value="Alm_6_3 smallint default '0',">
            <text:p>Alm_6_3 smallint default '0',</text:p>
          </table:table-cell>
        </table:table-row>
        <table:table-row table:style-name="ro1">
          <table:table-cell table:formula="of:=[Value.A105]" office:value-type="string" office:string-value="Alm_6_6">
            <text:p>Alm_6_6</text:p>
          </table:table-cell>
          <table:table-cell table:formula="of:=[Value.B105]" office:value-type="float" office:value="113">
            <text:p>1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5];&quot; &quot;;&quot;smallint default '0',&quot;)" office:value-type="string" office:string-value="Alm_6_6 smallint default '0',">
            <text:p>Alm_6_6 smallint default '0',</text:p>
          </table:table-cell>
        </table:table-row>
        <table:table-row table:style-name="ro1">
          <table:table-cell table:formula="of:=[Value.A106]" office:value-type="string" office:string-value="Alm_7_1">
            <text:p>Alm_7_1</text:p>
          </table:table-cell>
          <table:table-cell table:formula="of:=[Value.B106]" office:value-type="float" office:value="114">
            <text:p>1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6];&quot; &quot;;&quot;smallint default '0',&quot;)" office:value-type="string" office:string-value="Alm_7_1 smallint default '0',">
            <text:p>Alm_7_1 smallint default '0',</text:p>
          </table:table-cell>
        </table:table-row>
        <table:table-row table:style-name="ro1">
          <table:table-cell table:formula="of:=[Value.A107]" office:value-type="string" office:string-value="Alm_7_2">
            <text:p>Alm_7_2</text:p>
          </table:table-cell>
          <table:table-cell table:formula="of:=[Value.B107]"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7];&quot; &quot;;&quot;smallint default '0',&quot;)" office:value-type="string" office:string-value="Alm_7_2 smallint default '0',">
            <text:p>Alm_7_2 smallint default '0',</text:p>
          </table:table-cell>
        </table:table-row>
        <table:table-row table:style-name="ro1">
          <table:table-cell table:formula="of:=[Value.A108]" office:value-type="string" office:string-value="Alm_7_3">
            <text:p>Alm_7_3</text:p>
          </table:table-cell>
          <table:table-cell table:formula="of:=[Value.B108]"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8];&quot; &quot;;&quot;smallint default '0',&quot;)" office:value-type="string" office:string-value="Alm_7_3 smallint default '0',">
            <text:p>Alm_7_3 smallint default '0',</text:p>
          </table:table-cell>
        </table:table-row>
        <table:table-row table:style-name="ro1">
          <table:table-cell table:formula="of:=[Value.A109]" office:value-type="string" office:string-value="Alm_7_6">
            <text:p>Alm_7_6</text:p>
          </table:table-cell>
          <table:table-cell table:formula="of:=[Value.B109]"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09];&quot; &quot;;&quot;smallint default '0',&quot;)" office:value-type="string" office:string-value="Alm_7_6 smallint default '0',">
            <text:p>Alm_7_6 smallint default '0',</text:p>
          </table:table-cell>
        </table:table-row>
        <table:table-row table:style-name="ro1">
          <table:table-cell table:formula="of:=[Value.A110]" office:value-type="string" office:string-value="Alm_8_1">
            <text:p>Alm_8_1</text:p>
          </table:table-cell>
          <table:table-cell table:formula="of:=[Value.B110]"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0];&quot; &quot;;&quot;smallint default '0',&quot;)" office:value-type="string" office:string-value="Alm_8_1 smallint default '0',">
            <text:p>Alm_8_1 smallint default '0',</text:p>
          </table:table-cell>
        </table:table-row>
        <table:table-row table:style-name="ro1">
          <table:table-cell table:formula="of:=[Value.A111]" office:value-type="string" office:string-value="Alm_8_2">
            <text:p>Alm_8_2</text:p>
          </table:table-cell>
          <table:table-cell table:formula="of:=[Value.B111]"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1];&quot; &quot;;&quot;smallint default '0',&quot;)" office:value-type="string" office:string-value="Alm_8_2 smallint default '0',">
            <text:p>Alm_8_2 smallint default '0',</text:p>
          </table:table-cell>
        </table:table-row>
        <table:table-row table:style-name="ro1">
          <table:table-cell table:formula="of:=[Value.A112]" office:value-type="string" office:string-value="Alm_8_3">
            <text:p>Alm_8_3</text:p>
          </table:table-cell>
          <table:table-cell table:formula="of:=[Value.B112]"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2];&quot; &quot;;&quot;smallint default '0',&quot;)" office:value-type="string" office:string-value="Alm_8_3 smallint default '0',">
            <text:p>Alm_8_3 smallint default '0',</text:p>
          </table:table-cell>
        </table:table-row>
        <table:table-row table:style-name="ro1">
          <table:table-cell table:formula="of:=[Value.A113]" office:value-type="string" office:string-value="Alm_8_6">
            <text:p>Alm_8_6</text:p>
          </table:table-cell>
          <table:table-cell table:formula="of:=[Value.B113]"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3];&quot; &quot;;&quot;smallint default '0',&quot;)" office:value-type="string" office:string-value="Alm_8_6 smallint default '0',">
            <text:p>Alm_8_6 smallint default '0',</text:p>
          </table:table-cell>
        </table:table-row>
        <table:table-row table:style-name="ro1">
          <table:table-cell table:formula="of:=[Value.A114]" office:value-type="string" office:string-value="Half_1_">
            <text:p>Half_1_</text:p>
          </table:table-cell>
          <table:table-cell table:formula="of:=[Value.B114]"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4];&quot; &quot;;&quot;smallint default '0',&quot;)" office:value-type="string" office:string-value="Half_1_ smallint default '0',">
            <text:p>Half_1_ smallint default '0',</text:p>
          </table:table-cell>
        </table:table-row>
        <table:table-row table:style-name="ro1">
          <table:table-cell table:formula="of:=[Value.A115]" office:value-type="string" office:string-value="Half_2_">
            <text:p>Half_2_</text:p>
          </table:table-cell>
          <table:table-cell table:formula="of:=[Value.B115]"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5];&quot; &quot;;&quot;smallint default '0',&quot;)" office:value-type="string" office:string-value="Half_2_ smallint default '0',">
            <text:p>Half_2_ smallint default '0',</text:p>
          </table:table-cell>
        </table:table-row>
        <table:table-row table:style-name="ro1">
          <table:table-cell table:formula="of:=[Value.A116]" office:value-type="string" office:string-value="Half_3_">
            <text:p>Half_3_</text:p>
          </table:table-cell>
          <table:table-cell table:formula="of:=[Value.B116]"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6];&quot; &quot;;&quot;smallint default '0',&quot;)" office:value-type="string" office:string-value="Half_3_ smallint default '0',">
            <text:p>Half_3_ smallint default '0',</text:p>
          </table:table-cell>
        </table:table-row>
        <table:table-row table:style-name="ro1">
          <table:table-cell table:formula="of:=[Value.A117]" office:value-type="string" office:string-value="Half_4_">
            <text:p>Half_4_</text:p>
          </table:table-cell>
          <table:table-cell table:formula="of:=[Value.B117]"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7];&quot; &quot;;&quot;smallint default '0',&quot;)" office:value-type="string" office:string-value="Half_4_ smallint default '0',">
            <text:p>Half_4_ smallint default '0',</text:p>
          </table:table-cell>
        </table:table-row>
        <table:table-row table:style-name="ro1">
          <table:table-cell table:formula="of:=[Value.A118]" office:value-type="string" office:string-value="Half_5_">
            <text:p>Half_5_</text:p>
          </table:table-cell>
          <table:table-cell table:formula="of:=[Value.B118]"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8];&quot; &quot;;&quot;smallint default '0',&quot;)" office:value-type="string" office:string-value="Half_5_ smallint default '0',">
            <text:p>Half_5_ smallint default '0',</text:p>
          </table:table-cell>
        </table:table-row>
        <table:table-row table:style-name="ro1">
          <table:table-cell table:formula="of:=[Value.A119]" office:value-type="string" office:string-value="Half_6_">
            <text:p>Half_6_</text:p>
          </table:table-cell>
          <table:table-cell table:formula="of:=[Value.B119]"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19];&quot; &quot;;&quot;smallint default '0',&quot;)" office:value-type="string" office:string-value="Half_6_ smallint default '0',">
            <text:p>Half_6_ smallint default '0',</text:p>
          </table:table-cell>
        </table:table-row>
        <table:table-row table:style-name="ro1">
          <table:table-cell table:formula="of:=[Value.A120]" office:value-type="string" office:string-value="Half_7_">
            <text:p>Half_7_</text:p>
          </table:table-cell>
          <table:table-cell table:formula="of:=[Value.B120]"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0];&quot; &quot;;&quot;smallint default '0',&quot;)" office:value-type="string" office:string-value="Half_7_ smallint default '0',">
            <text:p>Half_7_ smallint default '0',</text:p>
          </table:table-cell>
        </table:table-row>
        <table:table-row table:style-name="ro1">
          <table:table-cell table:formula="of:=[Value.A121]" office:value-type="string" office:string-value="Half_8_">
            <text:p>Half_8_</text:p>
          </table:table-cell>
          <table:table-cell table:formula="of:=[Value.B121]"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1];&quot; &quot;;&quot;smallint default '0',&quot;)" office:value-type="string" office:string-value="Half_8_ smallint default '0',">
            <text:p>Half_8_ smallint default '0',</text:p>
          </table:table-cell>
        </table:table-row>
        <table:table-row table:style-name="ro1">
          <table:table-cell table:formula="of:=[Value.A122]" office:value-type="string" office:string-value="Full_1_">
            <text:p>Full_1_</text:p>
          </table:table-cell>
          <table:table-cell table:formula="of:=[Value.B122]"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2];&quot; &quot;;&quot;smallint default '0',&quot;)" office:value-type="string" office:string-value="Full_1_ smallint default '0',">
            <text:p>Full_1_ smallint default '0',</text:p>
          </table:table-cell>
        </table:table-row>
        <table:table-row table:style-name="ro1">
          <table:table-cell table:formula="of:=[Value.A123]" office:value-type="string" office:string-value="Full_2_">
            <text:p>Full_2_</text:p>
          </table:table-cell>
          <table:table-cell table:formula="of:=[Value.B123]"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3];&quot; &quot;;&quot;smallint default '0',&quot;)" office:value-type="string" office:string-value="Full_2_ smallint default '0',">
            <text:p>Full_2_ smallint default '0',</text:p>
          </table:table-cell>
        </table:table-row>
        <table:table-row table:style-name="ro1">
          <table:table-cell table:formula="of:=[Value.A124]" office:value-type="string" office:string-value="Full_3_">
            <text:p>Full_3_</text:p>
          </table:table-cell>
          <table:table-cell table:formula="of:=[Value.B124]"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4];&quot; &quot;;&quot;smallint default '0',&quot;)" office:value-type="string" office:string-value="Full_3_ smallint default '0',">
            <text:p>Full_3_ smallint default '0',</text:p>
          </table:table-cell>
        </table:table-row>
        <table:table-row table:style-name="ro1">
          <table:table-cell table:formula="of:=[Value.A125]" office:value-type="string" office:string-value="Full_4_">
            <text:p>Full_4_</text:p>
          </table:table-cell>
          <table:table-cell table:formula="of:=[Value.B125]" office:value-type="float" office:value="133">
            <text:p>1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5];&quot; &quot;;&quot;smallint default '0',&quot;)" office:value-type="string" office:string-value="Full_4_ smallint default '0',">
            <text:p>Full_4_ smallint default '0',</text:p>
          </table:table-cell>
        </table:table-row>
        <table:table-row table:style-name="ro1">
          <table:table-cell table:formula="of:=[Value.A126]" office:value-type="string" office:string-value="Full_5_">
            <text:p>Full_5_</text:p>
          </table:table-cell>
          <table:table-cell table:formula="of:=[Value.B126]" office:value-type="float" office:value="134">
            <text:p>1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6];&quot; &quot;;&quot;smallint default '0',&quot;)" office:value-type="string" office:string-value="Full_5_ smallint default '0',">
            <text:p>Full_5_ smallint default '0',</text:p>
          </table:table-cell>
        </table:table-row>
        <table:table-row table:style-name="ro1">
          <table:table-cell table:formula="of:=[Value.A127]" office:value-type="string" office:string-value="Full_6_">
            <text:p>Full_6_</text:p>
          </table:table-cell>
          <table:table-cell table:formula="of:=[Value.B127]" office:value-type="float" office:value="135">
            <text:p>1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7];&quot; &quot;;&quot;smallint default '0',&quot;)" office:value-type="string" office:string-value="Full_6_ smallint default '0',">
            <text:p>Full_6_ smallint default '0',</text:p>
          </table:table-cell>
        </table:table-row>
        <table:table-row table:style-name="ro1">
          <table:table-cell table:formula="of:=[Value.A128]" office:value-type="string" office:string-value="Full_7_">
            <text:p>Full_7_</text:p>
          </table:table-cell>
          <table:table-cell table:formula="of:=[Value.B128]" office:value-type="float" office:value="136">
            <text:p>1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8];&quot; &quot;;&quot;smallint default '0',&quot;)" office:value-type="string" office:string-value="Full_7_ smallint default '0',">
            <text:p>Full_7_ smallint default '0',</text:p>
          </table:table-cell>
        </table:table-row>
        <table:table-row table:style-name="ro1">
          <table:table-cell table:formula="of:=[Value.A129]" office:value-type="string" office:string-value="Full_8_">
            <text:p>Full_8_</text:p>
          </table:table-cell>
          <table:table-cell table:formula="of:=[Value.B129]" office:value-type="float" office:value="137">
            <text:p>1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29];&quot; &quot;;&quot;smallint default '0',&quot;)" office:value-type="string" office:string-value="Full_8_ smallint default '0',">
            <text:p>Full_8_ smallint default '0',</text:p>
          </table:table-cell>
        </table:table-row>
        <table:table-row table:style-name="ro1">
          <table:table-cell table:formula="of:=[Value.A130]" office:value-type="string" office:string-value="Alarm">
            <text:p>Alarm</text:p>
          </table:table-cell>
          <table:table-cell table:formula="of:=[Value.B130]" office:value-type="float" office:value="138">
            <text:p>1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0];&quot; &quot;;&quot;smallint default '0',&quot;)" office:value-type="string" office:string-value="Alarm smallint default '0',">
            <text:p>Alarm smallint default '0',</text:p>
          </table:table-cell>
        </table:table-row>
        <table:table-row table:style-name="ro1">
          <table:table-cell table:formula="of:=[Value.A131]" office:value-type="string" office:string-value="a_L_nfs">
            <text:p>a_L_nfs</text:p>
          </table:table-cell>
          <table:table-cell table:formula="of:=[Value.B131]" office:value-type="float" office:value="139">
            <text:p>1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1];&quot; &quot;;&quot;smallint default '0',&quot;)" office:value-type="string" office:string-value="a_L_nfs smallint default '0',">
            <text:p>a_L_nfs smallint default '0',</text:p>
          </table:table-cell>
        </table:table-row>
        <table:table-row table:style-name="ro1">
          <table:table-cell table:formula="of:=[Value.A132]" office:value-type="string" office:string-value="a_L_nz">
            <text:p>a_L_nz</text:p>
          </table:table-cell>
          <table:table-cell table:formula="of:=[Value.B132]" office:value-type="float" office:value="140">
            <text:p>1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2];&quot; &quot;;&quot;smallint default '0',&quot;)" office:value-type="string" office:string-value="a_L_nz smallint default '0',">
            <text:p>a_L_nz smallint default '0',</text:p>
          </table:table-cell>
        </table:table-row>
        <table:table-row table:style-name="ro1">
          <table:table-cell table:formula="of:=[Value.A133]" office:value-type="string" office:string-value="a_L_sus">
            <text:p>a_L_sus</text:p>
          </table:table-cell>
          <table:table-cell table:formula="of:=[Value.B133]" office:value-type="float" office:value="141">
            <text:p>1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3];&quot; &quot;;&quot;smallint default '0',&quot;)" office:value-type="string" office:string-value="a_L_sus smallint default '0',">
            <text:p>a_L_sus smallint default '0',</text:p>
          </table:table-cell>
        </table:table-row>
        <table:table-row table:style-name="ro1">
          <table:table-cell table:formula="of:=[Value.A134]" office:value-type="string" office:string-value="a_L_cs">
            <text:p>a_L_cs</text:p>
          </table:table-cell>
          <table:table-cell table:formula="of:=[Value.B134]" office:value-type="float" office:value="142">
            <text:p>1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4];&quot; &quot;;&quot;smallint default '0',&quot;)" office:value-type="string" office:string-value="a_L_cs smallint default '0',">
            <text:p>a_L_cs smallint default '0',</text:p>
          </table:table-cell>
        </table:table-row>
        <table:table-row table:style-name="ro1">
          <table:table-cell table:formula="of:=[Value.A135]" office:value-type="string" office:string-value="a_T_s">
            <text:p>a_T_s</text:p>
          </table:table-cell>
          <table:table-cell table:formula="of:=[Value.B135]" office:value-type="float" office:value="143">
            <text:p>1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5];&quot; &quot;;&quot;smallint default '0',&quot;)" office:value-type="string" office:string-value="a_T_s smallint default '0',">
            <text:p>a_T_s smallint default '0',</text:p>
          </table:table-cell>
        </table:table-row>
        <table:table-row table:style-name="ro1">
          <table:table-cell table:formula="of:=[Value.A136]" office:value-type="string" office:string-value="r_l">
            <text:p>r_l</text:p>
          </table:table-cell>
          <table:table-cell table:formula="of:=[Value.B136]" office:value-type="float" office:value="144">
            <text:p>1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6];&quot; &quot;;&quot;smallint default '0',&quot;)" office:value-type="string" office:string-value="r_l smallint default '0',">
            <text:p>r_l smallint default '0',</text:p>
          </table:table-cell>
        </table:table-row>
        <table:table-row table:style-name="ro1">
          <table:table-cell table:formula="of:=[Value.A142]" office:value-type="string" office:string-value="L_nfs">
            <text:p>L_nfs</text:p>
          </table:table-cell>
          <table:table-cell table:formula="of:=[Value.B142]" office:value-type="float" office:value="145">
            <text:p>145</text:p>
          </table:table-cell>
          <table:table-cell table:formula="of:=[Value.D14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7];&quot; &quot;;&quot;smallint default '0',&quot;)" office:value-type="string" office:string-value="L_nfs smallint default '0',">
            <text:p>L_nfs smallint default '0',</text:p>
          </table:table-cell>
        </table:table-row>
        <table:table-row table:style-name="ro1">
          <table:table-cell table:formula="of:=[Value.A143]" office:value-type="string" office:string-value="L_nz">
            <text:p>L_nz</text:p>
          </table:table-cell>
          <table:table-cell table:formula="of:=[Value.B143]" office:value-type="float" office:value="146">
            <text:p>146</text:p>
          </table:table-cell>
          <table:table-cell table:formula="of:=[Value.D14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8];&quot; &quot;;&quot;smallint default '0',&quot;)" office:value-type="string" office:string-value="L_nz smallint default '0',">
            <text:p>L_nz smallint default '0',</text:p>
          </table:table-cell>
        </table:table-row>
        <table:table-row table:style-name="ro1">
          <table:table-cell table:formula="of:=[Value.A144]" office:value-type="string" office:string-value="L_sus">
            <text:p>L_sus</text:p>
          </table:table-cell>
          <table:table-cell table:formula="of:=[Value.B144]" office:value-type="float" office:value="147">
            <text:p>147</text:p>
          </table:table-cell>
          <table:table-cell table:formula="of:=[Value.D14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39];&quot; &quot;;&quot;smallint default '0',&quot;)" office:value-type="string" office:string-value="L_sus smallint default '0',">
            <text:p>L_sus smallint default '0',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 table:formula="of:=[Value.B145]" office:value-type="float" office:value="148">
            <text:p>148</text:p>
          </table:table-cell>
          <table:table-cell table:formula="of:=[Value.D14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0];&quot; &quot;;&quot;smallint default '0',&quot;)" office:value-type="string" office:string-value="L_cs smallint default '0',">
            <text:p>L_cs smallint default '0',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 table:formula="of:=[Value.B146]" office:value-type="float" office:value="149">
            <text:p>149</text:p>
          </table:table-cell>
          <table:table-cell table:formula="of:=[Value.D14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1];&quot; &quot;;&quot;smallint default '0',&quot;)" office:value-type="string" office:string-value="T_s smallint default '0',">
            <text:p>T_s smallint default '0',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 table:formula="of:=[Value.B147]" office:value-type="float" office:value="150">
            <text:p>150</text:p>
          </table:table-cell>
          <table:table-cell table:formula="of:=[Value.D147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2];&quot; &quot;;&quot;smallint default '0',&quot;)" office:value-type="string" office:string-value="G_cs smallint default '0',">
            <text:p>G_cs smallint default '0',</text:p>
          </table:table-cell>
        </table:table-row>
        <table:table-row table:style-name="ro1">
          <table:table-cell table:formula="of:=[Value.A148]" office:value-type="string" office:string-value="State_1_">
            <text:p>State_1_</text:p>
          </table:table-cell>
          <table:table-cell table:formula="of:=[Value.B148]" office:value-type="float" office:value="151">
            <text:p>151</text:p>
          </table:table-cell>
          <table:table-cell table:formula="of:=[Value.D14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3];&quot; &quot;;&quot;smallint default '0',&quot;)" office:value-type="string" office:string-value="State_1_ smallint default '0',">
            <text:p>State_1_ smallint default '0',</text:p>
          </table:table-cell>
        </table:table-row>
        <table:table-row table:style-name="ro1">
          <table:table-cell table:formula="of:=[Value.A149]" office:value-type="string" office:string-value="State_2_">
            <text:p>State_2_</text:p>
          </table:table-cell>
          <table:table-cell table:formula="of:=[Value.B149]" office:value-type="float" office:value="152">
            <text:p>152</text:p>
          </table:table-cell>
          <table:table-cell table:formula="of:=[Value.D149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4];&quot; &quot;;&quot;smallint default '0',&quot;)" office:value-type="string" office:string-value="State_2_ smallint default '0',">
            <text:p>State_2_ smallint default '0',</text:p>
          </table:table-cell>
        </table:table-row>
        <table:table-row table:style-name="ro1">
          <table:table-cell table:formula="of:=[Value.A150]" office:value-type="string" office:string-value="State_3_">
            <text:p>State_3_</text:p>
          </table:table-cell>
          <table:table-cell table:formula="of:=[Value.B150]" office:value-type="float" office:value="153">
            <text:p>153</text:p>
          </table:table-cell>
          <table:table-cell table:formula="of:=[Value.D150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5];&quot; &quot;;&quot;smallint default '0',&quot;)" office:value-type="string" office:string-value="State_3_ smallint default '0',">
            <text:p>State_3_ smallint default '0',</text:p>
          </table:table-cell>
        </table:table-row>
        <table:table-row table:style-name="ro1">
          <table:table-cell table:formula="of:=[Value.A151]" office:value-type="string" office:string-value="State_4_">
            <text:p>State_4_</text:p>
          </table:table-cell>
          <table:table-cell table:formula="of:=[Value.B151]" office:value-type="float" office:value="154">
            <text:p>154</text:p>
          </table:table-cell>
          <table:table-cell table:formula="of:=[Value.D151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6];&quot; &quot;;&quot;smallint default '0',&quot;)" office:value-type="string" office:string-value="State_4_ smallint default '0',">
            <text:p>State_4_ smallint default '0',</text:p>
          </table:table-cell>
        </table:table-row>
        <table:table-row table:style-name="ro1">
          <table:table-cell table:formula="of:=[Value.A152]" office:value-type="string" office:string-value="State_5_">
            <text:p>State_5_</text:p>
          </table:table-cell>
          <table:table-cell table:formula="of:=[Value.B152]" office:value-type="float" office:value="155">
            <text:p>155</text:p>
          </table:table-cell>
          <table:table-cell table:formula="of:=[Value.D15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7];&quot; &quot;;&quot;smallint default '0',&quot;)" office:value-type="string" office:string-value="State_5_ smallint default '0',">
            <text:p>State_5_ smallint default '0',</text:p>
          </table:table-cell>
        </table:table-row>
        <table:table-row table:style-name="ro1">
          <table:table-cell table:formula="of:=[Value.A153]" office:value-type="string" office:string-value="State_6_">
            <text:p>State_6_</text:p>
          </table:table-cell>
          <table:table-cell table:formula="of:=[Value.B153]" office:value-type="float" office:value="156">
            <text:p>156</text:p>
          </table:table-cell>
          <table:table-cell table:formula="of:=[Value.D15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8];&quot; &quot;;&quot;smallint default '0',&quot;)" office:value-type="string" office:string-value="State_6_ smallint default '0',">
            <text:p>State_6_ smallint default '0',</text:p>
          </table:table-cell>
        </table:table-row>
        <table:table-row table:style-name="ro1">
          <table:table-cell table:formula="of:=[Value.A154]" office:value-type="string" office:string-value="State_7_">
            <text:p>State_7_</text:p>
          </table:table-cell>
          <table:table-cell table:formula="of:=[Value.B154]" office:value-type="float" office:value="157">
            <text:p>157</text:p>
          </table:table-cell>
          <table:table-cell table:formula="of:=[Value.D15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49];&quot; &quot;;&quot;smallint default '0',&quot;)" office:value-type="string" office:string-value="State_7_ smallint default '0',">
            <text:p>State_7_ smallint default '0',</text:p>
          </table:table-cell>
        </table:table-row>
        <table:table-row table:style-name="ro1">
          <table:table-cell table:formula="of:=[Value.A155]" office:value-type="string" office:string-value="State_8_">
            <text:p>State_8_</text:p>
          </table:table-cell>
          <table:table-cell table:formula="of:=[Value.B155]" office:value-type="float" office:value="158">
            <text:p>158</text:p>
          </table:table-cell>
          <table:table-cell table:formula="of:=[Value.D15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50];&quot; &quot;;&quot;smallint default '0',&quot;)" office:value-type="string" office:string-value="State_8_ smallint default '0',">
            <text:p>State_8_ smallint default '0',</text:p>
          </table:table-cell>
        </table:table-row>
        <table:table-row table:style-name="ro1">
          <table:table-cell table:formula="of:=[Value.A156]" office:value-type="string" office:string-value="Tper">
            <text:p>Tper</text:p>
          </table:table-cell>
          <table:table-cell table:formula="of:=[Value.B156]" office:value-type="float" office:value="159">
            <text:p>159</text:p>
          </table:table-cell>
          <table:table-cell table:formula="of:=[Value.D15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51];&quot; &quot;;&quot;smallint default '0',&quot;)" office:value-type="string" office:string-value="Tper smallint default '0',">
            <text:p>Tper smallint default '0',</text:p>
          </table:table-cell>
        </table:table-row>
        <table:table-row table:style-name="ro1">
          <table:table-cell table:formula="of:=[Value.A157]" office:value-type="string" office:string-value="Q">
            <text:p>Q</text:p>
          </table:table-cell>
          <table:table-cell table:formula="of:=[Value.B157]" office:value-type="float" office:value="160">
            <text:p>160</text:p>
          </table:table-cell>
          <table:table-cell table:formula="of:=[Value.D157]" office:value-type="string" office:string-value="Real">
            <text:p>Real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52];&quot; &quot;;&quot;smallint default '0',&quot;)" office:value-type="string" office:string-value="Q smallint default '0',">
            <text:p>Q smallint default '0',</text:p>
          </table:table-cell>
        </table:table-row>
        <table:table-row table:style-name="ro1">
          <table:table-cell table:formula="of:=[Value.A158]" office:value-type="string" office:string-value="Nom_Cur">
            <text:p>Nom_Cur</text:p>
          </table:table-cell>
          <table:table-cell table:formula="of:=[Value.B158]" office:value-type="float" office:value="162">
            <text:p>162</text:p>
          </table:table-cell>
          <table:table-cell table:formula="of:=[Value.D15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CONCATENATE([.A153];&quot; &quot;;&quot;smallint default '0',&quot;)" office:value-type="string" office:string-value="Nom_Cur smallint default '0',">
            <text:p>Nom_Cur smallint default '0',</text:p>
          </table:table-cell>
        </table:table-row>
        <table:table-row table:style-name="ro1">
          <table:table-cell table:formula="of:=[Value.A159]" office:value-type="string" office:string-value="Tf_m_1_">
            <text:p>Tf_m_1_</text:p>
          </table:table-cell>
          <table:table-cell table:formula="of:=[Value.B159]" office:value-type="float" office:value="163">
            <text:p>163</text:p>
          </table:table-cell>
          <table:table-cell table:formula="of:=[Value.D15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CONCATENATE([.A186];&quot; &quot;;&quot;smallint default '0',&quot;)" office:value-type="string" office:string-value="L_ho smallint default '0',">
            <text:p>L_ho smallint default '0',</text:p>
          </table:table-cell>
        </table:table-row>
        <table:table-row table:style-name="ro1">
          <table:table-cell table:formula="of:=[Value.A160]" office:value-type="string" office:string-value="Tf_m_2_">
            <text:p>Tf_m_2_</text:p>
          </table:table-cell>
          <table:table-cell table:formula="of:=[Value.B160]" office:value-type="float" office:value="164">
            <text:p>164</text:p>
          </table:table-cell>
          <table:table-cell table:formula="of:=[Value.D16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primary key(Dt))</text:p>
          </table:table-cell>
        </table:table-row>
        <table:table-row table:style-name="ro1">
          <table:table-cell table:formula="of:=[Value.A161]" office:value-type="string" office:string-value="Tf_m_3_">
            <text:p>Tf_m_3_</text:p>
          </table:table-cell>
          <table:table-cell table:formula="of:=[Value.B161]" office:value-type="float" office:value="165">
            <text:p>165</text:p>
          </table:table-cell>
          <table:table-cell table:formula="of:=[Value.D16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62]" office:value-type="string" office:string-value="Tf_m_4_">
            <text:p>Tf_m_4_</text:p>
          </table:table-cell>
          <table:table-cell table:formula="of:=[Value.B162]" office:value-type="float" office:value="166">
            <text:p>166</text:p>
          </table:table-cell>
          <table:table-cell table:formula="of:=[Value.D16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63]" office:value-type="string" office:string-value="Tf_m_5_">
            <text:p>Tf_m_5_</text:p>
          </table:table-cell>
          <table:table-cell table:formula="of:=[Value.B163]" office:value-type="float" office:value="167">
            <text:p>167</text:p>
          </table:table-cell>
          <table:table-cell table:formula="of:=[Value.D16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64]" office:value-type="string" office:string-value="Tf_m_6_">
            <text:p>Tf_m_6_</text:p>
          </table:table-cell>
          <table:table-cell table:formula="of:=[Value.B164]" office:value-type="float" office:value="168">
            <text:p>168</text:p>
          </table:table-cell>
          <table:table-cell table:formula="of:=[Value.D16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65]" office:value-type="string" office:string-value="Tf_m_7_">
            <text:p>Tf_m_7_</text:p>
          </table:table-cell>
          <table:table-cell table:formula="of:=[Value.B165]" office:value-type="float" office:value="169">
            <text:p>169</text:p>
          </table:table-cell>
          <table:table-cell table:formula="of:=[Value.D16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66]" office:value-type="string" office:string-value="Tf_m_8_">
            <text:p>Tf_m_8_</text:p>
          </table:table-cell>
          <table:table-cell table:formula="of:=[Value.B166]" office:value-type="float" office:value="170">
            <text:p>170</text:p>
          </table:table-cell>
          <table:table-cell table:formula="of:=[Value.D16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67]" office:value-type="string" office:string-value="Tf_h_1_">
            <text:p>Tf_h_1_</text:p>
          </table:table-cell>
          <table:table-cell table:formula="of:=[Value.B167]" office:value-type="float" office:value="171">
            <text:p>171</text:p>
          </table:table-cell>
          <table:table-cell table:formula="of:=[Value.D16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68]" office:value-type="string" office:string-value="Tf_h_2_">
            <text:p>Tf_h_2_</text:p>
          </table:table-cell>
          <table:table-cell table:formula="of:=[Value.B168]" office:value-type="float" office:value="172">
            <text:p>172</text:p>
          </table:table-cell>
          <table:table-cell table:formula="of:=[Value.D16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69]" office:value-type="string" office:string-value="Tf_h_3_">
            <text:p>Tf_h_3_</text:p>
          </table:table-cell>
          <table:table-cell table:formula="of:=[Value.B169]" office:value-type="float" office:value="173">
            <text:p>173</text:p>
          </table:table-cell>
          <table:table-cell table:formula="of:=[Value.D16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70]" office:value-type="string" office:string-value="Tf_h_4_">
            <text:p>Tf_h_4_</text:p>
          </table:table-cell>
          <table:table-cell table:formula="of:=[Value.B170]" office:value-type="float" office:value="174">
            <text:p>174</text:p>
          </table:table-cell>
          <table:table-cell table:formula="of:=[Value.D17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71]" office:value-type="string" office:string-value="Tf_h_5_">
            <text:p>Tf_h_5_</text:p>
          </table:table-cell>
          <table:table-cell table:formula="of:=[Value.B171]" office:value-type="float" office:value="175">
            <text:p>175</text:p>
          </table:table-cell>
          <table:table-cell table:formula="of:=[Value.D17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72]" office:value-type="string" office:string-value="Tf_h_6_">
            <text:p>Tf_h_6_</text:p>
          </table:table-cell>
          <table:table-cell table:formula="of:=[Value.B172]" office:value-type="float" office:value="176">
            <text:p>176</text:p>
          </table:table-cell>
          <table:table-cell table:formula="of:=[Value.D17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73]" office:value-type="string" office:string-value="Tf_h_7_">
            <text:p>Tf_h_7_</text:p>
          </table:table-cell>
          <table:table-cell table:formula="of:=[Value.B173]" office:value-type="float" office:value="177">
            <text:p>177</text:p>
          </table:table-cell>
          <table:table-cell table:formula="of:=[Value.D17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74]" office:value-type="string" office:string-value="Tf_h_8_">
            <text:p>Tf_h_8_</text:p>
          </table:table-cell>
          <table:table-cell table:formula="of:=[Value.B174]" office:value-type="float" office:value="178">
            <text:p>178</text:p>
          </table:table-cell>
          <table:table-cell table:formula="of:=[Value.D17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78]" office:value-type="string" office:string-value="T_v2_1_e">
            <text:p>T_v2_1_e</text:p>
          </table:table-cell>
          <table:table-cell table:formula="of:=[Value.B178]" office:value-type="float" office:value="179">
            <text:p>179</text:p>
          </table:table-cell>
          <table:table-cell table:formula="of:=[Value.D17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79]" office:value-type="string" office:string-value="T_v2_2_e">
            <text:p>T_v2_2_e</text:p>
          </table:table-cell>
          <table:table-cell table:formula="of:=[Value.B179]" office:value-type="float" office:value="180">
            <text:p>180</text:p>
          </table:table-cell>
          <table:table-cell table:formula="of:=[Value.D17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80]" office:value-type="string" office:string-value="T_v2_3_e">
            <text:p>T_v2_3_e</text:p>
          </table:table-cell>
          <table:table-cell table:formula="of:=[Value.B180]" office:value-type="float" office:value="181">
            <text:p>181</text:p>
          </table:table-cell>
          <table:table-cell table:formula="of:=[Value.D18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81]" office:value-type="string" office:string-value="T_v2_4_e">
            <text:p>T_v2_4_e</text:p>
          </table:table-cell>
          <table:table-cell table:formula="of:=[Value.B181]" office:value-type="float" office:value="182">
            <text:p>182</text:p>
          </table:table-cell>
          <table:table-cell table:formula="of:=[Value.D18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82]" office:value-type="string" office:string-value="T_v2_5_e">
            <text:p>T_v2_5_e</text:p>
          </table:table-cell>
          <table:table-cell table:formula="of:=[Value.B182]" office:value-type="float" office:value="183">
            <text:p>183</text:p>
          </table:table-cell>
          <table:table-cell table:formula="of:=[Value.D18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83]" office:value-type="string" office:string-value="T_v2_6_e">
            <text:p>T_v2_6_e</text:p>
          </table:table-cell>
          <table:table-cell table:formula="of:=[Value.B183]" office:value-type="float" office:value="184">
            <text:p>184</text:p>
          </table:table-cell>
          <table:table-cell table:formula="of:=[Value.D18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84]" office:value-type="string" office:string-value="T_v2_7_e">
            <text:p>T_v2_7_e</text:p>
          </table:table-cell>
          <table:table-cell table:formula="of:=[Value.B184]" office:value-type="float" office:value="185">
            <text:p>185</text:p>
          </table:table-cell>
          <table:table-cell table:formula="of:=[Value.D18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85]" office:value-type="string" office:string-value="T_v2_8_e">
            <text:p>T_v2_8_e</text:p>
          </table:table-cell>
          <table:table-cell table:formula="of:=[Value.B185]" office:value-type="float" office:value="186">
            <text:p>186</text:p>
          </table:table-cell>
          <table:table-cell table:formula="of:=[Value.D18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86]" office:value-type="string" office:string-value="T_v3_1_e">
            <text:p>T_v3_1_e</text:p>
          </table:table-cell>
          <table:table-cell table:formula="of:=[Value.B186]" office:value-type="float" office:value="187">
            <text:p>187</text:p>
          </table:table-cell>
          <table:table-cell table:formula="of:=[Value.D18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87]" office:value-type="string" office:string-value="T_v3_2_e">
            <text:p>T_v3_2_e</text:p>
          </table:table-cell>
          <table:table-cell table:formula="of:=[Value.B187]" office:value-type="float" office:value="188">
            <text:p>188</text:p>
          </table:table-cell>
          <table:table-cell table:formula="of:=[Value.D18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88]" office:value-type="string" office:string-value="T_v3_3_e">
            <text:p>T_v3_3_e</text:p>
          </table:table-cell>
          <table:table-cell table:formula="of:=[Value.B188]" office:value-type="float" office:value="189">
            <text:p>189</text:p>
          </table:table-cell>
          <table:table-cell table:formula="of:=[Value.D18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89]" office:value-type="string" office:string-value="T_v3_4_e">
            <text:p>T_v3_4_e</text:p>
          </table:table-cell>
          <table:table-cell table:formula="of:=[Value.B189]" office:value-type="float" office:value="190">
            <text:p>190</text:p>
          </table:table-cell>
          <table:table-cell table:formula="of:=[Value.D18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90]" office:value-type="string" office:string-value="T_v3_5_e">
            <text:p>T_v3_5_e</text:p>
          </table:table-cell>
          <table:table-cell table:formula="of:=[Value.B190]" office:value-type="float" office:value="191">
            <text:p>191</text:p>
          </table:table-cell>
          <table:table-cell table:formula="of:=[Value.D19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91]" office:value-type="string" office:string-value="T_v3_6_e">
            <text:p>T_v3_6_e</text:p>
          </table:table-cell>
          <table:table-cell table:formula="of:=[Value.B191]" office:value-type="float" office:value="192">
            <text:p>192</text:p>
          </table:table-cell>
          <table:table-cell table:formula="of:=[Value.D19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92]" office:value-type="string" office:string-value="T_v3_7_e">
            <text:p>T_v3_7_e</text:p>
          </table:table-cell>
          <table:table-cell table:formula="of:=[Value.B192]" office:value-type="float" office:value="193">
            <text:p>193</text:p>
          </table:table-cell>
          <table:table-cell table:formula="of:=[Value.D19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93]" office:value-type="string" office:string-value="T_v3_8_e">
            <text:p>T_v3_8_e</text:p>
          </table:table-cell>
          <table:table-cell table:formula="of:=[Value.B193]" office:value-type="float" office:value="194">
            <text:p>194</text:p>
          </table:table-cell>
          <table:table-cell table:formula="of:=[Value.D19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Value.A176]" office:value-type="string" office:string-value="L_ho">
            <text:p>L_ho</text:p>
          </table:table-cell>
          <table:table-cell table:formula="of:=[Value.B176]" office:value-type="float" office:value="195">
            <text:p>195</text:p>
          </table:table-cell>
          <table:table-cell table:formula="of:=[Value.D17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[Parm.A2]" office:value-type="string" office:string-value="T_v2_zd">
            <text:p>T_v2_zd</text:p>
          </table:table-cell>
          <table:table-cell table:formula="of:=[Parm.B2]" office:value-type="float" office:value="256">
            <text:p>25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3]" office:value-type="string" office:string-value="T_v3_zd">
            <text:p>T_v3_zd</text:p>
          </table:table-cell>
          <table:table-cell table:formula="of:=[Parm.B3]" office:value-type="float" office:value="258">
            <text:p>25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4]" office:value-type="string" office:string-value="Tper_zd">
            <text:p>Tper_zd</text:p>
          </table:table-cell>
          <table:table-cell table:formula="of:=[Parm.B4]" office:value-type="float" office:value="260">
            <text:p>260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5]" office:value-type="string" office:string-value="Tst_zd">
            <text:p>Tst_zd</text:p>
          </table:table-cell>
          <table:table-cell table:formula="of:=[Parm.B5]"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6]" office:value-type="string" office:string-value="Tavl_1">
            <text:p>Tavl_1</text:p>
          </table:table-cell>
          <table:table-cell table:formula="of:=[Parm.B6]"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7]" office:value-type="string" office:string-value="Tavl_2">
            <text:p>Tavl_2</text:p>
          </table:table-cell>
          <table:table-cell table:formula="of:=[Parm.B7]"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8]" office:value-type="string" office:string-value="Tavl_3">
            <text:p>Tavl_3</text:p>
          </table:table-cell>
          <table:table-cell table:formula="of:=[Parm.B8]"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9]" office:value-type="string" office:string-value="Q_zd">
            <text:p>Q_zd</text:p>
          </table:table-cell>
          <table:table-cell table:formula="of:=[Parm.B9]" office:value-type="float" office:value="270">
            <text:p>270</text:p>
          </table:table-cell>
          <table:table-cell table:formula="of:=[Parm.D9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0]" office:value-type="string" office:string-value="s_G_cs">
            <text:p>s_G_cs</text:p>
          </table:table-cell>
          <table:table-cell table:formula="of:=[Parm.B10]" office:value-type="float" office:value="272">
            <text:p>272</text:p>
          </table:table-cell>
          <table:table-cell table:formula="of:=[Parm.D10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1]" office:value-type="string" office:string-value="Nc_zd">
            <text:p>Nc_zd</text:p>
          </table:table-cell>
          <table:table-cell table:formula="of:=[Parm.B11]" office:value-type="float" office:value="274">
            <text:p>274</text:p>
          </table:table-cell>
          <table:table-cell table:formula="of:=[Parm.D1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2]" office:value-type="string" office:string-value="f_L_nfs">
            <text:p>f_L_nfs</text:p>
          </table:table-cell>
          <table:table-cell table:formula="of:=[Parm.B12]" office:value-type="float" office:value="275">
            <text:p>275</text:p>
          </table:table-cell>
          <table:table-cell table:formula="of:=[Parm.D1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3]" office:value-type="string" office:string-value="f_L_nz">
            <text:p>f_L_nz</text:p>
          </table:table-cell>
          <table:table-cell table:formula="of:=[Parm.B13]" office:value-type="float" office:value="276">
            <text:p>276</text:p>
          </table:table-cell>
          <table:table-cell table:formula="of:=[Parm.D1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4]" office:value-type="string" office:string-value="f_L_sus">
            <text:p>f_L_sus</text:p>
          </table:table-cell>
          <table:table-cell table:formula="of:=[Parm.B14]" office:value-type="float" office:value="277">
            <text:p>277</text:p>
          </table:table-cell>
          <table:table-cell table:formula="of:=[Parm.D1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5]" office:value-type="string" office:string-value="f_L_cs">
            <text:p>f_L_cs</text:p>
          </table:table-cell>
          <table:table-cell table:formula="of:=[Parm.B15]" office:value-type="float" office:value="278">
            <text:p>278</text:p>
          </table:table-cell>
          <table:table-cell table:formula="of:=[Parm.D1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6]" office:value-type="string" office:string-value="f_T_s">
            <text:p>f_T_s</text:p>
          </table:table-cell>
          <table:table-cell table:formula="of:=[Parm.B16]" office:value-type="float" office:value="279">
            <text:p>279</text:p>
          </table:table-cell>
          <table:table-cell table:formula="of:=[Parm.D1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7]" office:value-type="string" office:string-value="f_G_cs">
            <text:p>f_G_cs</text:p>
          </table:table-cell>
          <table:table-cell table:formula="of:=[Parm.B17]" office:value-type="float" office:value="280">
            <text:p>280</text:p>
          </table:table-cell>
          <table:table-cell table:formula="of:=[Parm.D1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8]" office:value-type="string" office:string-value="z_L_nfs">
            <text:p>z_L_nfs</text:p>
          </table:table-cell>
          <table:table-cell table:formula="of:=[Parm.B18]" office:value-type="float" office:value="281">
            <text:p>281</text:p>
          </table:table-cell>
          <table:table-cell table:formula="of:=[Parm.D1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19]" office:value-type="string" office:string-value="m_L_nfs">
            <text:p>m_L_nfs</text:p>
          </table:table-cell>
          <table:table-cell table:formula="of:=[Parm.B19]" office:value-type="float" office:value="282">
            <text:p>282</text:p>
          </table:table-cell>
          <table:table-cell table:formula="of:=[Parm.D1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0]" office:value-type="string" office:string-value="z_L_nz">
            <text:p>z_L_nz</text:p>
          </table:table-cell>
          <table:table-cell table:formula="of:=[Parm.B20]" office:value-type="float" office:value="283">
            <text:p>283</text:p>
          </table:table-cell>
          <table:table-cell table:formula="of:=[Parm.D2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1]" office:value-type="string" office:string-value="m_L_nz">
            <text:p>m_L_nz</text:p>
          </table:table-cell>
          <table:table-cell table:formula="of:=[Parm.B21]" office:value-type="float" office:value="284">
            <text:p>284</text:p>
          </table:table-cell>
          <table:table-cell table:formula="of:=[Parm.D2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2]" office:value-type="string" office:string-value="z_L_sus">
            <text:p>z_L_sus</text:p>
          </table:table-cell>
          <table:table-cell table:formula="of:=[Parm.B22]" office:value-type="float" office:value="285">
            <text:p>285</text:p>
          </table:table-cell>
          <table:table-cell table:formula="of:=[Parm.D2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3]" office:value-type="string" office:string-value="m_L_sus">
            <text:p>m_L_sus</text:p>
          </table:table-cell>
          <table:table-cell table:formula="of:=[Parm.B23]" office:value-type="float" office:value="286">
            <text:p>286</text:p>
          </table:table-cell>
          <table:table-cell table:formula="of:=[Parm.D2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4]" office:value-type="string" office:string-value="z_L_cs">
            <text:p>z_L_cs</text:p>
          </table:table-cell>
          <table:table-cell table:formula="of:=[Parm.B24]" office:value-type="float" office:value="287">
            <text:p>287</text:p>
          </table:table-cell>
          <table:table-cell table:formula="of:=[Parm.D2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5]" office:value-type="string" office:string-value="m_L_cs">
            <text:p>m_L_cs</text:p>
          </table:table-cell>
          <table:table-cell table:formula="of:=[Parm.B25]" office:value-type="float" office:value="288">
            <text:p>288</text:p>
          </table:table-cell>
          <table:table-cell table:formula="of:=[Parm.D2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6]" office:value-type="string" office:string-value="z_T_s">
            <text:p>z_T_s</text:p>
          </table:table-cell>
          <table:table-cell table:formula="of:=[Parm.B26]" office:value-type="float" office:value="289">
            <text:p>289</text:p>
          </table:table-cell>
          <table:table-cell table:formula="of:=[Parm.D2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7]" office:value-type="string" office:string-value="m_T_s">
            <text:p>m_T_s</text:p>
          </table:table-cell>
          <table:table-cell table:formula="of:=[Parm.B27]" office:value-type="float" office:value="290">
            <text:p>290</text:p>
          </table:table-cell>
          <table:table-cell table:formula="of:=[Parm.D2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8]" office:value-type="string" office:string-value="z_G_cs">
            <text:p>z_G_cs</text:p>
          </table:table-cell>
          <table:table-cell table:formula="of:=[Parm.B28]" office:value-type="float" office:value="291">
            <text:p>291</text:p>
          </table:table-cell>
          <table:table-cell table:formula="of:=[Parm.D2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29]" office:value-type="string" office:string-value="m_G_cs">
            <text:p>m_G_cs</text:p>
          </table:table-cell>
          <table:table-cell table:formula="of:=[Parm.B29]" office:value-type="float" office:value="292">
            <text:p>292</text:p>
          </table:table-cell>
          <table:table-cell table:formula="of:=[Parm.D2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30]" office:value-type="string" office:string-value="d_L_sus_zd">
            <text:p>d_L_sus_zd</text:p>
          </table:table-cell>
          <table:table-cell table:formula="of:=[Parm.B30]" office:value-type="float" office:value="293">
            <text:p>293</text:p>
          </table:table-cell>
          <table:table-cell table:formula="of:=[Parm.D3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Parm.A43]" office:value-type="string" office:string-value="f_L_ho">
            <text:p>f_L_ho</text:p>
          </table:table-cell>
          <table:table-cell table:formula="of:=[Parm.B43]" office:value-type="float" office:value="294">
            <text:p>294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2]" office:value-type="string" office:string-value="Cvit">
            <text:p>Cvit</text:p>
          </table:table-cell>
          <table:table-cell table:formula="of:=[Control.B2]"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3]" office:value-type="string" office:string-value="Man_1_">
            <text:p>Man_1_</text:p>
          </table:table-cell>
          <table:table-cell table:formula="of:=[Control.B3]"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4]" office:value-type="string" office:string-value="Man_2_">
            <text:p>Man_2_</text:p>
          </table:table-cell>
          <table:table-cell table:formula="of:=[Control.B4]"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5]" office:value-type="string" office:string-value="Man_3_">
            <text:p>Man_3_</text:p>
          </table:table-cell>
          <table:table-cell table:formula="of:=[Control.B5]"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6]" office:value-type="string" office:string-value="Man_4_">
            <text:p>Man_4_</text:p>
          </table:table-cell>
          <table:table-cell table:formula="of:=[Control.B6]"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7]" office:value-type="string" office:string-value="Man_5_">
            <text:p>Man_5_</text:p>
          </table:table-cell>
          <table:table-cell table:formula="of:=[Control.B7]"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8]" office:value-type="string" office:string-value="Man_6_">
            <text:p>Man_6_</text:p>
          </table:table-cell>
          <table:table-cell table:formula="of:=[Control.B8]"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9]" office:value-type="string" office:string-value="Man_7_">
            <text:p>Man_7_</text:p>
          </table:table-cell>
          <table:table-cell table:formula="of:=[Control.B9]"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10]" office:value-type="string" office:string-value="Man_8_">
            <text:p>Man_8_</text:p>
          </table:table-cell>
          <table:table-cell table:formula="of:=[Control.B10]"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11]" office:value-type="string" office:string-value="Run">
            <text:p>Run</text:p>
          </table:table-cell>
          <table:table-cell table:formula="of:=[Control.B11]"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12]" office:value-type="string" office:string-value="Save">
            <text:p>Save</text:p>
          </table:table-cell>
          <table:table-cell table:formula="of:=[Control.B12]"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14]" office:value-type="string" office:string-value="Am_1_">
            <text:p>Am_1_</text:p>
          </table:table-cell>
          <table:table-cell table:formula="of:=[Control.B14]"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15]" office:value-type="string" office:string-value="Am_2_">
            <text:p>Am_2_</text:p>
          </table:table-cell>
          <table:table-cell table:formula="of:=[Control.B15]"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16]" office:value-type="string" office:string-value="Am_3_">
            <text:p>Am_3_</text:p>
          </table:table-cell>
          <table:table-cell table:formula="of:=[Control.B16]"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17]" office:value-type="string" office:string-value="Am_4_">
            <text:p>Am_4_</text:p>
          </table:table-cell>
          <table:table-cell table:formula="of:=[Control.B17]"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18]" office:value-type="string" office:string-value="Am_5_">
            <text:p>Am_5_</text:p>
          </table:table-cell>
          <table:table-cell table:formula="of:=[Control.B18]"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19]" office:value-type="string" office:string-value="Am_6_">
            <text:p>Am_6_</text:p>
          </table:table-cell>
          <table:table-cell table:formula="of:=[Control.B19]"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20]" office:value-type="string" office:string-value="Am_7_">
            <text:p>Am_7_</text:p>
          </table:table-cell>
          <table:table-cell table:formula="of:=[Control.B20]"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f:=[Control.A21]" office:value-type="string" office:string-value="Am_8_">
            <text:p>Am_8_</text:p>
          </table:table-cell>
          <table:table-cell table:formula="of:=[Control.B21]"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uk" fo:country="U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8:0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7-16T17:26:22</meta:creation-date>
    <dc:date>2010-04-22T18:07:51</dc:date>
    <meta:print-date>2009-07-29T17:30:38</meta:print-date>
    <meta:editing-cycles>34</meta:editing-cycles>
    <meta:editing-duration>PT459H06M03S</meta:editing-duration>
    <meta:document-statistic meta:table-count="6" meta:cell-count="343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Rem Attribute VBA_ModuleType=VBAModule
Option VBASupport 1
Function tohex(a As Integer) As String
tohex = "16#" 
rem + Left("0000", 4 - Len(Hex(a))) + Hex(a)

End Function

Function hex4(a As Integer) As String
hex4 = Left("0000", 4 - Len(Hex(a))) + Hex(a)

End Function

Sub eep_read()
Dim i As Integer, j As Integer
Dim p As Integer, a As String, t As String

i = 0
j = 1
p = 0

Open "/tmp/read.txt" For Output As #1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Rem          Print #1, "(*------------------------------------------------*)"
            Print #1, a; " := ";
            
            If Len(t) = 0 Then ' type=BOO
                Print #1, "BOO(";
            End If
            
            If t = "Real" Then
                Print #1, "INT_REAL(";
            End If
            
            Print #1, "eep_n_r("; i; ")";
                       
            If Len(t) = 0 Or t = "Real" Then
                Print #1, ")";
            End If
            Print #1, ";"
            
        End If
    End If
    j = j + 1
Wend
 MsgBox "rows=" + Str(j) + "  Effect =" + Str(i)

Close #1

End Sub
Sub eep_write()
Dim i As Integer, j As Integer
Dim p As Integer, a As String, t As String

i = 0
j = 1
p = 0

Open "/tmp/write.txt" For Output As #1
  
Print #1, "1 :"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           If i Mod 50 = 0 Then
                Print #1, , "Sav_ST:=Sav_ST+1;"
                Print #1,
                Print #1, (i / 50) + 1; ":"
            End If
            
            
            Print #1, , "Res := eep_n_w("; i; ",";
            
            If Len(t) = 0 Then ' type=BOO
                Print #1, "ANA(";
            End If
            
            If t = "Real" Then
                Print #1, "REAL_INT(";
            End If
            Print #1, a;
            
            
            If Len(t) = 0 Or t = "Real" Then
                Print #1, ")";
            End If
            
            Print #1, ");"
            
'            Print #1, "end_if;"
            
            
        End If
    End If
    j = j + 1
Wend
 
MsgBox "rows=" + Str(j) + "  Effect =" + Str(i)

Print #1, , "Sav_ST:=Sav_ST+1;"
Close #1

End Sub

Sub eep_write_def()
Dim i As Integer, j As Integer
Dim p As Integer, a As String, t As String, d As String


i = 0
j = 1
p = 0

Open "c:\tmp\write_def.txt" For Output As #1
  
Worksheets("Parm").Activate

While p &lt; 4
    
    a = Worksheets("Parm").Cells(j, 1).Value
    t = Worksheets("Parm").Cells(j, 4).Value
    d = Worksheets("Parm").Cells(j, 19).Value
    
    If Len(a) = 0 Then
        p = p + 1
    Else
        p = 0
    End If

    If Len(a) &gt; 0 Then
        If a &lt;&gt; "Name" And Asc(Left(a, 1)) &lt; 127 Then
            i = i + 1
                                  
            Print #1, , "Res := eep_n_w("; i; ",";
                        
            If t = "Real" Then
                Print #1, "REAL_INT(";
            End If
            
            Print #1, d;
            
            
            If t = "Real" Then
                Print #1, ".0)";
            End If
            
            Print #1, ");"
            
'            Print #1, "end_if;"
            
            
        End If
    End If
    j = j + 1
Wend
 
MsgBox "rows=" + Str(j) + "  Effect =" + Str(i)

Close #1

End Sub

Sub create_table()
Dim a As String, i As Integer, b As String

i = 1

Open "c:\tmp\create_table.sql" For Output As #1
Print #1, "CREATE TABLE trend("
Print #1, "Dt integer unsigned NOT NULL,"

a = Worksheets("Hystory").Cells(i, 1).Value
b = Worksheets("Hystory").Cells(i, 4).Value

While Len(a) &gt; 0
    Print #1, a;
    If b = "Real" Then
        Print #1, " float";
    Else
        Print #1, " smallint";
    End If
    
    Print #1, " default '0',"
    i = i + 1
    a = Worksheets("Hystory").Cells(i, 1).Value
    b = Worksheets("Hystory").Cells(i, 4).Value
Wend

Print #1, "primary key(Dt));"

Print #1, "INSERT INTO trend(Dt) VALUES ('0');"

Close #1
MsgBox "Записано!!!!"
End Sub

Sub redge()

Dim a As String, i As Integer

i = 2

Open "redge.txt" For Output As #1

a = Worksheets("Настройки").Cells(i, 1).Value

While Len(a) &gt; 0
    Print #1, "o_"; a; " := "; a; ";"
    i = i + 1
    a = Worksheets("Настройки").Cells(i, 1).Value
Wend

Print #1, "primary key(Dt));"

Print #1, "INSERT INTO trend(Dt) VALUES ('0');"

Close #1
MsgBox "Записано!!!!"



End Sub

Sub generate_leist()
Dim a As String, i As Integer, b As String, c As String, d As String


i = 1

Open "c:\tmp\fl.txt" For Output As #1

a = Worksheets("Hystory").Cells(i, 1).Value
b = Worksheets("Hystory").Cells(i, 7).Value
c = Worksheets("Hystory").Cells(i, 8).Value
d = Worksheets("Hystory").Cells(i, 9).Value

While Len(a) &gt; 0
    Print #1, a
    Print #1, b
    Print #1, c, d
    i = i + 1
    a = Worksheets("Hystory").Cells(i, 1).Value
    b = Worksheets("Hystory").Cells(i, 7).Value
    c = Worksheets("Hystory").Cells(i, 8).Value
    d = Worksheets("Hystory").Cells(i, 9).Value
Wend

Print #1, "primary key(Dt));"

Print #1, "INSERT INTO trend(Dt) VALUES ('0');"

Close #1
MsgBox "Записано!!!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